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6618in">
            <draw:object draw:notify-on-update-of-ranges="Sheet1.A2:Sheet1.A401 Sheet1.D1:Sheet1.D1 Sheet1.D2:Sheet1.D401 Sheet1.A2:Sheet1.A401 Sheet1.E1:Sheet1.E1 Sheet1.E2:Sheet1.E401 Sheet1.B1:Sheet1.B1 Sheet1.B2:Sheet1.B401 Sheet1.A2:Sheet1.A401 Sheet1.C1:Sheet1.C1 Sheet1.C2:Sheet1.C401 Sheet1.A2:Sheet1.A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8302001">
            <text:p>0.0018302001</text:p>
          </table:table-cell>
          <table:table-cell office:value-type="float" office:value="0">
            <text:p>0</text:p>
          </table:table-cell>
          <table:table-cell office:value-type="float" office:value="-0.013310545">
            <text:p>-0.013310545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3]-[.E3])-([.D2]-[.E2])" office:value-type="float" office:value="-0.013310545">
            <text:p>-0.0133105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039932368">
            <text:p>0.0003993237</text:p>
          </table:table-cell>
          <table:table-cell office:value-type="float" office:value="0">
            <text:p>0</text:p>
          </table:table-cell>
          <table:table-cell/>
          <table:table-cell table:formula="of:=([.D13]-[.E13])-([.D12]-[.E12])" office:value-type="float" office:value="0.00039932368">
            <text:p>0.000399323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0039932368">
            <text:p>0.0003993237</text:p>
          </table:table-cell>
          <table:table-cell office:value-type="float" office:value="0">
            <text:p>0</text:p>
          </table:table-cell>
          <table:table-cell/>
          <table:table-cell table:formula="of:=([.D14]-[.E14])-([.D13]-[.E13])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0039932368">
            <text:p>0.0003993237</text:p>
          </table:table-cell>
          <table:table-cell office:value-type="float" office:value="0">
            <text:p>0</text:p>
          </table:table-cell>
          <table:table-cell/>
          <table:table-cell table:formula="of:=([.D15]-[.E15])-([.D14]-[.E14])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039932368">
            <text:p>0.0003993237</text:p>
          </table:table-cell>
          <table:table-cell office:value-type="float" office:value="0">
            <text:p>0</text:p>
          </table:table-cell>
          <table:table-cell/>
          <table:table-cell table:formula="of:=([.D16]-[.E16])-([.D15]-[.E15])" office:value-type="float" office:value="0">
            <text:p>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9">
            <text:p>0.024999999</text:p>
          </table:table-cell>
          <table:table-cell office:value-type="float" office:value="0.0064057">
            <text:p>0.0064057</text:p>
          </table:table-cell>
          <table:table-cell office:value-type="float" office:value="0.00039932368">
            <text:p>0.0003993237</text:p>
          </table:table-cell>
          <table:table-cell office:value-type="float" office:value="0.019965818">
            <text:p>0.019965818</text:p>
          </table:table-cell>
          <table:table-cell/>
          <table:table-cell table:formula="of:=([.D17]-[.E17])-([.D16]-[.E16])" office:value-type="float" office:value="-0.019965818">
            <text:p>-0.019965818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7">
            <text:p>0.029999997</text:p>
          </table:table-cell>
          <table:table-cell office:value-type="float" office:value="0.0118963">
            <text:p>0.0118963</text:p>
          </table:table-cell>
          <table:table-cell office:value-type="float" office:value="-0.00019963809">
            <text:p>-0.0001996381</text:p>
          </table:table-cell>
          <table:table-cell office:value-type="float" office:value="0.019965818">
            <text:p>0.019965818</text:p>
          </table:table-cell>
          <table:table-cell/>
          <table:table-cell table:formula="of:=([.D18]-[.E18])-([.D17]-[.E17])" office:value-type="float" office:value="-0.00059896177">
            <text:p>-0.0005989618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256228">
            <text:p>0.0256228</text:p>
          </table:table-cell>
          <table:table-cell office:value-type="float" office:value="-0.0007987314">
            <text:p>-0.0007987314</text:p>
          </table:table-cell>
          <table:table-cell office:value-type="float" office:value="-0.039931636">
            <text:p>-0.039931636</text:p>
          </table:table-cell>
          <table:table-cell/>
          <table:table-cell table:formula="of:=([.D19]-[.E19])-([.D18]-[.E18])" office:value-type="float" office:value="0.05929836069">
            <text:p>0.0592983607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39999995">
            <text:p>0.039999995</text:p>
          </table:table-cell>
          <table:table-cell office:value-type="float" office:value="0.029283201">
            <text:p>0.029283201</text:p>
          </table:table-cell>
          <table:table-cell office:value-type="float" office:value="0.00039911515">
            <text:p>0.0003991152</text:p>
          </table:table-cell>
          <table:table-cell office:value-type="float" office:value="-0.026621094">
            <text:p>-0.026621094</text:p>
          </table:table-cell>
          <table:table-cell/>
          <table:table-cell table:formula="of:=([.D20]-[.E20])-([.D19]-[.E19])" office:value-type="float" office:value="-0.01211269545">
            <text:p>-0.012112695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4999994">
            <text:p>0.044999994</text:p>
          </table:table-cell>
          <table:table-cell office:value-type="float" office:value="0.032943603">
            <text:p>0.032943603</text:p>
          </table:table-cell>
          <table:table-cell office:value-type="float" office:value="0.0011982163">
            <text:p>0.0011982163</text:p>
          </table:table-cell>
          <table:table-cell office:value-type="float" office:value="-0.03993164">
            <text:p>-0.03993164</text:p>
          </table:table-cell>
          <table:table-cell/>
          <table:table-cell table:formula="of:=([.D21]-[.E21])-([.D20]-[.E20])" office:value-type="float" office:value="0.01410964715">
            <text:p>0.014109647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49999993">
            <text:p>0.049999993</text:p>
          </table:table-cell>
          <table:table-cell office:value-type="float" office:value="0.036604002">
            <text:p>0.036604002</text:p>
          </table:table-cell>
          <table:table-cell office:value-type="float" office:value="0.002397352">
            <text:p>0.002397352</text:p>
          </table:table-cell>
          <table:table-cell office:value-type="float" office:value="-0.013310547">
            <text:p>-0.013310547</text:p>
          </table:table-cell>
          <table:table-cell/>
          <table:table-cell table:formula="of:=([.D22]-[.E22])-([.D21]-[.E21])" office:value-type="float" office:value="-0.0254219573">
            <text:p>-0.0254219573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4999992">
            <text:p>0.054999992</text:p>
          </table:table-cell>
          <table:table-cell office:value-type="float" office:value="0.0411795">
            <text:p>0.0411795</text:p>
          </table:table-cell>
          <table:table-cell office:value-type="float" office:value="0.0027985752">
            <text:p>0.0027985752</text:p>
          </table:table-cell>
          <table:table-cell office:value-type="float" office:value="-0.01996581">
            <text:p>-0.01996581</text:p>
          </table:table-cell>
          <table:table-cell/>
          <table:table-cell table:formula="of:=([.D23]-[.E23])-([.D22]-[.E22])" office:value-type="float" office:value="0.0070564862">
            <text:p>0.0070564862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5999999">
            <text:p>0.05999999</text:p>
          </table:table-cell>
          <table:table-cell office:value-type="float" office:value="0.0448399">
            <text:p>0.0448399</text:p>
          </table:table-cell>
          <table:table-cell office:value-type="float" office:value="0.0034001102">
            <text:p>0.0034001102</text:p>
          </table:table-cell>
          <table:table-cell office:value-type="float" office:value="0.0066552735">
            <text:p>0.0066552735</text:p>
          </table:table-cell>
          <table:table-cell/>
          <table:table-cell table:formula="of:=([.D24]-[.E24])-([.D23]-[.E23])" office:value-type="float" office:value="-0.0260195485">
            <text:p>-0.026019548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499999">
            <text:p>0.06499999</text:p>
          </table:table-cell>
          <table:table-cell office:value-type="float" office:value="0.0485003">
            <text:p>0.0485003</text:p>
          </table:table-cell>
          <table:table-cell office:value-type="float" office:value="0.0032034253">
            <text:p>0.0032034253</text:p>
          </table:table-cell>
          <table:table-cell office:value-type="float" office:value="0.0066552735">
            <text:p>0.0066552735</text:p>
          </table:table-cell>
          <table:table-cell/>
          <table:table-cell table:formula="of:=([.D25]-[.E25])-([.D24]-[.E24])" office:value-type="float" office:value="-0.0001966849">
            <text:p>-0.0001966849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6999999">
            <text:p>0.06999999</text:p>
          </table:table-cell>
          <table:table-cell office:value-type="float" office:value="0.0539909">
            <text:p>0.0539909</text:p>
          </table:table-cell>
          <table:table-cell office:value-type="float" office:value="0.0030067947">
            <text:p>0.0030067947</text:p>
          </table:table-cell>
          <table:table-cell office:value-type="float" office:value="0.01996582">
            <text:p>0.01996582</text:p>
          </table:table-cell>
          <table:table-cell/>
          <table:table-cell table:formula="of:=([.D26]-[.E26])-([.D25]-[.E25])" office:value-type="float" office:value="-0.0135071771">
            <text:p>-0.0135071771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567362">
            <text:p>0.0567362</text:p>
          </table:table-cell>
          <table:table-cell office:value-type="float" office:value="0.002410763">
            <text:p>0.002410763</text:p>
          </table:table-cell>
          <table:table-cell office:value-type="float" office:value="0">
            <text:p>0</text:p>
          </table:table-cell>
          <table:table-cell/>
          <table:table-cell table:formula="of:=([.D27]-[.E27])-([.D26]-[.E26])" office:value-type="float" office:value="0.0193697883">
            <text:p>0.0193697883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8">
            <text:p>0.08</text:p>
          </table:table-cell>
          <table:table-cell office:value-type="float" office:value="0.0668023">
            <text:p>0.0668023</text:p>
          </table:table-cell>
          <table:table-cell office:value-type="float" office:value="0.0024135201">
            <text:p>0.0024135201</text:p>
          </table:table-cell>
          <table:table-cell office:value-type="float" office:value="0.0066552735">
            <text:p>0.0066552735</text:p>
          </table:table-cell>
          <table:table-cell/>
          <table:table-cell table:formula="of:=([.D28]-[.E28])-([.D27]-[.E27])" office:value-type="float" office:value="-0.0066525164">
            <text:p>-0.0066525164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5">
            <text:p>0.085</text:p>
          </table:table-cell>
          <table:table-cell office:value-type="float" office:value="0.07137781">
            <text:p>0.07137781</text:p>
          </table:table-cell>
          <table:table-cell office:value-type="float" office:value="0.0022169817">
            <text:p>0.0022169817</text:p>
          </table:table-cell>
          <table:table-cell office:value-type="float" office:value="-0.026621094">
            <text:p>-0.026621094</text:p>
          </table:table-cell>
          <table:table-cell/>
          <table:table-cell table:formula="of:=([.D29]-[.E29])-([.D28]-[.E28])" office:value-type="float" office:value="0.0330798291">
            <text:p>0.0330798291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9">
            <text:p>0.09</text:p>
          </table:table-cell>
          <table:table-cell office:value-type="float" office:value="0.0805288">
            <text:p>0.0805288</text:p>
          </table:table-cell>
          <table:table-cell office:value-type="float" office:value="0.0030193892">
            <text:p>0.0030193892</text:p>
          </table:table-cell>
          <table:table-cell office:value-type="float" office:value="-0.026621094">
            <text:p>-0.026621094</text:p>
          </table:table-cell>
          <table:table-cell/>
          <table:table-cell table:formula="of:=([.D30]-[.E30])-([.D29]-[.E29])" office:value-type="float" office:value="0.000802407500000001">
            <text:p>0.0008024075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5000006">
            <text:p>0.095000006</text:p>
          </table:table-cell>
          <table:table-cell office:value-type="float" office:value="0.08510431">
            <text:p>0.08510431</text:p>
          </table:table-cell>
          <table:table-cell office:value-type="float" office:value="0.0038235954">
            <text:p>0.0038235954</text:p>
          </table:table-cell>
          <table:table-cell office:value-type="float" office:value="-0.019965798">
            <text:p>-0.019965798</text:p>
          </table:table-cell>
          <table:table-cell/>
          <table:table-cell table:formula="of:=([.D31]-[.E31])-([.D30]-[.E30])" office:value-type="float" office:value="-0.0058510898">
            <text:p>-0.0058510898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10000001">
            <text:p>0.10000001</text:p>
          </table:table-cell>
          <table:table-cell office:value-type="float" office:value="0.0860194">
            <text:p>0.0860194</text:p>
          </table:table-cell>
          <table:table-cell office:value-type="float" office:value="0.004429686">
            <text:p>0.004429686</text:p>
          </table:table-cell>
          <table:table-cell office:value-type="float" office:value="0.013310526">
            <text:p>0.013310526</text:p>
          </table:table-cell>
          <table:table-cell/>
          <table:table-cell table:formula="of:=([.D32]-[.E32])-([.D31]-[.E31])" office:value-type="float" office:value="-0.0326702334">
            <text:p>-0.0326702334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500001">
            <text:p>0.10500001</text:p>
          </table:table-cell>
          <table:table-cell office:value-type="float" office:value="0.0905949">
            <text:p>0.0905949</text:p>
          </table:table-cell>
          <table:table-cell office:value-type="float" office:value="0.0040377635">
            <text:p>0.0040377635</text:p>
          </table:table-cell>
          <table:table-cell office:value-type="float" office:value="0.046586893">
            <text:p>0.046586893</text:p>
          </table:table-cell>
          <table:table-cell/>
          <table:table-cell table:formula="of:=([.D33]-[.E33])-([.D32]-[.E32])" office:value-type="float" office:value="-0.0336682895">
            <text:p>-0.0336682895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10000014">
            <text:p>0.110000014</text:p>
          </table:table-cell>
          <table:table-cell office:value-type="float" office:value="0.0924251">
            <text:p>0.0924251</text:p>
          </table:table-cell>
          <table:table-cell office:value-type="float" office:value="0.0026463133">
            <text:p>0.0026463133</text:p>
          </table:table-cell>
          <table:table-cell office:value-type="float" office:value="0.0066552735">
            <text:p>0.0066552735</text:p>
          </table:table-cell>
          <table:table-cell/>
          <table:table-cell table:formula="of:=([.D34]-[.E34])-([.D33]-[.E33])" office:value-type="float" office:value="0.0385401693">
            <text:p>0.0385401693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500002">
            <text:p>0.11500002</text:p>
          </table:table-cell>
          <table:table-cell office:value-type="float" office:value="0.100661">
            <text:p>0.100661</text:p>
          </table:table-cell>
          <table:table-cell office:value-type="float" office:value="0.002451455">
            <text:p>0.002451455</text:p>
          </table:table-cell>
          <table:table-cell office:value-type="float" office:value="-0.013310547">
            <text:p>-0.013310547</text:p>
          </table:table-cell>
          <table:table-cell/>
          <table:table-cell table:formula="of:=([.D35]-[.E35])-([.D34]-[.E34])" office:value-type="float" office:value="0.0197709622">
            <text:p>0.0197709622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2000002">
            <text:p>0.12000002</text:p>
          </table:table-cell>
          <table:table-cell office:value-type="float" office:value="0.1061516">
            <text:p>0.1061516</text:p>
          </table:table-cell>
          <table:table-cell office:value-type="float" office:value="0.0028562243">
            <text:p>0.0028562243</text:p>
          </table:table-cell>
          <table:table-cell office:value-type="float" office:value="-0.026621094">
            <text:p>-0.026621094</text:p>
          </table:table-cell>
          <table:table-cell/>
          <table:table-cell table:formula="of:=([.D36]-[.E36])-([.D35]-[.E35])" office:value-type="float" office:value="0.0137153163">
            <text:p>0.0137153163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500001">
            <text:p>0.12500001</text:p>
          </table:table-cell>
          <table:table-cell office:value-type="float" office:value="0.11438751">
            <text:p>0.11438751</text:p>
          </table:table-cell>
          <table:table-cell office:value-type="float" office:value="0.0036619338">
            <text:p>0.0036619338</text:p>
          </table:table-cell>
          <table:table-cell office:value-type="float" office:value="-0.0066552735">
            <text:p>-0.0066552735</text:p>
          </table:table-cell>
          <table:table-cell/>
          <table:table-cell table:formula="of:=([.D37]-[.E37])-([.D36]-[.E36])" office:value-type="float" office:value="-0.019160111">
            <text:p>-0.019160111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3000001">
            <text:p>0.13000001</text:p>
          </table:table-cell>
          <table:table-cell office:value-type="float" office:value="0.11438751">
            <text:p>0.11438751</text:p>
          </table:table-cell>
          <table:table-cell office:value-type="float" office:value="0.0038704253">
            <text:p>0.0038704253</text:p>
          </table:table-cell>
          <table:table-cell office:value-type="float" office:value="0.0066552735">
            <text:p>0.0066552735</text:p>
          </table:table-cell>
          <table:table-cell/>
          <table:table-cell table:formula="of:=([.D38]-[.E38])-([.D37]-[.E37])" office:value-type="float" office:value="-0.0131020555">
            <text:p>-0.0131020555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5">
            <text:p>0.135</text:p>
          </table:table-cell>
          <table:table-cell office:value-type="float" office:value="0.12262341">
            <text:p>0.12262341</text:p>
          </table:table-cell>
          <table:table-cell office:value-type="float" office:value="0.003679641">
            <text:p>0.003679641</text:p>
          </table:table-cell>
          <table:table-cell office:value-type="float" office:value="-0.03993164">
            <text:p>-0.03993164</text:p>
          </table:table-cell>
          <table:table-cell/>
          <table:table-cell table:formula="of:=([.D39]-[.E39])-([.D38]-[.E38])" office:value-type="float" office:value="0.0463961292">
            <text:p>0.0463961292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4">
            <text:p>0.14</text:p>
          </table:table-cell>
          <table:table-cell office:value-type="float" office:value="0.13177441">
            <text:p>0.13177441</text:p>
          </table:table-cell>
          <table:table-cell office:value-type="float" office:value="0.004888413">
            <text:p>0.004888413</text:p>
          </table:table-cell>
          <table:table-cell office:value-type="float" office:value="-0.026621094">
            <text:p>-0.026621094</text:p>
          </table:table-cell>
          <table:table-cell/>
          <table:table-cell table:formula="of:=([.D40]-[.E40])-([.D39]-[.E39])" office:value-type="float" office:value="-0.012101774">
            <text:p>-0.012101774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5">
            <text:p>0.145</text:p>
          </table:table-cell>
          <table:table-cell office:value-type="float" office:value="0.1308593">
            <text:p>0.1308593</text:p>
          </table:table-cell>
          <table:table-cell office:value-type="float" office:value="0.005701457">
            <text:p>0.005701457</text:p>
          </table:table-cell>
          <table:table-cell office:value-type="float" office:value="0.0066552735">
            <text:p>0.0066552735</text:p>
          </table:table-cell>
          <table:table-cell/>
          <table:table-cell table:formula="of:=([.D41]-[.E41])-([.D40]-[.E40])" office:value-type="float" office:value="-0.0324633235">
            <text:p>-0.032463323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9">
            <text:p>0.14999999</text:p>
          </table:table-cell>
          <table:table-cell office:value-type="float" office:value="0.1336046">
            <text:p>0.1336046</text:p>
          </table:table-cell>
          <table:table-cell office:value-type="float" office:value="0.005517002">
            <text:p>0.005517002</text:p>
          </table:table-cell>
          <table:table-cell office:value-type="float" office:value="0">
            <text:p>0</text:p>
          </table:table-cell>
          <table:table-cell/>
          <table:table-cell table:formula="of:=([.D42]-[.E42])-([.D41]-[.E41])" office:value-type="float" office:value="0.0064708185">
            <text:p>0.0064708185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9">
            <text:p>0.15499999</text:p>
          </table:table-cell>
          <table:table-cell office:value-type="float" office:value="0.1390952">
            <text:p>0.1390952</text:p>
          </table:table-cell>
          <table:table-cell office:value-type="float" office:value="0.005532332">
            <text:p>0.005532332</text:p>
          </table:table-cell>
          <table:table-cell office:value-type="float" office:value="0">
            <text:p>0</text:p>
          </table:table-cell>
          <table:table-cell/>
          <table:table-cell table:formula="of:=([.D43]-[.E43])-([.D42]-[.E42])" office:value-type="float" office:value="0.00001533">
            <text:p>0.00001533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8">
            <text:p>0.15999998</text:p>
          </table:table-cell>
          <table:table-cell office:value-type="float" office:value="0.1455009">
            <text:p>0.1455009</text:p>
          </table:table-cell>
          <table:table-cell office:value-type="float" office:value="0.005548382">
            <text:p>0.005548382</text:p>
          </table:table-cell>
          <table:table-cell office:value-type="float" office:value="0.0066552735">
            <text:p>0.0066552735</text:p>
          </table:table-cell>
          <table:table-cell/>
          <table:table-cell table:formula="of:=([.D44]-[.E44])-([.D43]-[.E43])" office:value-type="float" office:value="-0.0066392235">
            <text:p>-0.0066392235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8">
            <text:p>0.16499998</text:p>
          </table:table-cell>
          <table:table-cell office:value-type="float" office:value="0.14916131">
            <text:p>0.14916131</text:p>
          </table:table-cell>
          <table:table-cell office:value-type="float" office:value="0.0053653093">
            <text:p>0.0053653093</text:p>
          </table:table-cell>
          <table:table-cell office:value-type="float" office:value="0.0066552735">
            <text:p>0.0066552735</text:p>
          </table:table-cell>
          <table:table-cell/>
          <table:table-cell table:formula="of:=([.D45]-[.E45])-([.D44]-[.E44])" office:value-type="float" office:value="-0.0001830727">
            <text:p>-0.0001830727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7">
            <text:p>0.16999997</text:p>
          </table:table-cell>
          <table:table-cell office:value-type="float" office:value="0.15831232">
            <text:p>0.15831232</text:p>
          </table:table-cell>
          <table:table-cell office:value-type="float" office:value="0.0051821345">
            <text:p>0.0051821345</text:p>
          </table:table-cell>
          <table:table-cell office:value-type="float" office:value="-0.0066552735">
            <text:p>-0.0066552735</text:p>
          </table:table-cell>
          <table:table-cell/>
          <table:table-cell table:formula="of:=([.D46]-[.E46])-([.D45]-[.E45])" office:value-type="float" office:value="0.0131273722">
            <text:p>0.0131273722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7">
            <text:p>0.17499997</text:p>
          </table:table-cell>
          <table:table-cell office:value-type="float" office:value="0.1601425">
            <text:p>0.1601425</text:p>
          </table:table-cell>
          <table:table-cell office:value-type="float" office:value="0.005399401">
            <text:p>0.005399401</text:p>
          </table:table-cell>
          <table:table-cell office:value-type="float" office:value="0.01996582">
            <text:p>0.01996582</text:p>
          </table:table-cell>
          <table:table-cell/>
          <table:table-cell table:formula="of:=([.D47]-[.E47])-([.D46]-[.E46])" office:value-type="float" office:value="-0.026403827">
            <text:p>-0.026403827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6">
            <text:p>0.17999996</text:p>
          </table:table-cell>
          <table:table-cell office:value-type="float" office:value="0.16837841">
            <text:p>0.16837841</text:p>
          </table:table-cell>
          <table:table-cell office:value-type="float" office:value="0.0048176814">
            <text:p>0.0048176814</text:p>
          </table:table-cell>
          <table:table-cell office:value-type="float" office:value="0.026621094">
            <text:p>0.026621094</text:p>
          </table:table-cell>
          <table:table-cell/>
          <table:table-cell table:formula="of:=([.D48]-[.E48])-([.D47]-[.E47])" office:value-type="float" office:value="-0.00723699360000001">
            <text:p>-0.0072369936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6">
            <text:p>0.18499996</text:p>
          </table:table-cell>
          <table:table-cell office:value-type="float" office:value="0.1756992">
            <text:p>0.1756992</text:p>
          </table:table-cell>
          <table:table-cell office:value-type="float" office:value="0.004034823">
            <text:p>0.004034823</text:p>
          </table:table-cell>
          <table:table-cell office:value-type="float" office:value="-0.013310505">
            <text:p>-0.013310505</text:p>
          </table:table-cell>
          <table:table-cell/>
          <table:table-cell table:formula="of:=([.D49]-[.E49])-([.D48]-[.E48])" office:value-type="float" office:value="0.0391487406">
            <text:p>0.0391487406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5">
            <text:p>0.18999995</text:p>
          </table:table-cell>
          <table:table-cell office:value-type="float" office:value="0.1793596">
            <text:p>0.1793596</text:p>
          </table:table-cell>
          <table:table-cell office:value-type="float" office:value="0.004449972">
            <text:p>0.004449972</text:p>
          </table:table-cell>
          <table:table-cell office:value-type="float" office:value="0.013310547">
            <text:p>0.013310547</text:p>
          </table:table-cell>
          <table:table-cell/>
          <table:table-cell table:formula="of:=([.D50]-[.E50])-([.D49]-[.E49])" office:value-type="float" office:value="-0.026205903">
            <text:p>-0.02620590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95">
            <text:p>0.19499995</text:p>
          </table:table-cell>
          <table:table-cell office:value-type="float" office:value="0.18302">
            <text:p>0.18302</text:p>
          </table:table-cell>
          <table:table-cell office:value-type="float" office:value="0.0040669423">
            <text:p>0.0040669423</text:p>
          </table:table-cell>
          <table:table-cell office:value-type="float" office:value="0">
            <text:p>0</text:p>
          </table:table-cell>
          <table:table-cell/>
          <table:table-cell table:formula="of:=([.D51]-[.E51])-([.D50]-[.E50])" office:value-type="float" office:value="0.0129275173">
            <text:p>0.0129275173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94">
            <text:p>0.19999994</text:p>
          </table:table-cell>
          <table:table-cell office:value-type="float" office:value="0.18851061">
            <text:p>0.18851061</text:p>
          </table:table-cell>
          <table:table-cell office:value-type="float" office:value="0.004082907">
            <text:p>0.004082907</text:p>
          </table:table-cell>
          <table:table-cell office:value-type="float" office:value="-0.05324223">
            <text:p>-0.05324223</text:p>
          </table:table-cell>
          <table:table-cell/>
          <table:table-cell table:formula="of:=([.D52]-[.E52])-([.D51]-[.E51])" office:value-type="float" office:value="0.0532581947">
            <text:p>0.0532581947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94">
            <text:p>0.20499994</text:p>
          </table:table-cell>
          <table:table-cell office:value-type="float" office:value="0.192171">
            <text:p>0.192171</text:p>
          </table:table-cell>
          <table:table-cell office:value-type="float" office:value="0.0056999912">
            <text:p>0.0056999912</text:p>
          </table:table-cell>
          <table:table-cell office:value-type="float" office:value="0.026621137">
            <text:p>0.026621137</text:p>
          </table:table-cell>
          <table:table-cell/>
          <table:table-cell table:formula="of:=([.D53]-[.E53])-([.D52]-[.E52])" office:value-type="float" office:value="-0.0782462828">
            <text:p>-0.0782462828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93">
            <text:p>0.20999993</text:p>
          </table:table-cell>
          <table:table-cell office:value-type="float" office:value="0.19583142">
            <text:p>0.19583142</text:p>
          </table:table-cell>
          <table:table-cell office:value-type="float" office:value="0.0049233846">
            <text:p>0.0049233846</text:p>
          </table:table-cell>
          <table:table-cell office:value-type="float" office:value="-0.026621137">
            <text:p>-0.026621137</text:p>
          </table:table-cell>
          <table:table-cell/>
          <table:table-cell table:formula="of:=([.D54]-[.E54])-([.D53]-[.E53])" office:value-type="float" office:value="0.0524656674">
            <text:p>0.0524656674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93">
            <text:p>0.21499993</text:p>
          </table:table-cell>
          <table:table-cell office:value-type="float" office:value="0.19766162">
            <text:p>0.19766162</text:p>
          </table:table-cell>
          <table:table-cell office:value-type="float" office:value="0.005744655">
            <text:p>0.005744655</text:p>
          </table:table-cell>
          <table:table-cell office:value-type="float" office:value="0.013310547">
            <text:p>0.013310547</text:p>
          </table:table-cell>
          <table:table-cell/>
          <table:table-cell table:formula="of:=([.D55]-[.E55])-([.D54]-[.E54])" office:value-type="float" office:value="-0.0391104136">
            <text:p>-0.0391104136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92">
            <text:p>0.21999992</text:p>
          </table:table-cell>
          <table:table-cell office:value-type="float" office:value="0.2040673">
            <text:p>0.2040673</text:p>
          </table:table-cell>
          <table:table-cell office:value-type="float" office:value="0.0053692437">
            <text:p>0.0053692437</text:p>
          </table:table-cell>
          <table:table-cell office:value-type="float" office:value="-0.006655231">
            <text:p>-0.006655231</text:p>
          </table:table-cell>
          <table:table-cell/>
          <table:table-cell table:formula="of:=([.D56]-[.E56])-([.D55]-[.E55])" office:value-type="float" office:value="0.0195903667">
            <text:p>0.0195903667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92">
            <text:p>0.22499992</text:p>
          </table:table-cell>
          <table:table-cell office:value-type="float" office:value="0.21230322">
            <text:p>0.21230322</text:p>
          </table:table-cell>
          <table:table-cell office:value-type="float" office:value="0.0055933506">
            <text:p>0.0055933506</text:p>
          </table:table-cell>
          <table:table-cell office:value-type="float" office:value="-0.013310547">
            <text:p>-0.013310547</text:p>
          </table:table-cell>
          <table:table-cell/>
          <table:table-cell table:formula="of:=([.D57]-[.E57])-([.D56]-[.E56])" office:value-type="float" office:value="0.0068794229">
            <text:p>0.0068794229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91">
            <text:p>0.22999991</text:p>
          </table:table-cell>
          <table:table-cell office:value-type="float" office:value="0.21413341">
            <text:p>0.21413341</text:p>
          </table:table-cell>
          <table:table-cell office:value-type="float" office:value="0.006019737">
            <text:p>0.006019737</text:p>
          </table:table-cell>
          <table:table-cell office:value-type="float" office:value="0.026621094">
            <text:p>0.026621094</text:p>
          </table:table-cell>
          <table:table-cell/>
          <table:table-cell table:formula="of:=([.D58]-[.E58])-([.D57]-[.E57])" office:value-type="float" office:value="-0.0395052546">
            <text:p>-0.0395052546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91">
            <text:p>0.23499991</text:p>
          </table:table-cell>
          <table:table-cell office:value-type="float" office:value="0.22145422">
            <text:p>0.22145422</text:p>
          </table:table-cell>
          <table:table-cell office:value-type="float" office:value="0.0052477196">
            <text:p>0.0052477196</text:p>
          </table:table-cell>
          <table:table-cell office:value-type="float" office:value="0.013310547">
            <text:p>0.013310547</text:p>
          </table:table-cell>
          <table:table-cell/>
          <table:table-cell table:formula="of:=([.D59]-[.E59])-([.D58]-[.E58])" office:value-type="float" office:value="0.0125385296">
            <text:p>0.0125385296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9">
            <text:p>0.2399999</text:p>
          </table:table-cell>
          <table:table-cell office:value-type="float" office:value="0.22969012">
            <text:p>0.22969012</text:p>
          </table:table-cell>
          <table:table-cell office:value-type="float" office:value="0.0048732464">
            <text:p>0.0048732464</text:p>
          </table:table-cell>
          <table:table-cell office:value-type="float" office:value="-0.006655231">
            <text:p>-0.006655231</text:p>
          </table:table-cell>
          <table:table-cell/>
          <table:table-cell table:formula="of:=([.D60]-[.E60])-([.D59]-[.E59])" office:value-type="float" office:value="0.0195913048">
            <text:p>0.0195913048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9">
            <text:p>0.2449999</text:p>
          </table:table-cell>
          <table:table-cell office:value-type="float" office:value="0.2397562">
            <text:p>0.2397562</text:p>
          </table:table-cell>
          <table:table-cell office:value-type="float" office:value="0.0050984183">
            <text:p>0.0050984183</text:p>
          </table:table-cell>
          <table:table-cell office:value-type="float" office:value="-0.013310547">
            <text:p>-0.013310547</text:p>
          </table:table-cell>
          <table:table-cell/>
          <table:table-cell table:formula="of:=([.D61]-[.E61])-([.D60]-[.E60])" office:value-type="float" office:value="0.0068804879">
            <text:p>0.0068804879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9">
            <text:p>0.2499999</text:p>
          </table:table-cell>
          <table:table-cell office:value-type="float" office:value="0.2425015">
            <text:p>0.2425015</text:p>
          </table:table-cell>
          <table:table-cell office:value-type="float" office:value="0.005526261">
            <text:p>0.005526261</text:p>
          </table:table-cell>
          <table:table-cell office:value-type="float" office:value="-0.006655231">
            <text:p>-0.006655231</text:p>
          </table:table-cell>
          <table:table-cell/>
          <table:table-cell table:formula="of:=([.D62]-[.E62])-([.D61]-[.E61])" office:value-type="float" office:value="-0.0062274733">
            <text:p>-0.0062274733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49999">
            <text:p>0.2549999</text:p>
          </table:table-cell>
          <table:table-cell office:value-type="float" office:value="0.2425015">
            <text:p>0.2425015</text:p>
          </table:table-cell>
          <table:table-cell office:value-type="float" office:value="0.0057567256">
            <text:p>0.0057567256</text:p>
          </table:table-cell>
          <table:table-cell office:value-type="float" office:value="0.033276327">
            <text:p>0.033276327</text:p>
          </table:table-cell>
          <table:table-cell/>
          <table:table-cell table:formula="of:=([.D63]-[.E63])-([.D62]-[.E62])" office:value-type="float" office:value="-0.0397010934">
            <text:p>-0.0397010934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99999">
            <text:p>0.2599999</text:p>
          </table:table-cell>
          <table:table-cell office:value-type="float" office:value="0.24341659">
            <text:p>0.24341659</text:p>
          </table:table-cell>
          <table:table-cell office:value-type="float" office:value="0.0047873836">
            <text:p>0.0047873836</text:p>
          </table:table-cell>
          <table:table-cell office:value-type="float" office:value="0.026621094">
            <text:p>0.026621094</text:p>
          </table:table-cell>
          <table:table-cell/>
          <table:table-cell table:formula="of:=([.D64]-[.E64])-([.D63]-[.E63])" office:value-type="float" office:value="0.005685891">
            <text:p>0.005685891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49999">
            <text:p>0.2649999</text:p>
          </table:table-cell>
          <table:table-cell office:value-type="float" office:value="0.24341659">
            <text:p>0.24341659</text:p>
          </table:table-cell>
          <table:table-cell office:value-type="float" office:value="0.0040131374">
            <text:p>0.0040131374</text:p>
          </table:table-cell>
          <table:table-cell office:value-type="float" office:value="-0.053242188">
            <text:p>-0.053242188</text:p>
          </table:table-cell>
          <table:table-cell/>
          <table:table-cell table:formula="of:=([.D65]-[.E65])-([.D64]-[.E64])" office:value-type="float" office:value="0.0790890358">
            <text:p>0.0790890358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99999">
            <text:p>0.2699999</text:p>
          </table:table-cell>
          <table:table-cell office:value-type="float" office:value="0.2617186">
            <text:p>0.2617186</text:p>
          </table:table-cell>
          <table:table-cell office:value-type="float" office:value="0.005637294">
            <text:p>0.005637294</text:p>
          </table:table-cell>
          <table:table-cell office:value-type="float" office:value="0.07986328">
            <text:p>0.07986328</text:p>
          </table:table-cell>
          <table:table-cell/>
          <table:table-cell table:formula="of:=([.D66]-[.E66])-([.D65]-[.E65])" office:value-type="float" office:value="-0.1314813114">
            <text:p>-0.1314813114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49999">
            <text:p>0.2749999</text:p>
          </table:table-cell>
          <table:table-cell office:value-type="float" office:value="0.2626337">
            <text:p>0.2626337</text:p>
          </table:table-cell>
          <table:table-cell office:value-type="float" office:value="0.003268231">
            <text:p>0.003268231</text:p>
          </table:table-cell>
          <table:table-cell office:value-type="float" office:value="0.059897505">
            <text:p>0.059897505</text:p>
          </table:table-cell>
          <table:table-cell/>
          <table:table-cell table:formula="of:=([.D67]-[.E67])-([.D66]-[.E66])" office:value-type="float" office:value="0.017596712">
            <text:p>0.017596712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7999988">
            <text:p>0.27999988</text:p>
          </table:table-cell>
          <table:table-cell office:value-type="float" office:value="0.2726998">
            <text:p>0.2726998</text:p>
          </table:table-cell>
          <table:table-cell office:value-type="float" office:value="0.0014857689">
            <text:p>0.0014857689</text:p>
          </table:table-cell>
          <table:table-cell office:value-type="float" office:value="-0.053242188">
            <text:p>-0.053242188</text:p>
          </table:table-cell>
          <table:table-cell/>
          <table:table-cell table:formula="of:=([.D68]-[.E68])-([.D67]-[.E67])" office:value-type="float" office:value="0.1113572309">
            <text:p>0.1113572309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8499988">
            <text:p>0.28499988</text:p>
          </table:table-cell>
          <table:table-cell office:value-type="float" office:value="0.2800206">
            <text:p>0.2800206</text:p>
          </table:table-cell>
          <table:table-cell office:value-type="float" office:value="0.0030976033">
            <text:p>0.0030976033</text:p>
          </table:table-cell>
          <table:table-cell office:value-type="float" office:value="0.053242188">
            <text:p>0.053242188</text:p>
          </table:table-cell>
          <table:table-cell/>
          <table:table-cell table:formula="of:=([.D69]-[.E69])-([.D68]-[.E68])" office:value-type="float" office:value="-0.1048725416">
            <text:p>-0.1048725416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8999987">
            <text:p>0.28999987</text:p>
          </table:table-cell>
          <table:table-cell office:value-type="float" office:value="0.2809357">
            <text:p>0.2809357</text:p>
          </table:table-cell>
          <table:table-cell office:value-type="float" office:value="0.0015154923">
            <text:p>0.0015154923</text:p>
          </table:table-cell>
          <table:table-cell office:value-type="float" office:value="0.04658687">
            <text:p>0.04658687</text:p>
          </table:table-cell>
          <table:table-cell/>
          <table:table-cell table:formula="of:=([.D70]-[.E70])-([.D69]-[.E69])" office:value-type="float" office:value="0.005073207">
            <text:p>0.005073207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9499987">
            <text:p>0.29499987</text:p>
          </table:table-cell>
          <table:table-cell office:value-type="float" office:value="0.2818508">
            <text:p>0.2818508</text:p>
          </table:table-cell>
          <table:table-cell office:value-type="float" office:value="0.00012332312">
            <text:p>0.0001233231</text:p>
          </table:table-cell>
          <table:table-cell office:value-type="float" office:value="0.03993164">
            <text:p>0.03993164</text:p>
          </table:table-cell>
          <table:table-cell/>
          <table:table-cell table:formula="of:=([.D71]-[.E71])-([.D70]-[.E70])" office:value-type="float" office:value="0.00526306082000001">
            <text:p>0.0052630608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9999986">
            <text:p>0.29999986</text:p>
          </table:table-cell>
          <table:table-cell office:value-type="float" office:value="0.28551123">
            <text:p>0.28551123</text:p>
          </table:table-cell>
          <table:table-cell office:value-type="float" office:value="-0.0010778244">
            <text:p>-0.0010778244</text:p>
          </table:table-cell>
          <table:table-cell office:value-type="float" office:value="0.053242188">
            <text:p>0.053242188</text:p>
          </table:table-cell>
          <table:table-cell/>
          <table:table-cell table:formula="of:=([.D72]-[.E72])-([.D71]-[.E71])" office:value-type="float" office:value="-0.01451169552">
            <text:p>-0.0145116955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30499986">
            <text:p>0.30499986</text:p>
          </table:table-cell>
          <table:table-cell office:value-type="float" office:value="0.28551123">
            <text:p>0.28551123</text:p>
          </table:table-cell>
          <table:table-cell office:value-type="float" office:value="-0.002687959">
            <text:p>-0.002687959</text:p>
          </table:table-cell>
          <table:table-cell office:value-type="float" office:value="0.07986328">
            <text:p>0.07986328</text:p>
          </table:table-cell>
          <table:table-cell/>
          <table:table-cell table:formula="of:=([.D73]-[.E73])-([.D72]-[.E72])" office:value-type="float" office:value="-0.0282312266">
            <text:p>-0.0282312266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30999985">
            <text:p>0.30999985</text:p>
          </table:table-cell>
          <table:table-cell office:value-type="float" office:value="0.30015278">
            <text:p>0.30015278</text:p>
          </table:table-cell>
          <table:table-cell office:value-type="float" office:value="-0.0051106913">
            <text:p>-0.0051106913</text:p>
          </table:table-cell>
          <table:table-cell office:value-type="float" office:value="0.06655273">
            <text:p>0.06655273</text:p>
          </table:table-cell>
          <table:table-cell/>
          <table:table-cell table:formula="of:=([.D74]-[.E74])-([.D73]-[.E73])" office:value-type="float" office:value="0.0108878177">
            <text:p>0.0108878177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31499985">
            <text:p>0.31499985</text:p>
          </table:table-cell>
          <table:table-cell office:value-type="float" office:value="0.3166246">
            <text:p>0.3166246</text:p>
          </table:table-cell>
          <table:table-cell office:value-type="float" office:value="-0.007151946">
            <text:p>-0.007151946</text:p>
          </table:table-cell>
          <table:table-cell office:value-type="float" office:value="0.026621094">
            <text:p>0.026621094</text:p>
          </table:table-cell>
          <table:table-cell/>
          <table:table-cell table:formula="of:=([.D75]-[.E75])-([.D74]-[.E74])" office:value-type="float" office:value="0.0378903813">
            <text:p>0.0378903813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31999984">
            <text:p>0.31999984</text:p>
          </table:table-cell>
          <table:table-cell office:value-type="float" office:value="0.30930382">
            <text:p>0.30930382</text:p>
          </table:table-cell>
          <table:table-cell office:value-type="float" office:value="-0.008009281">
            <text:p>-0.008009281</text:p>
          </table:table-cell>
          <table:table-cell office:value-type="float" office:value="0.026621094">
            <text:p>0.026621094</text:p>
          </table:table-cell>
          <table:table-cell/>
          <table:table-cell table:formula="of:=([.D76]-[.E76])-([.D75]-[.E75])" office:value-type="float" office:value="-0.000857335000000001">
            <text:p>-0.000857335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32499984">
            <text:p>0.32499984</text:p>
          </table:table-cell>
          <table:table-cell office:value-type="float" office:value="0.3102189">
            <text:p>0.3102189</text:p>
          </table:table-cell>
          <table:table-cell office:value-type="float" office:value="-0.008872259">
            <text:p>-0.008872259</text:p>
          </table:table-cell>
          <table:table-cell office:value-type="float" office:value="-0.019965779">
            <text:p>-0.019965779</text:p>
          </table:table-cell>
          <table:table-cell/>
          <table:table-cell table:formula="of:=([.D77]-[.E77])-([.D76]-[.E76])" office:value-type="float" office:value="0.045723895">
            <text:p>0.045723895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32999983">
            <text:p>0.32999983</text:p>
          </table:table-cell>
          <table:table-cell office:value-type="float" office:value="0.320285">
            <text:p>0.320285</text:p>
          </table:table-cell>
          <table:table-cell office:value-type="float" office:value="-0.008339589">
            <text:p>-0.008339589</text:p>
          </table:table-cell>
          <table:table-cell office:value-type="float" office:value="0.013310547">
            <text:p>0.013310547</text:p>
          </table:table-cell>
          <table:table-cell/>
          <table:table-cell table:formula="of:=([.D78]-[.E78])-([.D77]-[.E77])" office:value-type="float" office:value="-0.032743656">
            <text:p>-0.032743656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33499983">
            <text:p>0.33499983</text:p>
          </table:table-cell>
          <table:table-cell office:value-type="float" office:value="0.3239454">
            <text:p>0.3239454</text:p>
          </table:table-cell>
          <table:table-cell office:value-type="float" office:value="-0.008807643">
            <text:p>-0.008807643</text:p>
          </table:table-cell>
          <table:table-cell office:value-type="float" office:value="0.026621094">
            <text:p>0.026621094</text:p>
          </table:table-cell>
          <table:table-cell/>
          <table:table-cell table:formula="of:=([.D79]-[.E79])-([.D78]-[.E78])" office:value-type="float" office:value="-0.013778601">
            <text:p>-0.013778601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33999982">
            <text:p>0.33999982</text:p>
          </table:table-cell>
          <table:table-cell office:value-type="float" office:value="0.3321813">
            <text:p>0.3321813</text:p>
          </table:table-cell>
          <table:table-cell office:value-type="float" office:value="-0.00968185">
            <text:p>-0.00968185</text:p>
          </table:table-cell>
          <table:table-cell office:value-type="float" office:value="0.03327641">
            <text:p>0.03327641</text:p>
          </table:table-cell>
          <table:table-cell/>
          <table:table-cell table:formula="of:=([.D80]-[.E80])-([.D79]-[.E79])" office:value-type="float" office:value="-0.007529523">
            <text:p>-0.00752952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34499982">
            <text:p>0.34499982</text:p>
          </table:table-cell>
          <table:table-cell office:value-type="float" office:value="0.33675683">
            <text:p>0.33675683</text:p>
          </table:table-cell>
          <table:table-cell office:value-type="float" office:value="-0.010766563">
            <text:p>-0.010766563</text:p>
          </table:table-cell>
          <table:table-cell office:value-type="float" office:value="0.026621094">
            <text:p>0.026621094</text:p>
          </table:table-cell>
          <table:table-cell/>
          <table:table-cell table:formula="of:=([.D81]-[.E81])-([.D80]-[.E80])" office:value-type="float" office:value="0.00557060299999999">
            <text:p>0.005570603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34999982">
            <text:p>0.34999982</text:p>
          </table:table-cell>
          <table:table-cell office:value-type="float" office:value="0.33584172">
            <text:p>0.33584172</text:p>
          </table:table-cell>
          <table:table-cell office:value-type="float" office:value="-0.011662116">
            <text:p>-0.011662116</text:p>
          </table:table-cell>
          <table:table-cell office:value-type="float" office:value="0.006655316">
            <text:p>0.006655316</text:p>
          </table:table-cell>
          <table:table-cell/>
          <table:table-cell table:formula="of:=([.D82]-[.E82])-([.D81]-[.E81])" office:value-type="float" office:value="0.019070225">
            <text:p>0.019070225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3549998">
            <text:p>0.3549998</text:p>
          </table:table-cell>
          <table:table-cell office:value-type="float" office:value="0.33675683">
            <text:p>0.33675683</text:p>
          </table:table-cell>
          <table:table-cell office:value-type="float" office:value="-0.011964482">
            <text:p>-0.011964482</text:p>
          </table:table-cell>
          <table:table-cell office:value-type="float" office:value="0.053242188">
            <text:p>0.053242188</text:p>
          </table:table-cell>
          <table:table-cell/>
          <table:table-cell table:formula="of:=([.D83]-[.E83])-([.D82]-[.E82])" office:value-type="float" office:value="-0.046889238">
            <text:p>-0.046889238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3599998">
            <text:p>0.3599998</text:p>
          </table:table-cell>
          <table:table-cell office:value-type="float" office:value="0.34499273">
            <text:p>0.34499273</text:p>
          </table:table-cell>
          <table:table-cell office:value-type="float" office:value="-0.0136744855">
            <text:p>-0.0136744855</text:p>
          </table:table-cell>
          <table:table-cell office:value-type="float" office:value="0.033276327">
            <text:p>0.033276327</text:p>
          </table:table-cell>
          <table:table-cell/>
          <table:table-cell table:formula="of:=([.D84]-[.E84])-([.D83]-[.E83])" office:value-type="float" office:value="0.0182558575">
            <text:p>0.0182558575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3649998">
            <text:p>0.3649998</text:p>
          </table:table-cell>
          <table:table-cell office:value-type="float" office:value="0.35231352">
            <text:p>0.35231352</text:p>
          </table:table-cell>
          <table:table-cell office:value-type="float" office:value="-0.014802206">
            <text:p>-0.014802206</text:p>
          </table:table-cell>
          <table:table-cell office:value-type="float" office:value="0.006655316">
            <text:p>0.006655316</text:p>
          </table:table-cell>
          <table:table-cell/>
          <table:table-cell table:formula="of:=([.D85]-[.E85])-([.D84]-[.E84])" office:value-type="float" office:value="0.0254932905">
            <text:p>0.0254932905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3699998">
            <text:p>0.3699998</text:p>
          </table:table-cell>
          <table:table-cell office:value-type="float" office:value="0.34682292">
            <text:p>0.34682292</text:p>
          </table:table-cell>
          <table:table-cell office:value-type="float" office:value="-0.015142146">
            <text:p>-0.015142146</text:p>
          </table:table-cell>
          <table:table-cell office:value-type="float" office:value="-0.019965779">
            <text:p>-0.019965779</text:p>
          </table:table-cell>
          <table:table-cell/>
          <table:table-cell table:formula="of:=([.D86]-[.E86])-([.D85]-[.E85])" office:value-type="float" office:value="0.026281155">
            <text:p>0.026281155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3749998">
            <text:p>0.3749998</text:p>
          </table:table-cell>
          <table:table-cell office:value-type="float" office:value="0.34682292">
            <text:p>0.34682292</text:p>
          </table:table-cell>
          <table:table-cell office:value-type="float" office:value="-0.014682003">
            <text:p>-0.014682003</text:p>
          </table:table-cell>
          <table:table-cell office:value-type="float" office:value="-0.033276327">
            <text:p>-0.033276327</text:p>
          </table:table-cell>
          <table:table-cell/>
          <table:table-cell table:formula="of:=([.D87]-[.E87])-([.D86]-[.E86])" office:value-type="float" office:value="0.013770691">
            <text:p>0.013770691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3799998">
            <text:p>0.3799998</text:p>
          </table:table-cell>
          <table:table-cell office:value-type="float" office:value="0.3587192">
            <text:p>0.3587192</text:p>
          </table:table-cell>
          <table:table-cell office:value-type="float" office:value="-0.013817623">
            <text:p>-0.013817623</text:p>
          </table:table-cell>
          <table:table-cell office:value-type="float" office:value="0.013310547">
            <text:p>0.013310547</text:p>
          </table:table-cell>
          <table:table-cell/>
          <table:table-cell table:formula="of:=([.D88]-[.E88])-([.D87]-[.E87])" office:value-type="float" office:value="-0.045722494">
            <text:p>-0.045722494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38499978">
            <text:p>0.38499978</text:p>
          </table:table-cell>
          <table:table-cell office:value-type="float" office:value="0.375191">
            <text:p>0.375191</text:p>
          </table:table-cell>
          <table:table-cell office:value-type="float" office:value="-0.014355175">
            <text:p>-0.014355175</text:p>
          </table:table-cell>
          <table:table-cell office:value-type="float" office:value="0.03993164">
            <text:p>0.03993164</text:p>
          </table:table-cell>
          <table:table-cell/>
          <table:table-cell table:formula="of:=([.D89]-[.E89])-([.D88]-[.E88])" office:value-type="float" office:value="-0.027158645">
            <text:p>-0.027158645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38999978">
            <text:p>0.38999978</text:p>
          </table:table-cell>
          <table:table-cell office:value-type="float" office:value="0.3806816">
            <text:p>0.3806816</text:p>
          </table:table-cell>
          <table:table-cell office:value-type="float" office:value="-0.01570898">
            <text:p>-0.01570898</text:p>
          </table:table-cell>
          <table:table-cell office:value-type="float" office:value="0.07986337">
            <text:p>0.07986337</text:p>
          </table:table-cell>
          <table:table-cell/>
          <table:table-cell table:formula="of:=([.D90]-[.E90])-([.D89]-[.E89])" office:value-type="float" office:value="-0.041285535">
            <text:p>-0.041285535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39499977">
            <text:p>0.39499977</text:p>
          </table:table-cell>
          <table:table-cell office:value-type="float" office:value="0.3925779">
            <text:p>0.3925779</text:p>
          </table:table-cell>
          <table:table-cell office:value-type="float" office:value="-0.018285578">
            <text:p>-0.018285578</text:p>
          </table:table-cell>
          <table:table-cell office:value-type="float" office:value="0.046586957">
            <text:p>0.046586957</text:p>
          </table:table-cell>
          <table:table-cell/>
          <table:table-cell table:formula="of:=([.D91]-[.E91])-([.D90]-[.E90])" office:value-type="float" office:value="0.030699815">
            <text:p>0.030699815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39999977">
            <text:p>0.39999977</text:p>
          </table:table-cell>
          <table:table-cell office:value-type="float" office:value="0.39532322">
            <text:p>0.39532322</text:p>
          </table:table-cell>
          <table:table-cell office:value-type="float" office:value="-0.01989476">
            <text:p>-0.01989476</text:p>
          </table:table-cell>
          <table:table-cell office:value-type="float" office:value="-0.053242188">
            <text:p>-0.053242188</text:p>
          </table:table-cell>
          <table:table-cell/>
          <table:table-cell table:formula="of:=([.D92]-[.E92])-([.D91]-[.E91])" office:value-type="float" office:value="0.098219963">
            <text:p>0.098219963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40499976">
            <text:p>0.40499976</text:p>
          </table:table-cell>
          <table:table-cell office:value-type="float" office:value="0.39532325">
            <text:p>0.39532325</text:p>
          </table:table-cell>
          <table:table-cell office:value-type="float" office:value="-0.018514233">
            <text:p>-0.018514233</text:p>
          </table:table-cell>
          <table:table-cell office:value-type="float" office:value="-0.026621094">
            <text:p>-0.026621094</text:p>
          </table:table-cell>
          <table:table-cell/>
          <table:table-cell table:formula="of:=([.D93]-[.E93])-([.D92]-[.E92])" office:value-type="float" office:value="-0.025240567">
            <text:p>-0.025240567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40999976">
            <text:p>0.40999976</text:p>
          </table:table-cell>
          <table:table-cell office:value-type="float" office:value="0.3925779">
            <text:p>0.3925779</text:p>
          </table:table-cell>
          <table:table-cell office:value-type="float" office:value="-0.01792356">
            <text:p>-0.01792356</text:p>
          </table:table-cell>
          <table:table-cell office:value-type="float" office:value="-0.006655231">
            <text:p>-0.006655231</text:p>
          </table:table-cell>
          <table:table-cell/>
          <table:table-cell table:formula="of:=([.D94]-[.E94])-([.D93]-[.E93])" office:value-type="float" office:value="-0.01937519">
            <text:p>-0.01937519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41499975">
            <text:p>0.41499975</text:p>
          </table:table-cell>
          <table:table-cell office:value-type="float" office:value="0.4017289">
            <text:p>0.4017289</text:p>
          </table:table-cell>
          <table:table-cell office:value-type="float" office:value="-0.017929446">
            <text:p>-0.017929446</text:p>
          </table:table-cell>
          <table:table-cell office:value-type="float" office:value="0.046586957">
            <text:p>0.046586957</text:p>
          </table:table-cell>
          <table:table-cell/>
          <table:table-cell table:formula="of:=([.D95]-[.E95])-([.D94]-[.E94])" office:value-type="float" office:value="-0.053248074">
            <text:p>-0.053248074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41999975">
            <text:p>0.41999975</text:p>
          </table:table-cell>
          <table:table-cell office:value-type="float" office:value="0.41545537">
            <text:p>0.41545537</text:p>
          </table:table-cell>
          <table:table-cell office:value-type="float" office:value="-0.019549506">
            <text:p>-0.019549506</text:p>
          </table:table-cell>
          <table:table-cell office:value-type="float" office:value="0.026621094">
            <text:p>0.026621094</text:p>
          </table:table-cell>
          <table:table-cell/>
          <table:table-cell table:formula="of:=([.D96]-[.E96])-([.D95]-[.E95])" office:value-type="float" office:value="0.018345803">
            <text:p>0.018345803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42499974">
            <text:p>0.42499974</text:p>
          </table:table-cell>
          <table:table-cell office:value-type="float" office:value="0.4053893">
            <text:p>0.4053893</text:p>
          </table:table-cell>
          <table:table-cell office:value-type="float" office:value="-0.02059758">
            <text:p>-0.02059758</text:p>
          </table:table-cell>
          <table:table-cell office:value-type="float" office:value="0.019965863">
            <text:p>0.019965863</text:p>
          </table:table-cell>
          <table:table-cell/>
          <table:table-cell table:formula="of:=([.D97]-[.E97])-([.D96]-[.E96])" office:value-type="float" office:value="0.005607157">
            <text:p>0.005607157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42999974">
            <text:p>0.42999974</text:p>
          </table:table-cell>
          <table:table-cell office:value-type="float" office:value="0.4081346">
            <text:p>0.4081346</text:p>
          </table:table-cell>
          <table:table-cell office:value-type="float" office:value="-0.021454671">
            <text:p>-0.021454671</text:p>
          </table:table-cell>
          <table:table-cell office:value-type="float" office:value="-0.026621094">
            <text:p>-0.026621094</text:p>
          </table:table-cell>
          <table:table-cell/>
          <table:table-cell table:formula="of:=([.D98]-[.E98])-([.D97]-[.E97])" office:value-type="float" office:value="0.045729866">
            <text:p>0.045729866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43499973">
            <text:p>0.43499973</text:p>
          </table:table-cell>
          <table:table-cell office:value-type="float" office:value="0.41820073">
            <text:p>0.41820073</text:p>
          </table:table-cell>
          <table:table-cell office:value-type="float" office:value="-0.020921167">
            <text:p>-0.020921167</text:p>
          </table:table-cell>
          <table:table-cell office:value-type="float" office:value="-0.033276327">
            <text:p>-0.033276327</text:p>
          </table:table-cell>
          <table:table-cell/>
          <table:table-cell table:formula="of:=([.D99]-[.E99])-([.D98]-[.E98])" office:value-type="float" office:value="0.007188737">
            <text:p>0.007188737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43999973">
            <text:p>0.43999973</text:p>
          </table:table-cell>
          <table:table-cell office:value-type="float" office:value="0.4319272">
            <text:p>0.4319272</text:p>
          </table:table-cell>
          <table:table-cell office:value-type="float" office:value="-0.020189818">
            <text:p>-0.020189818</text:p>
          </table:table-cell>
          <table:table-cell office:value-type="float" office:value="-0.066552654">
            <text:p>-0.066552654</text:p>
          </table:table-cell>
          <table:table-cell/>
          <table:table-cell table:formula="of:=([.D100]-[.E100])-([.D99]-[.E99])" office:value-type="float" office:value="0.034007676">
            <text:p>0.03400767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44499972">
            <text:p>0.44499972</text:p>
          </table:table-cell>
          <table:table-cell office:value-type="float" office:value="0.43833295">
            <text:p>0.43833295</text:p>
          </table:table-cell>
          <table:table-cell office:value-type="float" office:value="-0.018455876">
            <text:p>-0.018455876</text:p>
          </table:table-cell>
          <table:table-cell office:value-type="float" office:value="-0.08651868">
            <text:p>-0.08651868</text:p>
          </table:table-cell>
          <table:table-cell/>
          <table:table-cell table:formula="of:=([.D101]-[.E101])-([.D100]-[.E100])" office:value-type="float" office:value="0.021699968">
            <text:p>0.021699968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44999972">
            <text:p>0.44999972</text:p>
          </table:table-cell>
          <table:table-cell office:value-type="float" office:value="0.43741783">
            <text:p>0.43741783</text:p>
          </table:table-cell>
          <table:table-cell office:value-type="float" office:value="-0.016101964">
            <text:p>-0.016101964</text:p>
          </table:table-cell>
          <table:table-cell office:value-type="float" office:value="-0.053242188">
            <text:p>-0.053242188</text:p>
          </table:table-cell>
          <table:table-cell/>
          <table:table-cell table:formula="of:=([.D102]-[.E102])-([.D101]-[.E101])" office:value-type="float" office:value="-0.03092258">
            <text:p>-0.03092258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45499972">
            <text:p>0.45499972</text:p>
          </table:table-cell>
          <table:table-cell office:value-type="float" office:value="0.44382355">
            <text:p>0.44382355</text:p>
          </table:table-cell>
          <table:table-cell office:value-type="float" office:value="-0.014722842">
            <text:p>-0.014722842</text:p>
          </table:table-cell>
          <table:table-cell office:value-type="float" office:value="-0.05989742">
            <text:p>-0.05989742</text:p>
          </table:table-cell>
          <table:table-cell/>
          <table:table-cell table:formula="of:=([.D103]-[.E103])-([.D102]-[.E102])" office:value-type="float" office:value="0.008034354">
            <text:p>0.008034354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4536336">
            <text:p>0.4536336</text:p>
          </table:table-cell>
          <table:table-cell office:value-type="float" office:value="0.4511443">
            <text:p>0.4511443</text:p>
          </table:table-cell>
          <table:table-cell office:value-type="float" office:value="-0.0131288">
            <text:p>-0.0131288</text:p>
          </table:table-cell>
          <table:table-cell office:value-type="float" office:value="-0.07320805">
            <text:p>-0.07320805</text:p>
          </table:table-cell>
          <table:table-cell/>
          <table:table-cell table:formula="of:=([.D104]-[.E104])-([.D103]-[.E103])" office:value-type="float" office:value="0.014904672">
            <text:p>0.014904672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4486336">
            <text:p>0.4486336</text:p>
          </table:table-cell>
          <table:table-cell office:value-type="float" office:value="0.46395567">
            <text:p>0.46395567</text:p>
          </table:table-cell>
          <table:table-cell office:value-type="float" office:value="-0.0111147445">
            <text:p>-0.0111147445</text:p>
          </table:table-cell>
          <table:table-cell office:value-type="float" office:value="-0.11313961">
            <text:p>-0.11313961</text:p>
          </table:table-cell>
          <table:table-cell/>
          <table:table-cell table:formula="of:=([.D105]-[.E105])-([.D104]-[.E104])" office:value-type="float" office:value="0.0419456155">
            <text:p>0.0419456155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44363362">
            <text:p>0.44363362</text:p>
          </table:table-cell>
          <table:table-cell office:value-type="float" office:value="0.45205942">
            <text:p>0.45205942</text:p>
          </table:table-cell>
          <table:table-cell office:value-type="float" office:value="-0.007869544">
            <text:p>-0.007869544</text:p>
          </table:table-cell>
          <table:table-cell office:value-type="float" office:value="-0.026621094">
            <text:p>-0.026621094</text:p>
          </table:table-cell>
          <table:table-cell/>
          <table:table-cell table:formula="of:=([.D106]-[.E106])-([.D105]-[.E105])" office:value-type="float" office:value="-0.0832733155">
            <text:p>-0.0832733155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43863362">
            <text:p>0.43863362</text:p>
          </table:table-cell>
          <table:table-cell office:value-type="float" office:value="0.44382352">
            <text:p>0.44382352</text:p>
          </table:table-cell>
          <table:table-cell office:value-type="float" office:value="-0.007187862">
            <text:p>-0.007187862</text:p>
          </table:table-cell>
          <table:table-cell office:value-type="float" office:value="-0.033276327">
            <text:p>-0.033276327</text:p>
          </table:table-cell>
          <table:table-cell/>
          <table:table-cell table:formula="of:=([.D107]-[.E107])-([.D106]-[.E106])" office:value-type="float" office:value="0.007336915">
            <text:p>0.007336915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43363363">
            <text:p>0.43363363</text:p>
          </table:table-cell>
          <table:table-cell office:value-type="float" office:value="0.4410782">
            <text:p>0.4410782</text:p>
          </table:table-cell>
          <table:table-cell office:value-type="float" office:value="-0.0062939865">
            <text:p>-0.0062939865</text:p>
          </table:table-cell>
          <table:table-cell office:value-type="float" office:value="-0.013310632">
            <text:p>-0.013310632</text:p>
          </table:table-cell>
          <table:table-cell/>
          <table:table-cell table:formula="of:=([.D108]-[.E108])-([.D107]-[.E107])" office:value-type="float" office:value="-0.0190718195">
            <text:p>-0.0190718195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42863363">
            <text:p>0.42863363</text:p>
          </table:table-cell>
          <table:table-cell office:value-type="float" office:value="0.44199333">
            <text:p>0.44199333</text:p>
          </table:table-cell>
          <table:table-cell office:value-type="float" office:value="-0.005990704">
            <text:p>-0.005990704</text:p>
          </table:table-cell>
          <table:table-cell office:value-type="float" office:value="-0.04658679">
            <text:p>-0.04658679</text:p>
          </table:table-cell>
          <table:table-cell/>
          <table:table-cell table:formula="of:=([.D109]-[.E109])-([.D108]-[.E108])" office:value-type="float" office:value="0.0335794405">
            <text:p>0.0335794405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42363364">
            <text:p>0.42363364</text:p>
          </table:table-cell>
          <table:table-cell office:value-type="float" office:value="0.43558764">
            <text:p>0.43558764</text:p>
          </table:table-cell>
          <table:table-cell office:value-type="float" office:value="-0.004678006">
            <text:p>-0.004678006</text:p>
          </table:table-cell>
          <table:table-cell office:value-type="float" office:value="-0.053242188">
            <text:p>-0.053242188</text:p>
          </table:table-cell>
          <table:table-cell/>
          <table:table-cell table:formula="of:=([.D110]-[.E110])-([.D109]-[.E109])" office:value-type="float" office:value="0.007968096">
            <text:p>0.007968096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41863364">
            <text:p>0.41863364</text:p>
          </table:table-cell>
          <table:table-cell office:value-type="float" office:value="0.42918196">
            <text:p>0.42918196</text:p>
          </table:table-cell>
          <table:table-cell office:value-type="float" office:value="-0.0031430656">
            <text:p>-0.0031430656</text:p>
          </table:table-cell>
          <table:table-cell office:value-type="float" office:value="-0.05989742">
            <text:p>-0.05989742</text:p>
          </table:table-cell>
          <table:table-cell/>
          <table:table-cell table:formula="of:=([.D111]-[.E111])-([.D110]-[.E110])" office:value-type="float" office:value="0.00819017239999999">
            <text:p>0.0081901724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41363364">
            <text:p>0.41363364</text:p>
          </table:table-cell>
          <table:table-cell office:value-type="float" office:value="0.41454035">
            <text:p>0.41454035</text:p>
          </table:table-cell>
          <table:table-cell office:value-type="float" office:value="-0.0013822457">
            <text:p>-0.0013822457</text:p>
          </table:table-cell>
          <table:table-cell office:value-type="float" office:value="-0.006655231">
            <text:p>-0.006655231</text:p>
          </table:table-cell>
          <table:table-cell/>
          <table:table-cell table:formula="of:=([.D112]-[.E112])-([.D111]-[.E111])" office:value-type="float" office:value="-0.0514813691">
            <text:p>-0.0514813691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40863365">
            <text:p>0.40863365</text:p>
          </table:table-cell>
          <table:table-cell office:value-type="float" office:value="0.42552152">
            <text:p>0.42552152</text:p>
          </table:table-cell>
          <table:table-cell office:value-type="float" office:value="-0.0012028269">
            <text:p>-0.0012028269</text:p>
          </table:table-cell>
          <table:table-cell office:value-type="float" office:value="-0.08651851">
            <text:p>-0.08651851</text:p>
          </table:table-cell>
          <table:table-cell/>
          <table:table-cell table:formula="of:=([.D113]-[.E113])-([.D112]-[.E112])" office:value-type="float" office:value="0.0800426978">
            <text:p>0.0800426978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40363365">
            <text:p>0.40363365</text:p>
          </table:table-cell>
          <table:table-cell office:value-type="float" office:value="0.41820073">
            <text:p>0.41820073</text:p>
          </table:table-cell>
          <table:table-cell office:value-type="float" office:value="0.0013942929">
            <text:p>0.0013942929</text:p>
          </table:table-cell>
          <table:table-cell office:value-type="float" office:value="-0.033276327">
            <text:p>-0.033276327</text:p>
          </table:table-cell>
          <table:table-cell/>
          <table:table-cell table:formula="of:=([.D114]-[.E114])-([.D113]-[.E113])" office:value-type="float" office:value="-0.0506450632">
            <text:p>-0.0506450632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39863366">
            <text:p>0.39863366</text:p>
          </table:table-cell>
          <table:table-cell office:value-type="float" office:value="0.4145403">
            <text:p>0.4145403</text:p>
          </table:table-cell>
          <table:table-cell office:value-type="float" office:value="0.0024237263">
            <text:p>0.0024237263</text:p>
          </table:table-cell>
          <table:table-cell office:value-type="float" office:value="-0.07320805">
            <text:p>-0.07320805</text:p>
          </table:table-cell>
          <table:table-cell/>
          <table:table-cell table:formula="of:=([.D115]-[.E115])-([.D114]-[.E114])" office:value-type="float" office:value="0.0409611564">
            <text:p>0.0409611564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39363366">
            <text:p>0.39363366</text:p>
          </table:table-cell>
          <table:table-cell office:value-type="float" office:value="0.40996486">
            <text:p>0.40996486</text:p>
          </table:table-cell>
          <table:table-cell office:value-type="float" office:value="0.004678341">
            <text:p>0.004678341</text:p>
          </table:table-cell>
          <table:table-cell office:value-type="float" office:value="-0.07986328">
            <text:p>-0.07986328</text:p>
          </table:table-cell>
          <table:table-cell/>
          <table:table-cell table:formula="of:=([.D116]-[.E116])-([.D115]-[.E115])" office:value-type="float" office:value="0.0089098447">
            <text:p>0.0089098447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38863367">
            <text:p>0.38863367</text:p>
          </table:table-cell>
          <table:table-cell office:value-type="float" office:value="0.40904975">
            <text:p>0.40904975</text:p>
          </table:table-cell>
          <table:table-cell office:value-type="float" office:value="0.0071721664">
            <text:p>0.0071721664</text:p>
          </table:table-cell>
          <table:table-cell office:value-type="float" office:value="-0.099829145">
            <text:p>-0.099829145</text:p>
          </table:table-cell>
          <table:table-cell/>
          <table:table-cell table:formula="of:=([.D117]-[.E117])-([.D116]-[.E116])" office:value-type="float" office:value="0.0224596904">
            <text:p>0.0224596904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38363367">
            <text:p>0.38363367</text:p>
          </table:table-cell>
          <table:table-cell office:value-type="float" office:value="0.40081382">
            <text:p>0.40081382</text:p>
          </table:table-cell>
          <table:table-cell office:value-type="float" office:value="0.010313633">
            <text:p>0.010313633</text:p>
          </table:table-cell>
          <table:table-cell office:value-type="float" office:value="-0.07986319">
            <text:p>-0.07986319</text:p>
          </table:table-cell>
          <table:table-cell/>
          <table:table-cell table:formula="of:=([.D118]-[.E118])-([.D117]-[.E117])" office:value-type="float" office:value="-0.0168244884">
            <text:p>-0.0168244884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37863368">
            <text:p>0.37863368</text:p>
          </table:table-cell>
          <table:table-cell office:value-type="float" office:value="0.384342">
            <text:p>0.384342</text:p>
          </table:table-cell>
          <table:table-cell office:value-type="float" office:value="0.012903469">
            <text:p>0.012903469</text:p>
          </table:table-cell>
          <table:table-cell office:value-type="float" office:value="-0.013310547">
            <text:p>-0.013310547</text:p>
          </table:table-cell>
          <table:table-cell/>
          <table:table-cell table:formula="of:=([.D119]-[.E119])-([.D118]-[.E118])" office:value-type="float" office:value="-0.063962807">
            <text:p>-0.063962807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37363368">
            <text:p>0.37363368</text:p>
          </table:table-cell>
          <table:table-cell office:value-type="float" office:value="0.3761061">
            <text:p>0.3761061</text:p>
          </table:table-cell>
          <table:table-cell office:value-type="float" office:value="0.013517942">
            <text:p>0.013517942</text:p>
          </table:table-cell>
          <table:table-cell office:value-type="float" office:value="0.05989742">
            <text:p>0.05989742</text:p>
          </table:table-cell>
          <table:table-cell/>
          <table:table-cell table:formula="of:=([.D120]-[.E120])-([.D119]-[.E119])" office:value-type="float" office:value="-0.072593494">
            <text:p>-0.07259349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3686337">
            <text:p>0.3686337</text:p>
          </table:table-cell>
          <table:table-cell office:value-type="float" office:value="0.37061548">
            <text:p>0.37061548</text:p>
          </table:table-cell>
          <table:table-cell office:value-type="float" office:value="0.011927108">
            <text:p>0.011927108</text:p>
          </table:table-cell>
          <table:table-cell office:value-type="float" office:value="0.08651859">
            <text:p>0.08651859</text:p>
          </table:table-cell>
          <table:table-cell/>
          <table:table-cell table:formula="of:=([.D121]-[.E121])-([.D120]-[.E120])" office:value-type="float" office:value="-0.028212004">
            <text:p>-0.028212004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3636337">
            <text:p>0.3636337</text:p>
          </table:table-cell>
          <table:table-cell office:value-type="float" office:value="0.36878532">
            <text:p>0.36878532</text:p>
          </table:table-cell>
          <table:table-cell office:value-type="float" office:value="0.009505399">
            <text:p>0.009505399</text:p>
          </table:table-cell>
          <table:table-cell office:value-type="float" office:value="0.033276327">
            <text:p>0.033276327</text:p>
          </table:table-cell>
          <table:table-cell/>
          <table:table-cell table:formula="of:=([.D122]-[.E122])-([.D121]-[.E121])" office:value-type="float" office:value="0.050820554">
            <text:p>0.050820554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3586337">
            <text:p>0.3586337</text:p>
          </table:table-cell>
          <table:table-cell office:value-type="float" office:value="0.3605494">
            <text:p>0.3605494</text:p>
          </table:table-cell>
          <table:table-cell office:value-type="float" office:value="0.00865611">
            <text:p>0.00865611</text:p>
          </table:table-cell>
          <table:table-cell office:value-type="float" office:value="-0.06655273">
            <text:p>-0.06655273</text:p>
          </table:table-cell>
          <table:table-cell/>
          <table:table-cell table:formula="of:=([.D123]-[.E123])-([.D122]-[.E122])" office:value-type="float" office:value="0.098979768">
            <text:p>0.098979768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3536337">
            <text:p>0.3536337</text:p>
          </table:table-cell>
          <table:table-cell office:value-type="float" office:value="0.3513984">
            <text:p>0.3513984</text:p>
          </table:table-cell>
          <table:table-cell office:value-type="float" office:value="0.0108114155">
            <text:p>0.0108114155</text:p>
          </table:table-cell>
          <table:table-cell office:value-type="float" office:value="-0.053242102">
            <text:p>-0.053242102</text:p>
          </table:table-cell>
          <table:table-cell/>
          <table:table-cell table:formula="of:=([.D124]-[.E124])-([.D123]-[.E123])" office:value-type="float" office:value="-0.0111553225">
            <text:p>-0.0111553225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3486337">
            <text:p>0.3486337</text:p>
          </table:table-cell>
          <table:table-cell office:value-type="float" office:value="0.35505882">
            <text:p>0.35505882</text:p>
          </table:table-cell>
          <table:table-cell office:value-type="float" office:value="0.012597739">
            <text:p>0.012597739</text:p>
          </table:table-cell>
          <table:table-cell office:value-type="float" office:value="-0.03993164">
            <text:p>-0.03993164</text:p>
          </table:table-cell>
          <table:table-cell/>
          <table:table-cell table:formula="of:=([.D125]-[.E125])-([.D124]-[.E124])" office:value-type="float" office:value="-0.0115241385">
            <text:p>-0.0115241385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3436337">
            <text:p>0.3436337</text:p>
          </table:table-cell>
          <table:table-cell office:value-type="float" office:value="0.35048333">
            <text:p>0.35048333</text:p>
          </table:table-cell>
          <table:table-cell office:value-type="float" office:value="0.014016455">
            <text:p>0.014016455</text:p>
          </table:table-cell>
          <table:table-cell office:value-type="float" office:value="0.019965779">
            <text:p>0.019965779</text:p>
          </table:table-cell>
          <table:table-cell/>
          <table:table-cell table:formula="of:=([.D126]-[.E126])-([.D125]-[.E125])" office:value-type="float" office:value="-0.058478703">
            <text:p>-0.058478703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33863372">
            <text:p>0.33863372</text:p>
          </table:table-cell>
          <table:table-cell office:value-type="float" office:value="0.34956822">
            <text:p>0.34956822</text:p>
          </table:table-cell>
          <table:table-cell office:value-type="float" office:value="0.013647801">
            <text:p>0.013647801</text:p>
          </table:table-cell>
          <table:table-cell office:value-type="float" office:value="0.039931558">
            <text:p>0.039931558</text:p>
          </table:table-cell>
          <table:table-cell/>
          <table:table-cell table:formula="of:=([.D127]-[.E127])-([.D126]-[.E126])" office:value-type="float" office:value="-0.020334433">
            <text:p>-0.020334433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33363372">
            <text:p>0.33363372</text:p>
          </table:table-cell>
          <table:table-cell office:value-type="float" office:value="0.3596343">
            <text:p>0.3596343</text:p>
          </table:table-cell>
          <table:table-cell office:value-type="float" office:value="0.012672102">
            <text:p>0.012672102</text:p>
          </table:table-cell>
          <table:table-cell office:value-type="float" office:value="-0.04658687">
            <text:p>-0.04658687</text:p>
          </table:table-cell>
          <table:table-cell/>
          <table:table-cell table:formula="of:=([.D128]-[.E128])-([.D127]-[.E127])" office:value-type="float" office:value="0.085542729">
            <text:p>0.085542729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32863373">
            <text:p>0.32863373</text:p>
          </table:table-cell>
          <table:table-cell office:value-type="float" office:value="0.34956822">
            <text:p>0.34956822</text:p>
          </table:table-cell>
          <table:table-cell office:value-type="float" office:value="0.014308179">
            <text:p>0.014308179</text:p>
          </table:table-cell>
          <table:table-cell office:value-type="float" office:value="-0.026621094">
            <text:p>-0.026621094</text:p>
          </table:table-cell>
          <table:table-cell/>
          <table:table-cell table:formula="of:=([.D129]-[.E129])-([.D128]-[.E128])" office:value-type="float" office:value="-0.018329699">
            <text:p>-0.018329699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32363373">
            <text:p>0.32363373</text:p>
          </table:table-cell>
          <table:table-cell office:value-type="float" office:value="0.3248605">
            <text:p>0.3248605</text:p>
          </table:table-cell>
          <table:table-cell office:value-type="float" office:value="0.015366281">
            <text:p>0.015366281</text:p>
          </table:table-cell>
          <table:table-cell office:value-type="float" office:value="0.08651859">
            <text:p>0.08651859</text:p>
          </table:table-cell>
          <table:table-cell/>
          <table:table-cell table:formula="of:=([.D130]-[.E130])-([.D129]-[.E129])" office:value-type="float" office:value="-0.112081582">
            <text:p>-0.112081582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31863374">
            <text:p>0.31863374</text:p>
          </table:table-cell>
          <table:table-cell office:value-type="float" office:value="0.32303032">
            <text:p>0.32303032</text:p>
          </table:table-cell>
          <table:table-cell office:value-type="float" office:value="0.013005217">
            <text:p>0.013005217</text:p>
          </table:table-cell>
          <table:table-cell office:value-type="float" office:value="0.08651851">
            <text:p>0.08651851</text:p>
          </table:table-cell>
          <table:table-cell/>
          <table:table-cell table:formula="of:=([.D131]-[.E131])-([.D130]-[.E130])" office:value-type="float" office:value="-0.002360984">
            <text:p>-0.002360984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31363374">
            <text:p>0.31363374</text:p>
          </table:table-cell>
          <table:table-cell office:value-type="float" office:value="0.3175397">
            <text:p>0.3175397</text:p>
          </table:table-cell>
          <table:table-cell office:value-type="float" office:value="0.0106069725">
            <text:p>0.0106069725</text:p>
          </table:table-cell>
          <table:table-cell office:value-type="float" office:value="0.07320796">
            <text:p>0.07320796</text:p>
          </table:table-cell>
          <table:table-cell/>
          <table:table-cell table:formula="of:=([.D132]-[.E132])-([.D131]-[.E131])" office:value-type="float" office:value="0.0109123055">
            <text:p>0.0109123055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30863374">
            <text:p>0.30863374</text:p>
          </table:table-cell>
          <table:table-cell office:value-type="float" office:value="0.31204912">
            <text:p>0.31204912</text:p>
          </table:table-cell>
          <table:table-cell office:value-type="float" office:value="0.0085709235">
            <text:p>0.0085709235</text:p>
          </table:table-cell>
          <table:table-cell office:value-type="float" office:value="0.046586957">
            <text:p>0.046586957</text:p>
          </table:table-cell>
          <table:table-cell/>
          <table:table-cell table:formula="of:=([.D133]-[.E133])-([.D132]-[.E132])" office:value-type="float" office:value="0.024584954">
            <text:p>0.024584954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30363375">
            <text:p>0.30363375</text:p>
          </table:table-cell>
          <table:table-cell office:value-type="float" office:value="0.3074736">
            <text:p>0.3074736</text:p>
          </table:table-cell>
          <table:table-cell office:value-type="float" office:value="0.007305831">
            <text:p>0.007305831</text:p>
          </table:table-cell>
          <table:table-cell office:value-type="float" office:value="-0.093173824">
            <text:p>-0.093173824</text:p>
          </table:table-cell>
          <table:table-cell/>
          <table:table-cell table:formula="of:=([.D134]-[.E134])-([.D133]-[.E133])" office:value-type="float" office:value="0.1384956885">
            <text:p>0.1384956885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29863375">
            <text:p>0.29863375</text:p>
          </table:table-cell>
          <table:table-cell office:value-type="float" office:value="0.30106792">
            <text:p>0.30106792</text:p>
          </table:table-cell>
          <table:table-cell office:value-type="float" office:value="0.0102478415">
            <text:p>0.0102478415</text:p>
          </table:table-cell>
          <table:table-cell office:value-type="float" office:value="-0.019965863">
            <text:p>-0.019965863</text:p>
          </table:table-cell>
          <table:table-cell/>
          <table:table-cell table:formula="of:=([.D135]-[.E135])-([.D134]-[.E134])" office:value-type="float" office:value="-0.0702659505">
            <text:p>-0.0702659505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29363376">
            <text:p>0.29363376</text:p>
          </table:table-cell>
          <table:table-cell office:value-type="float" office:value="0.2946622">
            <text:p>0.2946622</text:p>
          </table:table-cell>
          <table:table-cell office:value-type="float" office:value="0.011023934">
            <text:p>0.011023934</text:p>
          </table:table-cell>
          <table:table-cell office:value-type="float" office:value="0.106484376">
            <text:p>0.106484376</text:p>
          </table:table-cell>
          <table:table-cell/>
          <table:table-cell table:formula="of:=([.D136]-[.E136])-([.D135]-[.E135])" office:value-type="float" office:value="-0.1256741465">
            <text:p>-0.1256741465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28863376">
            <text:p>0.28863376</text:p>
          </table:table-cell>
          <table:table-cell office:value-type="float" office:value="0.2937471">
            <text:p>0.2937471</text:p>
          </table:table-cell>
          <table:table-cell office:value-type="float" office:value="0.00798692">
            <text:p>0.00798692</text:p>
          </table:table-cell>
          <table:table-cell office:value-type="float" office:value="0.05989742">
            <text:p>0.05989742</text:p>
          </table:table-cell>
          <table:table-cell/>
          <table:table-cell table:formula="of:=([.D137]-[.E137])-([.D136]-[.E136])" office:value-type="float" office:value="0.043549942">
            <text:p>0.043549942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28363377">
            <text:p>0.28363377</text:p>
          </table:table-cell>
          <table:table-cell office:value-type="float" office:value="0.2919169">
            <text:p>0.2919169</text:p>
          </table:table-cell>
          <table:table-cell office:value-type="float" office:value="0.006310077">
            <text:p>0.006310077</text:p>
          </table:table-cell>
          <table:table-cell office:value-type="float" office:value="0.09982906">
            <text:p>0.09982906</text:p>
          </table:table-cell>
          <table:table-cell/>
          <table:table-cell table:formula="of:=([.D138]-[.E138])-([.D137]-[.E137])" office:value-type="float" office:value="-0.041608483">
            <text:p>-0.041608483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27863377">
            <text:p>0.27863377</text:p>
          </table:table-cell>
          <table:table-cell office:value-type="float" office:value="0.28734142">
            <text:p>0.28734142</text:p>
          </table:table-cell>
          <table:table-cell office:value-type="float" office:value="0.0033976114">
            <text:p>0.0033976114</text:p>
          </table:table-cell>
          <table:table-cell office:value-type="float" office:value="0.11979492">
            <text:p>0.11979492</text:p>
          </table:table-cell>
          <table:table-cell/>
          <table:table-cell table:formula="of:=([.D139]-[.E139])-([.D138]-[.E138])" office:value-type="float" office:value="-0.0228783256">
            <text:p>-0.0228783256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27363378">
            <text:p>0.27363378</text:p>
          </table:table-cell>
          <table:table-cell office:value-type="float" office:value="0.2882565">
            <text:p>0.2882565</text:p>
          </table:table-cell>
          <table:table-cell office:value-type="float" office:value="-0.0001687953">
            <text:p>-0.0001687953</text:p>
          </table:table-cell>
          <table:table-cell office:value-type="float" office:value="0.019965779">
            <text:p>0.019965779</text:p>
          </table:table-cell>
          <table:table-cell/>
          <table:table-cell table:formula="of:=([.D140]-[.E140])-([.D139]-[.E139])" office:value-type="float" office:value="0.0962627343">
            <text:p>0.0962627343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26863378">
            <text:p>0.26863378</text:p>
          </table:table-cell>
          <table:table-cell office:value-type="float" office:value="0.2763602">
            <text:p>0.2763602</text:p>
          </table:table-cell>
          <table:table-cell office:value-type="float" office:value="-0.00077596307">
            <text:p>-0.0007759631</text:p>
          </table:table-cell>
          <table:table-cell office:value-type="float" office:value="0.07986328">
            <text:p>0.07986328</text:p>
          </table:table-cell>
          <table:table-cell/>
          <table:table-cell table:formula="of:=([.D141]-[.E141])-([.D140]-[.E140])" office:value-type="float" office:value="-0.06050466877">
            <text:p>-0.0605046688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2636338">
            <text:p>0.2636338</text:p>
          </table:table-cell>
          <table:table-cell office:value-type="float" office:value="0.26995453">
            <text:p>0.26995453</text:p>
          </table:table-cell>
          <table:table-cell office:value-type="float" office:value="-0.0032055427">
            <text:p>-0.0032055427</text:p>
          </table:table-cell>
          <table:table-cell office:value-type="float" office:value="0.03327641">
            <text:p>0.03327641</text:p>
          </table:table-cell>
          <table:table-cell/>
          <table:table-cell table:formula="of:=([.D142]-[.E142])-([.D141]-[.E141])" office:value-type="float" office:value="0.04415729037">
            <text:p>0.0441572904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2586338">
            <text:p>0.2586338</text:p>
          </table:table-cell>
          <table:table-cell office:value-type="float" office:value="0.25165248">
            <text:p>0.25165248</text:p>
          </table:table-cell>
          <table:table-cell office:value-type="float" office:value="-0.00426663">
            <text:p>-0.00426663</text:p>
          </table:table-cell>
          <table:table-cell office:value-type="float" office:value="0.04658687">
            <text:p>0.04658687</text:p>
          </table:table-cell>
          <table:table-cell/>
          <table:table-cell table:formula="of:=([.D143]-[.E143])-([.D142]-[.E142])" office:value-type="float" office:value="-0.0143715473">
            <text:p>-0.0143715473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2536338">
            <text:p>0.2536338</text:p>
          </table:table-cell>
          <table:table-cell office:value-type="float" office:value="0.25531292">
            <text:p>0.25531292</text:p>
          </table:table-cell>
          <table:table-cell office:value-type="float" office:value="-0.0057439534">
            <text:p>-0.0057439534</text:p>
          </table:table-cell>
          <table:table-cell office:value-type="float" office:value="0.03327641">
            <text:p>0.03327641</text:p>
          </table:table-cell>
          <table:table-cell/>
          <table:table-cell table:formula="of:=([.D144]-[.E144])-([.D143]-[.E143])" office:value-type="float" office:value="0.0118331366">
            <text:p>0.0118331366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2486338">
            <text:p>0.2486338</text:p>
          </table:table-cell>
          <table:table-cell office:value-type="float" office:value="0.24616191">
            <text:p>0.24616191</text:p>
          </table:table-cell>
          <table:table-cell office:value-type="float" office:value="-0.006845618">
            <text:p>-0.006845618</text:p>
          </table:table-cell>
          <table:table-cell office:value-type="float" office:value="0.019965863">
            <text:p>0.019965863</text:p>
          </table:table-cell>
          <table:table-cell/>
          <table:table-cell table:formula="of:=([.D145]-[.E145])-([.D144]-[.E144])" office:value-type="float" office:value="0.0122088824">
            <text:p>0.0122088824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2436338">
            <text:p>0.2436338</text:p>
          </table:table-cell>
          <table:table-cell office:value-type="float" office:value="0.24433169">
            <text:p>0.24433169</text:p>
          </table:table-cell>
          <table:table-cell office:value-type="float" office:value="-0.0075605116">
            <text:p>-0.0075605116</text:p>
          </table:table-cell>
          <table:table-cell office:value-type="float" office:value="0.006655316">
            <text:p>0.006655316</text:p>
          </table:table-cell>
          <table:table-cell/>
          <table:table-cell table:formula="of:=([.D146]-[.E146])-([.D145]-[.E145])" office:value-type="float" office:value="0.0125956534">
            <text:p>0.0125956534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23863381">
            <text:p>0.23863381</text:p>
          </table:table-cell>
          <table:table-cell office:value-type="float" office:value="0.24433169">
            <text:p>0.24433169</text:p>
          </table:table-cell>
          <table:table-cell office:value-type="float" office:value="-0.007885542">
            <text:p>-0.007885542</text:p>
          </table:table-cell>
          <table:table-cell office:value-type="float" office:value="0.006655316">
            <text:p>0.006655316</text:p>
          </table:table-cell>
          <table:table-cell/>
          <table:table-cell table:formula="of:=([.D147]-[.E147])-([.D146]-[.E146])" office:value-type="float" office:value="-0.000325030399999999">
            <text:p>-0.0003250304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23363382">
            <text:p>0.23363382</text:p>
          </table:table-cell>
          <table:table-cell office:value-type="float" office:value="0.2406713">
            <text:p>0.2406713</text:p>
          </table:table-cell>
          <table:table-cell office:value-type="float" office:value="-0.008218066">
            <text:p>-0.008218066</text:p>
          </table:table-cell>
          <table:table-cell office:value-type="float" office:value="0.03327641">
            <text:p>0.03327641</text:p>
          </table:table-cell>
          <table:table-cell/>
          <table:table-cell table:formula="of:=([.D148]-[.E148])-([.D147]-[.E147])" office:value-type="float" office:value="-0.026953618">
            <text:p>-0.026953618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22863382">
            <text:p>0.22863382</text:p>
          </table:table-cell>
          <table:table-cell office:value-type="float" office:value="0.23609582">
            <text:p>0.23609582</text:p>
          </table:table-cell>
          <table:table-cell office:value-type="float" office:value="-0.009361607">
            <text:p>-0.009361607</text:p>
          </table:table-cell>
          <table:table-cell office:value-type="float" office:value="0.02662101">
            <text:p>0.02662101</text:p>
          </table:table-cell>
          <table:table-cell/>
          <table:table-cell table:formula="of:=([.D149]-[.E149])-([.D148]-[.E148])" office:value-type="float" office:value="0.005511859">
            <text:p>0.005511859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22363383">
            <text:p>0.22363383</text:p>
          </table:table-cell>
          <table:table-cell office:value-type="float" office:value="0.2278599">
            <text:p>0.2278599</text:p>
          </table:table-cell>
          <table:table-cell office:value-type="float" office:value="-0.010322437">
            <text:p>-0.010322437</text:p>
          </table:table-cell>
          <table:table-cell office:value-type="float" office:value="0.05989742">
            <text:p>0.05989742</text:p>
          </table:table-cell>
          <table:table-cell/>
          <table:table-cell table:formula="of:=([.D150]-[.E150])-([.D149]-[.E149])" office:value-type="float" office:value="-0.03423724">
            <text:p>-0.03423724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21863383">
            <text:p>0.21863383</text:p>
          </table:table-cell>
          <table:table-cell office:value-type="float" office:value="0.21962401">
            <text:p>0.21962401</text:p>
          </table:table-cell>
          <table:table-cell office:value-type="float" office:value="-0.012302248">
            <text:p>-0.012302248</text:p>
          </table:table-cell>
          <table:table-cell office:value-type="float" office:value="0.07986328">
            <text:p>0.07986328</text:p>
          </table:table-cell>
          <table:table-cell/>
          <table:table-cell table:formula="of:=([.D151]-[.E151])-([.D150]-[.E150])" office:value-type="float" office:value="-0.021945671">
            <text:p>-0.021945671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21363384">
            <text:p>0.21363384</text:p>
          </table:table-cell>
          <table:table-cell office:value-type="float" office:value="0.2159636">
            <text:p>0.2159636</text:p>
          </table:table-cell>
          <table:table-cell office:value-type="float" office:value="-0.014913615">
            <text:p>-0.014913615</text:p>
          </table:table-cell>
          <table:table-cell office:value-type="float" office:value="0.026621094">
            <text:p>0.026621094</text:p>
          </table:table-cell>
          <table:table-cell/>
          <table:table-cell table:formula="of:=([.D152]-[.E152])-([.D151]-[.E151])" office:value-type="float" office:value="0.050630819">
            <text:p>0.050630819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20863384">
            <text:p>0.20863384</text:p>
          </table:table-cell>
          <table:table-cell office:value-type="float" office:value="0.20315221">
            <text:p>0.20315221</text:p>
          </table:table-cell>
          <table:table-cell office:value-type="float" office:value="-0.01595641">
            <text:p>-0.01595641</text:p>
          </table:table-cell>
          <table:table-cell office:value-type="float" office:value="0.053242188">
            <text:p>0.053242188</text:p>
          </table:table-cell>
          <table:table-cell/>
          <table:table-cell table:formula="of:=([.D153]-[.E153])-([.D152]-[.E152])" office:value-type="float" office:value="-0.027663889">
            <text:p>-0.027663889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20363384">
            <text:p>0.20363384</text:p>
          </table:table-cell>
          <table:table-cell office:value-type="float" office:value="0.20315221">
            <text:p>0.20315221</text:p>
          </table:table-cell>
          <table:table-cell office:value-type="float" office:value="-0.017808808">
            <text:p>-0.017808808</text:p>
          </table:table-cell>
          <table:table-cell office:value-type="float" office:value="0.026621094">
            <text:p>0.026621094</text:p>
          </table:table-cell>
          <table:table-cell/>
          <table:table-cell table:formula="of:=([.D154]-[.E154])-([.D153]-[.E153])" office:value-type="float" office:value="0.024768696">
            <text:p>0.024768696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19863385">
            <text:p>0.19863385</text:p>
          </table:table-cell>
          <table:table-cell office:value-type="float" office:value="0.19583142">
            <text:p>0.19583142</text:p>
          </table:table-cell>
          <table:table-cell office:value-type="float" office:value="-0.018888986">
            <text:p>-0.018888986</text:p>
          </table:table-cell>
          <table:table-cell office:value-type="float" office:value="0.026621137">
            <text:p>0.026621137</text:p>
          </table:table-cell>
          <table:table-cell/>
          <table:table-cell table:formula="of:=([.D155]-[.E155])-([.D154]-[.E154])" office:value-type="float" office:value="-0.00108022099999999">
            <text:p>-0.001080221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19413528">
            <text:p>0.19413528</text:p>
          </table:table-cell>
          <table:table-cell office:value-type="float" office:value="0.1985767">
            <text:p>0.1985767</text:p>
          </table:table-cell>
          <table:table-cell office:value-type="float" office:value="-0.019979471">
            <text:p>-0.019979471</text:p>
          </table:table-cell>
          <table:table-cell office:value-type="float" office:value="-0.006655316">
            <text:p>-0.006655316</text:p>
          </table:table-cell>
          <table:table-cell/>
          <table:table-cell table:formula="of:=([.D156]-[.E156])-([.D155]-[.E155])" office:value-type="float" office:value="0.032185968">
            <text:p>0.032185968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1911567">
            <text:p>0.1911567</text:p>
          </table:table-cell>
          <table:table-cell office:value-type="float" office:value="0.1930861">
            <text:p>0.1930861</text:p>
          </table:table-cell>
          <table:table-cell office:value-type="float" office:value="-0.020089578">
            <text:p>-0.020089578</text:p>
          </table:table-cell>
          <table:table-cell office:value-type="float" office:value="-0.033276364">
            <text:p>-0.033276364</text:p>
          </table:table-cell>
          <table:table-cell/>
          <table:table-cell table:formula="of:=([.D157]-[.E157])-([.D156]-[.E156])" office:value-type="float" office:value="0.026510941">
            <text:p>0.026510941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18826047">
            <text:p>0.18826047</text:p>
          </table:table-cell>
          <table:table-cell office:value-type="float" office:value="0.1866804">
            <text:p>0.1866804</text:p>
          </table:table-cell>
          <table:table-cell office:value-type="float" office:value="-0.019392673">
            <text:p>-0.019392673</text:p>
          </table:table-cell>
          <table:table-cell office:value-type="float" office:value="-0.013310547">
            <text:p>-0.013310547</text:p>
          </table:table-cell>
          <table:table-cell/>
          <table:table-cell table:formula="of:=([.D158]-[.E158])-([.D157]-[.E157])" office:value-type="float" office:value="-0.019268912">
            <text:p>-0.019268912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18546031">
            <text:p>0.18546031</text:p>
          </table:table-cell>
          <table:table-cell office:value-type="float" office:value="0.1811898">
            <text:p>0.1811898</text:p>
          </table:table-cell>
          <table:table-cell office:value-type="float" office:value="-0.019283144">
            <text:p>-0.019283144</text:p>
          </table:table-cell>
          <table:table-cell office:value-type="float" office:value="-0.013310547">
            <text:p>-0.013310547</text:p>
          </table:table-cell>
          <table:table-cell/>
          <table:table-cell table:formula="of:=([.D159]-[.E159])-([.D158]-[.E158])" office:value-type="float" office:value="0.000109529000000001">
            <text:p>0.000109529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18274254">
            <text:p>0.18274254</text:p>
          </table:table-cell>
          <table:table-cell office:value-type="float" office:value="0.17203881">
            <text:p>0.17203881</text:p>
          </table:table-cell>
          <table:table-cell office:value-type="float" office:value="-0.019167647">
            <text:p>-0.019167647</text:p>
          </table:table-cell>
          <table:table-cell office:value-type="float" office:value="0.013310547">
            <text:p>0.013310547</text:p>
          </table:table-cell>
          <table:table-cell/>
          <table:table-cell table:formula="of:=([.D160]-[.E160])-([.D159]-[.E159])" office:value-type="float" office:value="-0.026505597">
            <text:p>-0.026505597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18016201">
            <text:p>0.18016201</text:p>
          </table:table-cell>
          <table:table-cell office:value-type="float" office:value="0.1802747">
            <text:p>0.1802747</text:p>
          </table:table-cell>
          <table:table-cell office:value-type="float" office:value="-0.01984437">
            <text:p>-0.01984437</text:p>
          </table:table-cell>
          <table:table-cell office:value-type="float" office:value="0.0066552735">
            <text:p>0.0066552735</text:p>
          </table:table-cell>
          <table:table-cell/>
          <table:table-cell table:formula="of:=([.D161]-[.E161])-([.D160]-[.E160])" office:value-type="float" office:value="0.0059785505">
            <text:p>0.0059785505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17745796">
            <text:p>0.17745796</text:p>
          </table:table-cell>
          <table:table-cell office:value-type="float" office:value="0.17386901">
            <text:p>0.17386901</text:p>
          </table:table-cell>
          <table:table-cell office:value-type="float" office:value="-0.020347938">
            <text:p>-0.020347938</text:p>
          </table:table-cell>
          <table:table-cell office:value-type="float" office:value="0.013310505">
            <text:p>0.013310505</text:p>
          </table:table-cell>
          <table:table-cell/>
          <table:table-cell table:formula="of:=([.D162]-[.E162])-([.D161]-[.E161])" office:value-type="float" office:value="-0.0071587995">
            <text:p>-0.0071587995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17484999">
            <text:p>0.17484999</text:p>
          </table:table-cell>
          <table:table-cell office:value-type="float" office:value="0.17020862">
            <text:p>0.17020862</text:p>
          </table:table-cell>
          <table:table-cell office:value-type="float" office:value="-0.021053735">
            <text:p>-0.021053735</text:p>
          </table:table-cell>
          <table:table-cell office:value-type="float" office:value="0.026621094">
            <text:p>0.026621094</text:p>
          </table:table-cell>
          <table:table-cell/>
          <table:table-cell table:formula="of:=([.D163]-[.E163])-([.D162]-[.E162])" office:value-type="float" office:value="-0.014016386">
            <text:p>-0.014016386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17229691">
            <text:p>0.17229691</text:p>
          </table:table-cell>
          <table:table-cell office:value-type="float" office:value="0.16929352">
            <text:p>0.16929352</text:p>
          </table:table-cell>
          <table:table-cell office:value-type="float" office:value="-0.02217026">
            <text:p>-0.02217026</text:p>
          </table:table-cell>
          <table:table-cell office:value-type="float" office:value="0.01996582">
            <text:p>0.01996582</text:p>
          </table:table-cell>
          <table:table-cell/>
          <table:table-cell table:formula="of:=([.D164]-[.E164])-([.D163]-[.E163])" office:value-type="float" office:value="0.005538749">
            <text:p>0.005538749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16975757">
            <text:p>0.16975757</text:p>
          </table:table-cell>
          <table:table-cell office:value-type="float" office:value="0.16929352">
            <text:p>0.16929352</text:p>
          </table:table-cell>
          <table:table-cell office:value-type="float" office:value="-0.02310536">
            <text:p>-0.02310536</text:p>
          </table:table-cell>
          <table:table-cell office:value-type="float" office:value="0.01996582">
            <text:p>0.01996582</text:p>
          </table:table-cell>
          <table:table-cell/>
          <table:table-cell table:formula="of:=([.D165]-[.E165])-([.D164]-[.E164])" office:value-type="float" office:value="-0.000935100000000001">
            <text:p>-0.0009351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16721822">
            <text:p>0.16721822</text:p>
          </table:table-cell>
          <table:table-cell office:value-type="float" office:value="0.1711237">
            <text:p>0.1711237</text:p>
          </table:table-cell>
          <table:table-cell office:value-type="float" office:value="-0.024059761">
            <text:p>-0.024059761</text:p>
          </table:table-cell>
          <table:table-cell office:value-type="float" office:value="-0.033276327">
            <text:p>-0.033276327</text:p>
          </table:table-cell>
          <table:table-cell/>
          <table:table-cell table:formula="of:=([.D166]-[.E166])-([.D165]-[.E165])" office:value-type="float" office:value="0.052287746">
            <text:p>0.052287746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16465142">
            <text:p>0.16465142</text:p>
          </table:table-cell>
          <table:table-cell office:value-type="float" office:value="0.17386901">
            <text:p>0.17386901</text:p>
          </table:table-cell>
          <table:table-cell office:value-type="float" office:value="-0.023428768">
            <text:p>-0.023428768</text:p>
          </table:table-cell>
          <table:table-cell office:value-type="float" office:value="-0.039931595">
            <text:p>-0.039931595</text:p>
          </table:table-cell>
          <table:table-cell/>
          <table:table-cell table:formula="of:=([.D167]-[.E167])-([.D166]-[.E166])" office:value-type="float" office:value="0.007286261">
            <text:p>0.007286261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16204347">
            <text:p>0.16204347</text:p>
          </table:table-cell>
          <table:table-cell office:value-type="float" office:value="0.16197272">
            <text:p>0.16197272</text:p>
          </table:table-cell>
          <table:table-cell office:value-type="float" office:value="-0.022598255">
            <text:p>-0.022598255</text:p>
          </table:table-cell>
          <table:table-cell office:value-type="float" office:value="-0.01996582">
            <text:p>-0.01996582</text:p>
          </table:table-cell>
          <table:table-cell/>
          <table:table-cell table:formula="of:=([.D168]-[.E168])-([.D167]-[.E167])" office:value-type="float" office:value="-0.019135262">
            <text:p>-0.019135262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15961395">
            <text:p>0.15961395</text:p>
          </table:table-cell>
          <table:table-cell office:value-type="float" office:value="0.1564821">
            <text:p>0.1564821</text:p>
          </table:table-cell>
          <table:table-cell office:value-type="float" office:value="-0.022338701">
            <text:p>-0.022338701</text:p>
          </table:table-cell>
          <table:table-cell office:value-type="float" office:value="-0.033276364">
            <text:p>-0.033276364</text:p>
          </table:table-cell>
          <table:table-cell/>
          <table:table-cell table:formula="of:=([.D169]-[.E169])-([.D168]-[.E168])" office:value-type="float" office:value="0.013570098">
            <text:p>0.013570098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1572668">
            <text:p>0.1572668</text:p>
          </table:table-cell>
          <table:table-cell office:value-type="float" office:value="0.15465191">
            <text:p>0.15465191</text:p>
          </table:table-cell>
          <table:table-cell office:value-type="float" office:value="-0.02166637">
            <text:p>-0.02166637</text:p>
          </table:table-cell>
          <table:table-cell office:value-type="float" office:value="-0.01996582">
            <text:p>-0.01996582</text:p>
          </table:table-cell>
          <table:table-cell/>
          <table:table-cell table:formula="of:=([.D170]-[.E170])-([.D169]-[.E169])" office:value-type="float" office:value="-0.012638213">
            <text:p>-0.012638213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15494707">
            <text:p>0.15494707</text:p>
          </table:table-cell>
          <table:table-cell office:value-type="float" office:value="0.1528217">
            <text:p>0.1528217</text:p>
          </table:table-cell>
          <table:table-cell office:value-type="float" office:value="-0.02138728">
            <text:p>-0.02138728</text:p>
          </table:table-cell>
          <table:table-cell office:value-type="float" office:value="0.0066552735">
            <text:p>0.0066552735</text:p>
          </table:table-cell>
          <table:table-cell/>
          <table:table-cell table:formula="of:=([.D171]-[.E171])-([.D170]-[.E170])" office:value-type="float" office:value="-0.0263420035">
            <text:p>-0.0263420035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15265481">
            <text:p>0.15265481</text:p>
          </table:table-cell>
          <table:table-cell office:value-type="float" office:value="0.155567">
            <text:p>0.155567</text:p>
          </table:table-cell>
          <table:table-cell office:value-type="float" office:value="-0.021909596">
            <text:p>-0.021909596</text:p>
          </table:table-cell>
          <table:table-cell office:value-type="float" office:value="-0.026621094">
            <text:p>-0.026621094</text:p>
          </table:table-cell>
          <table:table-cell/>
          <table:table-cell table:formula="of:=([.D172]-[.E172])-([.D171]-[.E171])" office:value-type="float" office:value="0.0327540515">
            <text:p>0.0327540515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15032136">
            <text:p>0.15032136</text:p>
          </table:table-cell>
          <table:table-cell office:value-type="float" office:value="0.1500764">
            <text:p>0.1500764</text:p>
          </table:table-cell>
          <table:table-cell office:value-type="float" office:value="-0.021444874">
            <text:p>-0.021444874</text:p>
          </table:table-cell>
          <table:table-cell office:value-type="float" office:value="-0.03993164">
            <text:p>-0.03993164</text:p>
          </table:table-cell>
          <table:table-cell/>
          <table:table-cell table:formula="of:=([.D173]-[.E173])-([.D172]-[.E172])" office:value-type="float" office:value="0.013775268">
            <text:p>0.013775268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14807026">
            <text:p>0.14807026</text:p>
          </table:table-cell>
          <table:table-cell office:value-type="float" office:value="0.14824621">
            <text:p>0.14824621</text:p>
          </table:table-cell>
          <table:table-cell office:value-type="float" office:value="-0.020563845">
            <text:p>-0.020563845</text:p>
          </table:table-cell>
          <table:table-cell office:value-type="float" office:value="-0.026621094">
            <text:p>-0.026621094</text:p>
          </table:table-cell>
          <table:table-cell/>
          <table:table-cell table:formula="of:=([.D174]-[.E174])-([.D173]-[.E173])" office:value-type="float" office:value="-0.012429517">
            <text:p>-0.012429517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1458466">
            <text:p>0.1458466</text:p>
          </table:table-cell>
          <table:table-cell office:value-type="float" office:value="0.1500764">
            <text:p>0.1500764</text:p>
          </table:table-cell>
          <table:table-cell office:value-type="float" office:value="-0.020072656">
            <text:p>-0.020072656</text:p>
          </table:table-cell>
          <table:table-cell office:value-type="float" office:value="-0.026621094">
            <text:p>-0.026621094</text:p>
          </table:table-cell>
          <table:table-cell/>
          <table:table-cell table:formula="of:=([.D175]-[.E175])-([.D174]-[.E174])" office:value-type="float" office:value="0.000491189">
            <text:p>0.000491189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14359552">
            <text:p>0.14359552</text:p>
          </table:table-cell>
          <table:table-cell office:value-type="float" office:value="0.14916131">
            <text:p>0.14916131</text:p>
          </table:table-cell>
          <table:table-cell office:value-type="float" office:value="-0.019582437">
            <text:p>-0.019582437</text:p>
          </table:table-cell>
          <table:table-cell office:value-type="float" office:value="-0.046586912">
            <text:p>-0.046586912</text:p>
          </table:table-cell>
          <table:table-cell/>
          <table:table-cell table:formula="of:=([.D176]-[.E176])-([.D175]-[.E175])" office:value-type="float" office:value="0.020456037">
            <text:p>0.020456037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14135815">
            <text:p>0.14135815</text:p>
          </table:table-cell>
          <table:table-cell office:value-type="float" office:value="0.14641601">
            <text:p>0.14641601</text:p>
          </table:table-cell>
          <table:table-cell office:value-type="float" office:value="-0.018483723">
            <text:p>-0.018483723</text:p>
          </table:table-cell>
          <table:table-cell office:value-type="float" office:value="-0.03993164">
            <text:p>-0.03993164</text:p>
          </table:table-cell>
          <table:table-cell/>
          <table:table-cell table:formula="of:=([.D177]-[.E177])-([.D176]-[.E176])" office:value-type="float" office:value="-0.005556558">
            <text:p>-0.005556558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13916194">
            <text:p>0.13916194</text:p>
          </table:table-cell>
          <table:table-cell office:value-type="float" office:value="0.14641601">
            <text:p>0.14641601</text:p>
          </table:table-cell>
          <table:table-cell office:value-type="float" office:value="-0.017568026">
            <text:p>-0.017568026</text:p>
          </table:table-cell>
          <table:table-cell office:value-type="float" office:value="-0.03993164">
            <text:p>-0.03993164</text:p>
          </table:table-cell>
          <table:table-cell/>
          <table:table-cell table:formula="of:=([.D178]-[.E178])-([.D177]-[.E177])" office:value-type="float" office:value="0.000915697">
            <text:p>0.000915697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13696574">
            <text:p>0.13696574</text:p>
          </table:table-cell>
          <table:table-cell office:value-type="float" office:value="0.14275561">
            <text:p>0.14275561</text:p>
          </table:table-cell>
          <table:table-cell office:value-type="float" office:value="-0.016642172">
            <text:p>-0.016642172</text:p>
          </table:table-cell>
          <table:table-cell office:value-type="float" office:value="-0.053242188">
            <text:p>-0.053242188</text:p>
          </table:table-cell>
          <table:table-cell/>
          <table:table-cell table:formula="of:=([.D179]-[.E179])-([.D178]-[.E178])" office:value-type="float" office:value="0.014236402">
            <text:p>0.014236402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13482442">
            <text:p>0.13482442</text:p>
          </table:table-cell>
          <table:table-cell office:value-type="float" office:value="0.14001031">
            <text:p>0.14001031</text:p>
          </table:table-cell>
          <table:table-cell office:value-type="float" office:value="-0.015296541">
            <text:p>-0.015296541</text:p>
          </table:table-cell>
          <table:table-cell office:value-type="float" office:value="-0.05989746">
            <text:p>-0.05989746</text:p>
          </table:table-cell>
          <table:table-cell/>
          <table:table-cell table:formula="of:=([.D180]-[.E180])-([.D179]-[.E179])" office:value-type="float" office:value="0.008000903">
            <text:p>0.008000903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13272427">
            <text:p>0.13272427</text:p>
          </table:table-cell>
          <table:table-cell office:value-type="float" office:value="0.13726501">
            <text:p>0.13726501</text:p>
          </table:table-cell>
          <table:table-cell office:value-type="float" office:value="-0.013727443">
            <text:p>-0.013727443</text:p>
          </table:table-cell>
          <table:table-cell office:value-type="float" office:value="-0.053242188">
            <text:p>-0.053242188</text:p>
          </table:table-cell>
          <table:table-cell/>
          <table:table-cell table:formula="of:=([.D181]-[.E181])-([.D180]-[.E180])" office:value-type="float" office:value="-0.005086174">
            <text:p>-0.005086174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13066535">
            <text:p>0.13066535</text:p>
          </table:table-cell>
          <table:table-cell office:value-type="float" office:value="0.13177441">
            <text:p>0.13177441</text:p>
          </table:table-cell>
          <table:table-cell office:value-type="float" office:value="-0.0123339025">
            <text:p>-0.0123339025</text:p>
          </table:table-cell>
          <table:table-cell office:value-type="float" office:value="-0.06655273">
            <text:p>-0.06655273</text:p>
          </table:table-cell>
          <table:table-cell/>
          <table:table-cell table:formula="of:=([.D182]-[.E182])-([.D181]-[.E181])" office:value-type="float" office:value="0.0147040825">
            <text:p>0.0147040825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12868875">
            <text:p>0.12868875</text:p>
          </table:table-cell>
          <table:table-cell office:value-type="float" office:value="0.1326895">
            <text:p>0.1326895</text:p>
          </table:table-cell>
          <table:table-cell office:value-type="float" office:value="-0.010511432">
            <text:p>-0.010511432</text:p>
          </table:table-cell>
          <table:table-cell office:value-type="float" office:value="-0.033276364">
            <text:p>-0.033276364</text:p>
          </table:table-cell>
          <table:table-cell/>
          <table:table-cell table:formula="of:=([.D183]-[.E183])-([.D182]-[.E182])" office:value-type="float" office:value="-0.0314538955">
            <text:p>-0.0314538955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12669842">
            <text:p>0.12669842</text:p>
          </table:table-cell>
          <table:table-cell office:value-type="float" office:value="0.1336046">
            <text:p>0.1336046</text:p>
          </table:table-cell>
          <table:table-cell office:value-type="float" office:value="-0.009670425">
            <text:p>-0.009670425</text:p>
          </table:table-cell>
          <table:table-cell office:value-type="float" office:value="-0.026621094">
            <text:p>-0.026621094</text:p>
          </table:table-cell>
          <table:table-cell/>
          <table:table-cell table:formula="of:=([.D184]-[.E184])-([.D183]-[.E183])" office:value-type="float" office:value="-0.005814263">
            <text:p>-0.005814263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12469438">
            <text:p>0.12469438</text:p>
          </table:table-cell>
          <table:table-cell office:value-type="float" office:value="0.13177441">
            <text:p>0.13177441</text:p>
          </table:table-cell>
          <table:table-cell office:value-type="float" office:value="-0.009020794">
            <text:p>-0.009020794</text:p>
          </table:table-cell>
          <table:table-cell office:value-type="float" office:value="-0.07986328">
            <text:p>-0.07986328</text:p>
          </table:table-cell>
          <table:table-cell/>
          <table:table-cell table:formula="of:=([.D185]-[.E185])-([.D184]-[.E184])" office:value-type="float" office:value="0.053891817">
            <text:p>0.053891817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12271777">
            <text:p>0.12271777</text:p>
          </table:table-cell>
          <table:table-cell office:value-type="float" office:value="0.12902911">
            <text:p>0.12902911</text:p>
          </table:table-cell>
          <table:table-cell office:value-type="float" office:value="-0.0067508984">
            <text:p>-0.0067508984</text:p>
          </table:table-cell>
          <table:table-cell office:value-type="float" office:value="-0.05989746">
            <text:p>-0.05989746</text:p>
          </table:table-cell>
          <table:table-cell/>
          <table:table-cell table:formula="of:=([.D186]-[.E186])-([.D185]-[.E185])" office:value-type="float" office:value="-0.0176959244">
            <text:p>-0.0176959244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12078233">
            <text:p>0.12078233</text:p>
          </table:table-cell>
          <table:table-cell office:value-type="float" office:value="0.124453604">
            <text:p>0.124453604</text:p>
          </table:table-cell>
          <table:table-cell office:value-type="float" office:value="-0.005047755">
            <text:p>-0.005047755</text:p>
          </table:table-cell>
          <table:table-cell office:value-type="float" office:value="0.013310547">
            <text:p>0.013310547</text:p>
          </table:table-cell>
          <table:table-cell/>
          <table:table-cell table:formula="of:=([.D187]-[.E187])-([.D186]-[.E186])" office:value-type="float" office:value="-0.0715048636">
            <text:p>-0.0715048636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11891551">
            <text:p>0.11891551</text:p>
          </table:table-cell>
          <table:table-cell office:value-type="float" office:value="0.124453604">
            <text:p>0.124453604</text:p>
          </table:table-cell>
          <table:table-cell office:value-type="float" office:value="-0.0055294503">
            <text:p>-0.0055294503</text:p>
          </table:table-cell>
          <table:table-cell office:value-type="float" office:value="-0.026621094">
            <text:p>-0.026621094</text:p>
          </table:table-cell>
          <table:table-cell/>
          <table:table-cell table:formula="of:=([.D188]-[.E188])-([.D187]-[.E187])" office:value-type="float" office:value="0.0394499457">
            <text:p>0.0394499457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117048696">
            <text:p>0.117048696</text:p>
          </table:table-cell>
          <table:table-cell office:value-type="float" office:value="0.1207932">
            <text:p>0.1207932</text:p>
          </table:table-cell>
          <table:table-cell office:value-type="float" office:value="-0.00481264">
            <text:p>-0.00481264</text:p>
          </table:table-cell>
          <table:table-cell office:value-type="float" office:value="-0.03993164">
            <text:p>-0.03993164</text:p>
          </table:table-cell>
          <table:table-cell/>
          <table:table-cell table:formula="of:=([.D189]-[.E189])-([.D188]-[.E188])" office:value-type="float" office:value="0.0140273563">
            <text:p>0.0140273563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115236804">
            <text:p>0.115236804</text:p>
          </table:table-cell>
          <table:table-cell office:value-type="float" office:value="0.1207932">
            <text:p>0.1207932</text:p>
          </table:table-cell>
          <table:table-cell office:value-type="float" office:value="-0.0036809414">
            <text:p>-0.0036809414</text:p>
          </table:table-cell>
          <table:table-cell office:value-type="float" office:value="-0.026621094">
            <text:p>-0.026621094</text:p>
          </table:table-cell>
          <table:table-cell/>
          <table:table-cell table:formula="of:=([.D190]-[.E190])-([.D189]-[.E189])" office:value-type="float" office:value="-0.0121788474">
            <text:p>-0.0121788474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11342493">
            <text:p>0.11342493</text:p>
          </table:table-cell>
          <table:table-cell office:value-type="float" office:value="0.118963">
            <text:p>0.118963</text:p>
          </table:table-cell>
          <table:table-cell office:value-type="float" office:value="-0.0029347306">
            <text:p>-0.0029347306</text:p>
          </table:table-cell>
          <table:table-cell office:value-type="float" office:value="-0.053242188">
            <text:p>-0.053242188</text:p>
          </table:table-cell>
          <table:table-cell/>
          <table:table-cell table:formula="of:=([.D191]-[.E191])-([.D190]-[.E190])" office:value-type="float" office:value="0.0273673048">
            <text:p>0.0273673048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11164049">
            <text:p>0.11164049</text:p>
          </table:table-cell>
          <table:table-cell office:value-type="float" office:value="0.116217695">
            <text:p>0.116217695</text:p>
          </table:table-cell>
          <table:table-cell office:value-type="float" office:value="-0.0013716063">
            <text:p>-0.0013716063</text:p>
          </table:table-cell>
          <table:table-cell office:value-type="float" office:value="-0.05989746">
            <text:p>-0.05989746</text:p>
          </table:table-cell>
          <table:table-cell/>
          <table:table-cell table:formula="of:=([.D192]-[.E192])-([.D191]-[.E191])" office:value-type="float" office:value="0.00821839629999999">
            <text:p>0.0082183963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109897226">
            <text:p>0.109897226</text:p>
          </table:table-cell>
          <table:table-cell office:value-type="float" office:value="0.117132805">
            <text:p>0.117132805</text:p>
          </table:table-cell>
          <table:table-cell office:value-type="float" office:value="0.00041781136">
            <text:p>0.0004178114</text:p>
          </table:table-cell>
          <table:table-cell office:value-type="float" office:value="-0.06655273">
            <text:p>-0.06655273</text:p>
          </table:table-cell>
          <table:table-cell/>
          <table:table-cell table:formula="of:=([.D193]-[.E193])-([.D192]-[.E192])" office:value-type="float" office:value="0.00844468766000001">
            <text:p>0.0084446877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108140215">
            <text:p>0.108140215</text:p>
          </table:table-cell>
          <table:table-cell office:value-type="float" office:value="0.1134724">
            <text:p>0.1134724</text:p>
          </table:table-cell>
          <table:table-cell office:value-type="float" office:value="0.0024373985">
            <text:p>0.0024373985</text:p>
          </table:table-cell>
          <table:table-cell office:value-type="float" office:value="-0.07986328">
            <text:p>-0.07986328</text:p>
          </table:table-cell>
          <table:table-cell/>
          <table:table-cell table:formula="of:=([.D194]-[.E194])-([.D193]-[.E193])" office:value-type="float" office:value="0.01533013714">
            <text:p>0.0153301371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10643816">
            <text:p>0.10643816</text:p>
          </table:table-cell>
          <table:table-cell office:value-type="float" office:value="0.1079818">
            <text:p>0.1079818</text:p>
          </table:table-cell>
          <table:table-cell office:value-type="float" office:value="0.0048914356">
            <text:p>0.0048914356</text:p>
          </table:table-cell>
          <table:table-cell office:value-type="float" office:value="-0.03993164">
            <text:p>-0.03993164</text:p>
          </table:table-cell>
          <table:table-cell/>
          <table:table-cell table:formula="of:=([.D195]-[.E195])-([.D194]-[.E194])" office:value-type="float" office:value="-0.0374776029">
            <text:p>-0.0374776029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10481843">
            <text:p>0.10481843</text:p>
          </table:table-cell>
          <table:table-cell office:value-type="float" office:value="0.10523649">
            <text:p>0.10523649</text:p>
          </table:table-cell>
          <table:table-cell office:value-type="float" office:value="0.006174226">
            <text:p>0.006174226</text:p>
          </table:table-cell>
          <table:table-cell office:value-type="float" office:value="-0.033276364">
            <text:p>-0.033276364</text:p>
          </table:table-cell>
          <table:table-cell/>
          <table:table-cell table:formula="of:=([.D196]-[.E196])-([.D195]-[.E195])" office:value-type="float" office:value="-0.0053724856">
            <text:p>-0.0053724856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103239894">
            <text:p>0.103239894</text:p>
          </table:table-cell>
          <table:table-cell office:value-type="float" office:value="0.10981201">
            <text:p>0.10981201</text:p>
          </table:table-cell>
          <table:table-cell office:value-type="float" office:value="0.0072745536">
            <text:p>0.0072745536</text:p>
          </table:table-cell>
          <table:table-cell office:value-type="float" office:value="-0.053242188">
            <text:p>-0.053242188</text:p>
          </table:table-cell>
          <table:table-cell/>
          <table:table-cell table:formula="of:=([.D197]-[.E197])-([.D196]-[.E196])" office:value-type="float" office:value="0.0210661516">
            <text:p>0.0210661516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10159271">
            <text:p>0.10159271</text:p>
          </table:table-cell>
          <table:table-cell office:value-type="float" office:value="0.1079818">
            <text:p>0.1079818</text:p>
          </table:table-cell>
          <table:table-cell office:value-type="float" office:value="0.0090027135">
            <text:p>0.0090027135</text:p>
          </table:table-cell>
          <table:table-cell office:value-type="float" office:value="-0.026621094">
            <text:p>-0.026621094</text:p>
          </table:table-cell>
          <table:table-cell/>
          <table:table-cell table:formula="of:=([.D198]-[.E198])-([.D197]-[.E197])" office:value-type="float" office:value="-0.0248929341">
            <text:p>-0.0248929341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09997298">
            <text:p>0.09997298</text:p>
          </table:table-cell>
          <table:table-cell office:value-type="float" office:value="0.104321405">
            <text:p>0.104321405</text:p>
          </table:table-cell>
          <table:table-cell office:value-type="float" office:value="0.009953673">
            <text:p>0.009953673</text:p>
          </table:table-cell>
          <table:table-cell office:value-type="float" office:value="0">
            <text:p>0</text:p>
          </table:table-cell>
          <table:table-cell/>
          <table:table-cell table:formula="of:=([.D199]-[.E199])-([.D198]-[.E198])" office:value-type="float" office:value="-0.0256701345">
            <text:p>-0.0256701345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09840815">
            <text:p>0.09840815</text:p>
          </table:table-cell>
          <table:table-cell office:value-type="float" office:value="0.10340631">
            <text:p>0.10340631</text:p>
          </table:table-cell>
          <table:table-cell office:value-type="float" office:value="0.010111948">
            <text:p>0.010111948</text:p>
          </table:table-cell>
          <table:table-cell office:value-type="float" office:value="-0.0066552735">
            <text:p>-0.0066552735</text:p>
          </table:table-cell>
          <table:table-cell/>
          <table:table-cell table:formula="of:=([.D200]-[.E200])-([.D199]-[.E199])" office:value-type="float" office:value="0.0068135485">
            <text:p>0.0068135485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096857086">
            <text:p>0.096857086</text:p>
          </table:table-cell>
          <table:table-cell office:value-type="float" office:value="0.108896896">
            <text:p>0.108896896</text:p>
          </table:table-cell>
          <table:table-cell office:value-type="float" office:value="0.010475142">
            <text:p>0.010475142</text:p>
          </table:table-cell>
          <table:table-cell office:value-type="float" office:value="-0.046586912">
            <text:p>-0.046586912</text:p>
          </table:table-cell>
          <table:table-cell/>
          <table:table-cell table:formula="of:=([.D201]-[.E201])-([.D200]-[.E200])" office:value-type="float" office:value="0.0402948325">
            <text:p>0.040294832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09522363">
            <text:p>0.09522363</text:p>
          </table:table-cell>
          <table:table-cell office:value-type="float" office:value="0.10340631">
            <text:p>0.10340631</text:p>
          </table:table-cell>
          <table:table-cell office:value-type="float" office:value="0.0120644225">
            <text:p>0.0120644225</text:p>
          </table:table-cell>
          <table:table-cell office:value-type="float" office:value="-0.033276364">
            <text:p>-0.033276364</text:p>
          </table:table-cell>
          <table:table-cell/>
          <table:table-cell table:formula="of:=([.D202]-[.E202])-([.D201]-[.E201])" office:value-type="float" office:value="-0.0117212675">
            <text:p>-0.0117212675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093672566">
            <text:p>0.093672566</text:p>
          </table:table-cell>
          <table:table-cell office:value-type="float" office:value="0.0942553">
            <text:p>0.0942553</text:p>
          </table:table-cell>
          <table:table-cell office:value-type="float" office:value="0.013270751">
            <text:p>0.013270751</text:p>
          </table:table-cell>
          <table:table-cell office:value-type="float" office:value="-0.01996582">
            <text:p>-0.01996582</text:p>
          </table:table-cell>
          <table:table-cell/>
          <table:table-cell table:formula="of:=([.D203]-[.E203])-([.D202]-[.E202])" office:value-type="float" office:value="-0.0121042155">
            <text:p>-0.0121042155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09225874">
            <text:p>0.09225874</text:p>
          </table:table-cell>
          <table:table-cell office:value-type="float" office:value="0.0970006">
            <text:p>0.0970006</text:p>
          </table:table-cell>
          <table:table-cell office:value-type="float" office:value="0.014077681">
            <text:p>0.014077681</text:p>
          </table:table-cell>
          <table:table-cell office:value-type="float" office:value="-0.026621094">
            <text:p>-0.026621094</text:p>
          </table:table-cell>
          <table:table-cell/>
          <table:table-cell table:formula="of:=([.D204]-[.E204])-([.D203]-[.E203])" office:value-type="float" office:value="0.00746220400000001">
            <text:p>0.007462204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09080374">
            <text:p>0.09080374</text:p>
          </table:table-cell>
          <table:table-cell office:value-type="float" office:value="0.09974591">
            <text:p>0.09974591</text:p>
          </table:table-cell>
          <table:table-cell office:value-type="float" office:value="0.015108288">
            <text:p>0.015108288</text:p>
          </table:table-cell>
          <table:table-cell office:value-type="float" office:value="-0.01996582">
            <text:p>-0.01996582</text:p>
          </table:table-cell>
          <table:table-cell/>
          <table:table-cell table:formula="of:=([.D205]-[.E205])-([.D204]-[.E204])" office:value-type="float" office:value="-0.00562466700000001">
            <text:p>-0.005624667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08930758">
            <text:p>0.08930758</text:p>
          </table:table-cell>
          <table:table-cell office:value-type="float" office:value="0.0970006">
            <text:p>0.0970006</text:p>
          </table:table-cell>
          <table:table-cell office:value-type="float" office:value="0.01596539">
            <text:p>0.01596539</text:p>
          </table:table-cell>
          <table:table-cell office:value-type="float" office:value="-0.026621094">
            <text:p>-0.026621094</text:p>
          </table:table-cell>
          <table:table-cell/>
          <table:table-cell table:formula="of:=([.D206]-[.E206])-([.D205]-[.E205])" office:value-type="float" office:value="0.007512376">
            <text:p>0.007512376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08785257">
            <text:p>0.08785257</text:p>
          </table:table-cell>
          <table:table-cell office:value-type="float" office:value="0.09151">
            <text:p>0.09151</text:p>
          </table:table-cell>
          <table:table-cell office:value-type="float" office:value="0.017035048">
            <text:p>0.017035048</text:p>
          </table:table-cell>
          <table:table-cell office:value-type="float" office:value="-0.026621094">
            <text:p>-0.026621094</text:p>
          </table:table-cell>
          <table:table-cell/>
          <table:table-cell table:formula="of:=([.D207]-[.E207])-([.D206]-[.E206])" office:value-type="float" office:value="0.001069658">
            <text:p>0.001069658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08647996">
            <text:p>0.08647996</text:p>
          </table:table-cell>
          <table:table-cell office:value-type="float" office:value="0.09151">
            <text:p>0.09151</text:p>
          </table:table-cell>
          <table:table-cell office:value-type="float" office:value="0.01811041">
            <text:p>0.01811041</text:p>
          </table:table-cell>
          <table:table-cell office:value-type="float" office:value="-0.013310547">
            <text:p>-0.013310547</text:p>
          </table:table-cell>
          <table:table-cell/>
          <table:table-cell table:formula="of:=([.D208]-[.E208])-([.D207]-[.E207])" office:value-type="float" office:value="-0.012235185">
            <text:p>-0.012235185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08510736">
            <text:p>0.08510736</text:p>
          </table:table-cell>
          <table:table-cell office:value-type="float" office:value="0.0887647">
            <text:p>0.0887647</text:p>
          </table:table-cell>
          <table:table-cell office:value-type="float" office:value="0.01880504">
            <text:p>0.01880504</text:p>
          </table:table-cell>
          <table:table-cell office:value-type="float" office:value="-0.0066552735">
            <text:p>-0.0066552735</text:p>
          </table:table-cell>
          <table:table-cell/>
          <table:table-cell table:formula="of:=([.D209]-[.E209])-([.D208]-[.E208])" office:value-type="float" office:value="-0.0059606435">
            <text:p>-0.0059606435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083775915">
            <text:p>0.083775915</text:p>
          </table:table-cell>
          <table:table-cell office:value-type="float" office:value="0.0896798">
            <text:p>0.0896798</text:p>
          </table:table-cell>
          <table:table-cell office:value-type="float" office:value="0.019305155">
            <text:p>0.019305155</text:p>
          </table:table-cell>
          <table:table-cell office:value-type="float" office:value="-0.013310547">
            <text:p>-0.013310547</text:p>
          </table:table-cell>
          <table:table-cell/>
          <table:table-cell table:formula="of:=([.D210]-[.E210])-([.D209]-[.E209])" office:value-type="float" office:value="0.0071553885">
            <text:p>0.0071553885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08243075">
            <text:p>0.08243075</text:p>
          </table:table-cell>
          <table:table-cell office:value-type="float" office:value="0.088764705">
            <text:p>0.088764705</text:p>
          </table:table-cell>
          <table:table-cell office:value-type="float" office:value="0.02002277">
            <text:p>0.02002277</text:p>
          </table:table-cell>
          <table:table-cell office:value-type="float" office:value="-0.019965798">
            <text:p>-0.019965798</text:p>
          </table:table-cell>
          <table:table-cell/>
          <table:table-cell table:formula="of:=([.D211]-[.E211])-([.D210]-[.E210])" office:value-type="float" office:value="0.007372866">
            <text:p>0.007372866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081099324">
            <text:p>0.081099324</text:p>
          </table:table-cell>
          <table:table-cell office:value-type="float" office:value="0.08510431">
            <text:p>0.08510431</text:p>
          </table:table-cell>
          <table:table-cell office:value-type="float" office:value="0.020955391">
            <text:p>0.020955391</text:p>
          </table:table-cell>
          <table:table-cell office:value-type="float" office:value="-0.019965798">
            <text:p>-0.019965798</text:p>
          </table:table-cell>
          <table:table-cell/>
          <table:table-cell table:formula="of:=([.D212]-[.E212])-([.D211]-[.E211])" office:value-type="float" office:value="0.000932620999999994">
            <text:p>0.000932621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079822786">
            <text:p>0.079822786</text:p>
          </table:table-cell>
          <table:table-cell office:value-type="float" office:value="0.081443906">
            <text:p>0.081443906</text:p>
          </table:table-cell>
          <table:table-cell office:value-type="float" office:value="0.02189428">
            <text:p>0.02189428</text:p>
          </table:table-cell>
          <table:table-cell office:value-type="float" office:value="0.01996582">
            <text:p>0.01996582</text:p>
          </table:table-cell>
          <table:table-cell/>
          <table:table-cell table:formula="of:=([.D213]-[.E213])-([.D212]-[.E212])" office:value-type="float" office:value="-0.038992729">
            <text:p>-0.038992729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078601144">
            <text:p>0.078601144</text:p>
          </table:table-cell>
          <table:table-cell office:value-type="float" office:value="0.0805288">
            <text:p>0.0805288</text:p>
          </table:table-cell>
          <table:table-cell office:value-type="float" office:value="0.021630937">
            <text:p>0.021630937</text:p>
          </table:table-cell>
          <table:table-cell office:value-type="float" office:value="0.013310547">
            <text:p>0.013310547</text:p>
          </table:table-cell>
          <table:table-cell/>
          <table:table-cell table:formula="of:=([.D214]-[.E214])-([.D213]-[.E213])" office:value-type="float" office:value="0.00639193">
            <text:p>0.00639193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077393234">
            <text:p>0.077393234</text:p>
          </table:table-cell>
          <table:table-cell office:value-type="float" office:value="0.0805288">
            <text:p>0.0805288</text:p>
          </table:table-cell>
          <table:table-cell office:value-type="float" office:value="0.021566112">
            <text:p>0.021566112</text:p>
          </table:table-cell>
          <table:table-cell office:value-type="float" office:value="0.026621094">
            <text:p>0.026621094</text:p>
          </table:table-cell>
          <table:table-cell/>
          <table:table-cell table:formula="of:=([.D215]-[.E215])-([.D214]-[.E214])" office:value-type="float" office:value="-0.013375372">
            <text:p>-0.013375372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076185316">
            <text:p>0.076185316</text:p>
          </table:table-cell>
          <table:table-cell office:value-type="float" office:value="0.0832741">
            <text:p>0.0832741</text:p>
          </table:table-cell>
          <table:table-cell office:value-type="float" office:value="0.021103077">
            <text:p>0.021103077</text:p>
          </table:table-cell>
          <table:table-cell office:value-type="float" office:value="-0.033276346">
            <text:p>-0.033276346</text:p>
          </table:table-cell>
          <table:table-cell/>
          <table:table-cell table:formula="of:=([.D216]-[.E216])-([.D215]-[.E215])" office:value-type="float" office:value="0.059434405">
            <text:p>0.059434405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07493623">
            <text:p>0.07493623</text:p>
          </table:table-cell>
          <table:table-cell office:value-type="float" office:value="0.078698605">
            <text:p>0.078698605</text:p>
          </table:table-cell>
          <table:table-cell office:value-type="float" office:value="0.022461453">
            <text:p>0.022461453</text:p>
          </table:table-cell>
          <table:table-cell office:value-type="float" office:value="-0.026621094">
            <text:p>-0.026621094</text:p>
          </table:table-cell>
          <table:table-cell/>
          <table:table-cell table:formula="of:=([.D217]-[.E217])-([.D216]-[.E216])" office:value-type="float" office:value="-0.00529687600000001">
            <text:p>-0.005296876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07375577">
            <text:p>0.07375577</text:p>
          </table:table-cell>
          <table:table-cell office:value-type="float" office:value="0.075953305">
            <text:p>0.075953305</text:p>
          </table:table-cell>
          <table:table-cell office:value-type="float" office:value="0.02362597">
            <text:p>0.02362597</text:p>
          </table:table-cell>
          <table:table-cell office:value-type="float" office:value="0.0066552735">
            <text:p>0.0066552735</text:p>
          </table:table-cell>
          <table:table-cell/>
          <table:table-cell table:formula="of:=([.D218]-[.E218])-([.D217]-[.E217])" office:value-type="float" office:value="-0.0321118505">
            <text:p>-0.0321118505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07261653">
            <text:p>0.07261653</text:p>
          </table:table-cell>
          <table:table-cell office:value-type="float" office:value="0.07137781">
            <text:p>0.07137781</text:p>
          </table:table-cell>
          <table:table-cell office:value-type="float" office:value="0.02379542">
            <text:p>0.02379542</text:p>
          </table:table-cell>
          <table:table-cell office:value-type="float" office:value="0.013310547">
            <text:p>0.013310547</text:p>
          </table:table-cell>
          <table:table-cell/>
          <table:table-cell table:formula="of:=([.D219]-[.E219])-([.D218]-[.E218])" office:value-type="float" office:value="-0.0064858235">
            <text:p>-0.0064858235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0715459">
            <text:p>0.0715459</text:p>
          </table:table-cell>
          <table:table-cell office:value-type="float" office:value="0.0704627">
            <text:p>0.0704627</text:p>
          </table:table-cell>
          <table:table-cell office:value-type="float" office:value="0.023749206">
            <text:p>0.023749206</text:p>
          </table:table-cell>
          <table:table-cell office:value-type="float" office:value="0.033276364">
            <text:p>0.033276364</text:p>
          </table:table-cell>
          <table:table-cell/>
          <table:table-cell table:formula="of:=([.D220]-[.E220])-([.D219]-[.E219])" office:value-type="float" office:value="-0.020012031">
            <text:p>-0.020012031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070489004">
            <text:p>0.070489004</text:p>
          </table:table-cell>
          <table:table-cell office:value-type="float" office:value="0.07412311">
            <text:p>0.07412311</text:p>
          </table:table-cell>
          <table:table-cell office:value-type="float" office:value="0.023099532">
            <text:p>0.023099532</text:p>
          </table:table-cell>
          <table:table-cell office:value-type="float" office:value="0.0066552735">
            <text:p>0.0066552735</text:p>
          </table:table-cell>
          <table:table-cell/>
          <table:table-cell table:formula="of:=([.D221]-[.E221])-([.D220]-[.E220])" office:value-type="float" office:value="0.0259714165">
            <text:p>0.0259714165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06937721">
            <text:p>0.06937721</text:p>
          </table:table-cell>
          <table:table-cell office:value-type="float" office:value="0.0750382">
            <text:p>0.0750382</text:p>
          </table:table-cell>
          <table:table-cell office:value-type="float" office:value="0.02326847">
            <text:p>0.02326847</text:p>
          </table:table-cell>
          <table:table-cell office:value-type="float" office:value="-0.013310547">
            <text:p>-0.013310547</text:p>
          </table:table-cell>
          <table:table-cell/>
          <table:table-cell table:formula="of:=([.D222]-[.E222])-([.D221]-[.E221])" office:value-type="float" office:value="0.0201347585">
            <text:p>0.0201347585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068251655">
            <text:p>0.068251655</text:p>
          </table:table-cell>
          <table:table-cell office:value-type="float" office:value="0.075953305">
            <text:p>0.075953305</text:p>
          </table:table-cell>
          <table:table-cell office:value-type="float" office:value="0.024054805">
            <text:p>0.024054805</text:p>
          </table:table-cell>
          <table:table-cell office:value-type="float" office:value="-0.0066552735">
            <text:p>-0.0066552735</text:p>
          </table:table-cell>
          <table:table-cell/>
          <table:table-cell table:formula="of:=([.D223]-[.E223])-([.D222]-[.E222])" office:value-type="float" office:value="-0.0058689385">
            <text:p>-0.0058689385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06711237">
            <text:p>0.06711237</text:p>
          </table:table-cell>
          <table:table-cell office:value-type="float" office:value="0.0722929">
            <text:p>0.0722929</text:p>
          </table:table-cell>
          <table:table-cell office:value-type="float" office:value="0.024664503">
            <text:p>0.024664503</text:p>
          </table:table-cell>
          <table:table-cell office:value-type="float" office:value="-0.0066552735">
            <text:p>-0.0066552735</text:p>
          </table:table-cell>
          <table:table-cell/>
          <table:table-cell table:formula="of:=([.D224]-[.E224])-([.D223]-[.E223])" office:value-type="float" office:value="0.000609697999999999">
            <text:p>0.000609698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066028036">
            <text:p>0.066028036</text:p>
          </table:table-cell>
          <table:table-cell office:value-type="float" office:value="0.065887205">
            <text:p>0.065887205</text:p>
          </table:table-cell>
          <table:table-cell office:value-type="float" office:value="0.02527087">
            <text:p>0.02527087</text:p>
          </table:table-cell>
          <table:table-cell office:value-type="float" office:value="0.03993164">
            <text:p>0.03993164</text:p>
          </table:table-cell>
          <table:table-cell/>
          <table:table-cell table:formula="of:=([.D225]-[.E225])-([.D224]-[.E224])" office:value-type="float" office:value="-0.0459805465">
            <text:p>-0.0459805465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06503976">
            <text:p>0.06503976</text:p>
          </table:table-cell>
          <table:table-cell office:value-type="float" office:value="0.0649721">
            <text:p>0.0649721</text:p>
          </table:table-cell>
          <table:table-cell office:value-type="float" office:value="0.024447814">
            <text:p>0.024447814</text:p>
          </table:table-cell>
          <table:table-cell office:value-type="float" office:value="0.0066552735">
            <text:p>0.0066552735</text:p>
          </table:table-cell>
          <table:table-cell/>
          <table:table-cell table:formula="of:=([.D226]-[.E226])-([.D225]-[.E225])" office:value-type="float" office:value="0.0324533105">
            <text:p>0.0324533105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06406522">
            <text:p>0.06406522</text:p>
          </table:table-cell>
          <table:table-cell office:value-type="float" office:value="0.064057">
            <text:p>0.064057</text:p>
          </table:table-cell>
          <table:table-cell office:value-type="float" office:value="0.024618542">
            <text:p>0.024618542</text:p>
          </table:table-cell>
          <table:table-cell office:value-type="float" office:value="0.026621094">
            <text:p>0.026621094</text:p>
          </table:table-cell>
          <table:table-cell/>
          <table:table-cell table:formula="of:=([.D227]-[.E227])-([.D226]-[.E226])" office:value-type="float" office:value="-0.0197950925">
            <text:p>-0.0197950925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0631044">
            <text:p>0.0631044</text:p>
          </table:table-cell>
          <table:table-cell office:value-type="float" office:value="0.0668023">
            <text:p>0.0668023</text:p>
          </table:table-cell>
          <table:table-cell office:value-type="float" office:value="0.02418868">
            <text:p>0.02418868</text:p>
          </table:table-cell>
          <table:table-cell office:value-type="float" office:value="0.033276364">
            <text:p>0.033276364</text:p>
          </table:table-cell>
          <table:table-cell/>
          <table:table-cell table:formula="of:=([.D228]-[.E228])-([.D227]-[.E227])" office:value-type="float" office:value="-0.007085132">
            <text:p>-0.007085132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062102407">
            <text:p>0.062102407</text:p>
          </table:table-cell>
          <table:table-cell office:value-type="float" office:value="0.0668023">
            <text:p>0.0668023</text:p>
          </table:table-cell>
          <table:table-cell office:value-type="float" office:value="0.023572622">
            <text:p>0.023572622</text:p>
          </table:table-cell>
          <table:table-cell office:value-type="float" office:value="0.0066552735">
            <text:p>0.0066552735</text:p>
          </table:table-cell>
          <table:table-cell/>
          <table:table-cell table:formula="of:=([.D229]-[.E229])-([.D228]-[.E228])" office:value-type="float" office:value="0.0260050325">
            <text:p>0.0260050325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06110042">
            <text:p>0.06110042</text:p>
          </table:table-cell>
          <table:table-cell office:value-type="float" office:value="0.0668023">
            <text:p>0.0668023</text:p>
          </table:table-cell>
          <table:table-cell office:value-type="float" office:value="0.02375791">
            <text:p>0.02375791</text:p>
          </table:table-cell>
          <table:table-cell office:value-type="float" office:value="-0.0066552735">
            <text:p>-0.0066552735</text:p>
          </table:table-cell>
          <table:table-cell/>
          <table:table-cell table:formula="of:=([.D230]-[.E230])-([.D229]-[.E229])" office:value-type="float" office:value="0.013495835">
            <text:p>0.013495835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060098432">
            <text:p>0.060098432</text:p>
          </table:table-cell>
          <table:table-cell office:value-type="float" office:value="0.063141905">
            <text:p>0.063141905</text:p>
          </table:table-cell>
          <table:table-cell office:value-type="float" office:value="0.02435535">
            <text:p>0.02435535</text:p>
          </table:table-cell>
          <table:table-cell office:value-type="float" office:value="-0.0066552735">
            <text:p>-0.0066552735</text:p>
          </table:table-cell>
          <table:table-cell/>
          <table:table-cell table:formula="of:=([.D231]-[.E231])-([.D230]-[.E230])" office:value-type="float" office:value="0.000597440000000001">
            <text:p>0.00059744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059151344">
            <text:p>0.059151344</text:p>
          </table:table-cell>
          <table:table-cell office:value-type="float" office:value="0.0603966">
            <text:p>0.0603966</text:p>
          </table:table-cell>
          <table:table-cell office:value-type="float" office:value="0.02494658">
            <text:p>0.02494658</text:p>
          </table:table-cell>
          <table:table-cell office:value-type="float" office:value="0">
            <text:p>0</text:p>
          </table:table-cell>
          <table:table-cell/>
          <table:table-cell table:formula="of:=([.D232]-[.E232])-([.D231]-[.E231])" office:value-type="float" office:value="-0.0060640435">
            <text:p>-0.0060640435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05824542">
            <text:p>0.05824542</text:p>
          </table:table-cell>
          <table:table-cell office:value-type="float" office:value="0.0594815">
            <text:p>0.0594815</text:p>
          </table:table-cell>
          <table:table-cell office:value-type="float" office:value="0.02533459">
            <text:p>0.02533459</text:p>
          </table:table-cell>
          <table:table-cell office:value-type="float" office:value="0.0066552735">
            <text:p>0.0066552735</text:p>
          </table:table-cell>
          <table:table-cell/>
          <table:table-cell table:formula="of:=([.D233]-[.E233])-([.D232]-[.E232])" office:value-type="float" office:value="-0.0062672635">
            <text:p>-0.0062672635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05735323">
            <text:p>0.05735323</text:p>
          </table:table-cell>
          <table:table-cell office:value-type="float" office:value="0.0594815">
            <text:p>0.0594815</text:p>
          </table:table-cell>
          <table:table-cell office:value-type="float" office:value="0.025527498">
            <text:p>0.025527498</text:p>
          </table:table-cell>
          <table:table-cell office:value-type="float" office:value="0.01996582">
            <text:p>0.01996582</text:p>
          </table:table-cell>
          <table:table-cell/>
          <table:table-cell table:formula="of:=([.D234]-[.E234])-([.D233]-[.E233])" office:value-type="float" office:value="-0.0131176385">
            <text:p>-0.0131176385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056461036">
            <text:p>0.056461036</text:p>
          </table:table-cell>
          <table:table-cell office:value-type="float" office:value="0.058566403">
            <text:p>0.058566403</text:p>
          </table:table-cell>
          <table:table-cell office:value-type="float" office:value="0.025327183">
            <text:p>0.025327183</text:p>
          </table:table-cell>
          <table:table-cell office:value-type="float" office:value="0.026621094">
            <text:p>0.026621094</text:p>
          </table:table-cell>
          <table:table-cell/>
          <table:table-cell table:formula="of:=([.D235]-[.E235])-([.D234]-[.E234])" office:value-type="float" office:value="-0.006855589">
            <text:p>-0.006855589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055582568">
            <text:p>0.055582568</text:p>
          </table:table-cell>
          <table:table-cell office:value-type="float" office:value="0.058566403">
            <text:p>0.058566403</text:p>
          </table:table-cell>
          <table:table-cell office:value-type="float" office:value="0.024922535">
            <text:p>0.024922535</text:p>
          </table:table-cell>
          <table:table-cell office:value-type="float" office:value="0.026621094">
            <text:p>0.026621094</text:p>
          </table:table-cell>
          <table:table-cell/>
          <table:table-cell table:formula="of:=([.D236]-[.E236])-([.D235]-[.E235])" office:value-type="float" office:value="-0.000404648000000001">
            <text:p>-0.000404648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0547041">
            <text:p>0.0547041</text:p>
          </table:table-cell>
          <table:table-cell office:value-type="float" office:value="0.0576513">
            <text:p>0.0576513</text:p>
          </table:table-cell>
          <table:table-cell office:value-type="float" office:value="0.024517719">
            <text:p>0.024517719</text:p>
          </table:table-cell>
          <table:table-cell office:value-type="float" office:value="0.01996582">
            <text:p>0.01996582</text:p>
          </table:table-cell>
          <table:table-cell/>
          <table:table-cell table:formula="of:=([.D237]-[.E237])-([.D236]-[.E236])" office:value-type="float" office:value="0.006250458">
            <text:p>0.006250458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053839363">
            <text:p>0.053839363</text:p>
          </table:table-cell>
          <table:table-cell office:value-type="float" office:value="0.0567362">
            <text:p>0.0567362</text:p>
          </table:table-cell>
          <table:table-cell office:value-type="float" office:value="0.024307735">
            <text:p>0.024307735</text:p>
          </table:table-cell>
          <table:table-cell office:value-type="float" office:value="0">
            <text:p>0</text:p>
          </table:table-cell>
          <table:table-cell/>
          <table:table-cell table:formula="of:=([.D238]-[.E238])-([.D237]-[.E237])" office:value-type="float" office:value="0.019755836">
            <text:p>0.019755836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052988347">
            <text:p>0.052988347</text:p>
          </table:table-cell>
          <table:table-cell office:value-type="float" office:value="0.0539909">
            <text:p>0.0539909</text:p>
          </table:table-cell>
          <table:table-cell office:value-type="float" office:value="0.024698133">
            <text:p>0.024698133</text:p>
          </table:table-cell>
          <table:table-cell office:value-type="float" office:value="0.0066552735">
            <text:p>0.0066552735</text:p>
          </table:table-cell>
          <table:table-cell/>
          <table:table-cell table:formula="of:=([.D239]-[.E239])-([.D238]-[.E238])" office:value-type="float" office:value="-0.0062648755">
            <text:p>-0.0062648755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0521785">
            <text:p>0.0521785</text:p>
          </table:table-cell>
          <table:table-cell office:value-type="float" office:value="0.052160703">
            <text:p>0.052160703</text:p>
          </table:table-cell>
          <table:table-cell office:value-type="float" office:value="0.024880262">
            <text:p>0.024880262</text:p>
          </table:table-cell>
          <table:table-cell office:value-type="float" office:value="0.01996582">
            <text:p>0.01996582</text:p>
          </table:table-cell>
          <table:table-cell/>
          <table:table-cell table:formula="of:=([.D240]-[.E240])-([.D239]-[.E239])" office:value-type="float" office:value="-0.0131284175">
            <text:p>-0.0131284175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0513961">
            <text:p>0.0513961</text:p>
          </table:table-cell>
          <table:table-cell office:value-type="float" office:value="0.0512456">
            <text:p>0.0512456</text:p>
          </table:table-cell>
          <table:table-cell office:value-type="float" office:value="0.024655478">
            <text:p>0.024655478</text:p>
          </table:table-cell>
          <table:table-cell office:value-type="float" office:value="0.026621094">
            <text:p>0.026621094</text:p>
          </table:table-cell>
          <table:table-cell/>
          <table:table-cell table:formula="of:=([.D241]-[.E241])-([.D240]-[.E240])" office:value-type="float" office:value="-0.006880058">
            <text:p>-0.006880058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050627433">
            <text:p>0.050627433</text:p>
          </table:table-cell>
          <table:table-cell office:value-type="float" office:value="0.052160703">
            <text:p>0.052160703</text:p>
          </table:table-cell>
          <table:table-cell office:value-type="float" office:value="0.024225127">
            <text:p>0.024225127</text:p>
          </table:table-cell>
          <table:table-cell office:value-type="float" office:value="0.01996582">
            <text:p>0.01996582</text:p>
          </table:table-cell>
          <table:table-cell/>
          <table:table-cell table:formula="of:=([.D242]-[.E242])-([.D241]-[.E241])" office:value-type="float" office:value="0.006224923">
            <text:p>0.006224923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04984504">
            <text:p>0.04984504</text:p>
          </table:table-cell>
          <table:table-cell office:value-type="float" office:value="0.0530758">
            <text:p>0.0530758</text:p>
          </table:table-cell>
          <table:table-cell office:value-type="float" office:value="0.024001708">
            <text:p>0.024001708</text:p>
          </table:table-cell>
          <table:table-cell office:value-type="float" office:value="0.03993164">
            <text:p>0.03993164</text:p>
          </table:table-cell>
          <table:table-cell/>
          <table:table-cell table:formula="of:=([.D243]-[.E243])-([.D242]-[.E242])" office:value-type="float" office:value="-0.020189239">
            <text:p>-0.020189239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04904892">
            <text:p>0.04904892</text:p>
          </table:table-cell>
          <table:table-cell office:value-type="float" office:value="0.0485003">
            <text:p>0.0485003</text:p>
          </table:table-cell>
          <table:table-cell office:value-type="float" office:value="0.023183618">
            <text:p>0.023183618</text:p>
          </table:table-cell>
          <table:table-cell office:value-type="float" office:value="0.033276364">
            <text:p>0.033276364</text:p>
          </table:table-cell>
          <table:table-cell/>
          <table:table-cell table:formula="of:=([.D244]-[.E244])-([.D243]-[.E243])" office:value-type="float" office:value="0.005837186">
            <text:p>0.005837186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048321426">
            <text:p>0.048321426</text:p>
          </table:table-cell>
          <table:table-cell office:value-type="float" office:value="0.0512456">
            <text:p>0.0512456</text:p>
          </table:table-cell>
          <table:table-cell office:value-type="float" office:value="0.022526849">
            <text:p>0.022526849</text:p>
          </table:table-cell>
          <table:table-cell office:value-type="float" office:value="0.026621094">
            <text:p>0.026621094</text:p>
          </table:table-cell>
          <table:table-cell/>
          <table:table-cell table:formula="of:=([.D245]-[.E245])-([.D244]-[.E244])" office:value-type="float" office:value="0.005998501">
            <text:p>0.005998501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047552757">
            <text:p>0.047552757</text:p>
          </table:table-cell>
          <table:table-cell office:value-type="float" office:value="0.0475852">
            <text:p>0.0475852</text:p>
          </table:table-cell>
          <table:table-cell office:value-type="float" office:value="0.022085903">
            <text:p>0.022085903</text:p>
          </table:table-cell>
          <table:table-cell office:value-type="float" office:value="0.013310547">
            <text:p>0.013310547</text:p>
          </table:table-cell>
          <table:table-cell/>
          <table:table-cell table:formula="of:=([.D246]-[.E246])-([.D245]-[.E245])" office:value-type="float" office:value="0.012869601">
            <text:p>0.012869601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04683898">
            <text:p>0.04683898</text:p>
          </table:table-cell>
          <table:table-cell office:value-type="float" office:value="0.0485003">
            <text:p>0.0485003</text:p>
          </table:table-cell>
          <table:table-cell office:value-type="float" office:value="0.022020109">
            <text:p>0.022020109</text:p>
          </table:table-cell>
          <table:table-cell office:value-type="float" office:value="0.01996582">
            <text:p>0.01996582</text:p>
          </table:table-cell>
          <table:table-cell/>
          <table:table-cell table:formula="of:=([.D247]-[.E247])-([.D246]-[.E246])" office:value-type="float" office:value="-0.006721067">
            <text:p>-0.006721067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046111483">
            <text:p>0.046111483</text:p>
          </table:table-cell>
          <table:table-cell office:value-type="float" office:value="0.0475852">
            <text:p>0.0475852</text:p>
          </table:table-cell>
          <table:table-cell office:value-type="float" office:value="0.021763818">
            <text:p>0.021763818</text:p>
          </table:table-cell>
          <table:table-cell office:value-type="float" office:value="0.026621094">
            <text:p>0.026621094</text:p>
          </table:table-cell>
          <table:table-cell/>
          <table:table-cell table:formula="of:=([.D248]-[.E248])-([.D247]-[.E247])" office:value-type="float" office:value="-0.00691156500000001">
            <text:p>-0.006911565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045397714">
            <text:p>0.045397714</text:p>
          </table:table-cell>
          <table:table-cell office:value-type="float" office:value="0.045755">
            <text:p>0.045755</text:p>
          </table:table-cell>
          <table:table-cell office:value-type="float" office:value="0.021301094">
            <text:p>0.021301094</text:p>
          </table:table-cell>
          <table:table-cell office:value-type="float" office:value="0.013310547">
            <text:p>0.013310547</text:p>
          </table:table-cell>
          <table:table-cell/>
          <table:table-cell table:formula="of:=([.D249]-[.E249])-([.D248]-[.E248])" office:value-type="float" office:value="0.012847823">
            <text:p>0.012847823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044711385">
            <text:p>0.044711385</text:p>
          </table:table-cell>
          <table:table-cell office:value-type="float" office:value="0.045755">
            <text:p>0.045755</text:p>
          </table:table-cell>
          <table:table-cell office:value-type="float" office:value="0.021225685">
            <text:p>0.021225685</text:p>
          </table:table-cell>
          <table:table-cell office:value-type="float" office:value="0.026621083">
            <text:p>0.026621083</text:p>
          </table:table-cell>
          <table:table-cell/>
          <table:table-cell table:formula="of:=([.D250]-[.E250])-([.D249]-[.E249])" office:value-type="float" office:value="-0.013385945">
            <text:p>-0.013385945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04402506">
            <text:p>0.04402506</text:p>
          </table:table-cell>
          <table:table-cell office:value-type="float" office:value="0.045755">
            <text:p>0.045755</text:p>
          </table:table-cell>
          <table:table-cell office:value-type="float" office:value="0.020751726">
            <text:p>0.020751726</text:p>
          </table:table-cell>
          <table:table-cell office:value-type="float" office:value="0.026621083">
            <text:p>0.026621083</text:p>
          </table:table-cell>
          <table:table-cell/>
          <table:table-cell table:formula="of:=([.D251]-[.E251])-([.D250]-[.E250])" office:value-type="float" office:value="-0.000473958999999999">
            <text:p>-0.000473959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04333874">
            <text:p>0.04333874</text:p>
          </table:table-cell>
          <table:table-cell office:value-type="float" office:value="0.0439248">
            <text:p>0.0439248</text:p>
          </table:table-cell>
          <table:table-cell office:value-type="float" office:value="0.0202754">
            <text:p>0.0202754</text:p>
          </table:table-cell>
          <table:table-cell office:value-type="float" office:value="0.026621083">
            <text:p>0.026621083</text:p>
          </table:table-cell>
          <table:table-cell/>
          <table:table-cell table:formula="of:=([.D252]-[.E252])-([.D251]-[.E251])" office:value-type="float" office:value="-0.000476326000000003">
            <text:p>-0.000476326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04267986">
            <text:p>0.04267986</text:p>
          </table:table-cell>
          <table:table-cell office:value-type="float" office:value="0.0439248">
            <text:p>0.0439248</text:p>
          </table:table-cell>
          <table:table-cell office:value-type="float" office:value="0.019783607">
            <text:p>0.019783607</text:p>
          </table:table-cell>
          <table:table-cell office:value-type="float" office:value="0.026621083">
            <text:p>0.026621083</text:p>
          </table:table-cell>
          <table:table-cell/>
          <table:table-cell table:formula="of:=([.D253]-[.E253])-([.D252]-[.E252])" office:value-type="float" office:value="-0.000491792999999997">
            <text:p>-0.000491793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042020984">
            <text:p>0.042020984</text:p>
          </table:table-cell>
          <table:table-cell office:value-type="float" office:value="0.0430097">
            <text:p>0.0430097</text:p>
          </table:table-cell>
          <table:table-cell office:value-type="float" office:value="0.019288914">
            <text:p>0.019288914</text:p>
          </table:table-cell>
          <table:table-cell office:value-type="float" office:value="0.01996581">
            <text:p>0.01996581</text:p>
          </table:table-cell>
          <table:table-cell/>
          <table:table-cell table:formula="of:=([.D254]-[.E254])-([.D253]-[.E253])" office:value-type="float" office:value="0.00616058">
            <text:p>0.00616058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04137583">
            <text:p>0.04137583</text:p>
          </table:table-cell>
          <table:table-cell office:value-type="float" office:value="0.0430097">
            <text:p>0.0430097</text:p>
          </table:table-cell>
          <table:table-cell office:value-type="float" office:value="0.018986028">
            <text:p>0.018986028</text:p>
          </table:table-cell>
          <table:table-cell office:value-type="float" office:value="0.01996581">
            <text:p>0.01996581</text:p>
          </table:table-cell>
          <table:table-cell/>
          <table:table-cell table:formula="of:=([.D255]-[.E255])-([.D254]-[.E254])" office:value-type="float" office:value="-0.000302885999999999">
            <text:p>-0.000302886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040730678">
            <text:p>0.040730678</text:p>
          </table:table-cell>
          <table:table-cell office:value-type="float" office:value="0.0420946">
            <text:p>0.0420946</text:p>
          </table:table-cell>
          <table:table-cell office:value-type="float" office:value="0.018683039">
            <text:p>0.018683039</text:p>
          </table:table-cell>
          <table:table-cell office:value-type="float" office:value="0.026621083">
            <text:p>0.026621083</text:p>
          </table:table-cell>
          <table:table-cell/>
          <table:table-cell table:formula="of:=([.D256]-[.E256])-([.D255]-[.E255])" office:value-type="float" office:value="-0.006958262">
            <text:p>-0.006958262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040099252">
            <text:p>0.040099252</text:p>
          </table:table-cell>
          <table:table-cell office:value-type="float" office:value="0.0411795">
            <text:p>0.0411795</text:p>
          </table:table-cell>
          <table:table-cell office:value-type="float" office:value="0.01817231">
            <text:p>0.01817231</text:p>
          </table:table-cell>
          <table:table-cell office:value-type="float" office:value="0.01996581">
            <text:p>0.01996581</text:p>
          </table:table-cell>
          <table:table-cell/>
          <table:table-cell table:formula="of:=([.D257]-[.E257])-([.D256]-[.E256])" office:value-type="float" office:value="0.006144544">
            <text:p>0.006144544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039481588">
            <text:p>0.039481588</text:p>
          </table:table-cell>
          <table:table-cell office:value-type="float" office:value="0.0402644">
            <text:p>0.0402644</text:p>
          </table:table-cell>
          <table:table-cell office:value-type="float" office:value="0.01785295">
            <text:p>0.01785295</text:p>
          </table:table-cell>
          <table:table-cell office:value-type="float" office:value="0.013310547">
            <text:p>0.013310547</text:p>
          </table:table-cell>
          <table:table-cell/>
          <table:table-cell table:formula="of:=([.D258]-[.E258])-([.D257]-[.E257])" office:value-type="float" office:value="0.006335903">
            <text:p>0.006335903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03887765">
            <text:p>0.03887765</text:p>
          </table:table-cell>
          <table:table-cell office:value-type="float" office:value="0.0420946">
            <text:p>0.0420946</text:p>
          </table:table-cell>
          <table:table-cell office:value-type="float" office:value="0.017727874">
            <text:p>0.017727874</text:p>
          </table:table-cell>
          <table:table-cell office:value-type="float" office:value="0.013310537">
            <text:p>0.013310537</text:p>
          </table:table-cell>
          <table:table-cell/>
          <table:table-cell table:formula="of:=([.D259]-[.E259])-([.D258]-[.E258])" office:value-type="float" office:value="-0.000125065999999998">
            <text:p>-0.000125066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038246226">
            <text:p>0.038246226</text:p>
          </table:table-cell>
          <table:table-cell office:value-type="float" office:value="0.039349303">
            <text:p>0.039349303</text:p>
          </table:table-cell>
          <table:table-cell office:value-type="float" office:value="0.01761794">
            <text:p>0.01761794</text:p>
          </table:table-cell>
          <table:table-cell office:value-type="float" office:value="0.0066552735">
            <text:p>0.0066552735</text:p>
          </table:table-cell>
          <table:table-cell/>
          <table:table-cell table:formula="of:=([.D260]-[.E260])-([.D259]-[.E259])" office:value-type="float" office:value="0.0065453295">
            <text:p>0.0065453295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03765601">
            <text:p>0.03765601</text:p>
          </table:table-cell>
          <table:table-cell office:value-type="float" office:value="0.038434204">
            <text:p>0.038434204</text:p>
          </table:table-cell>
          <table:table-cell office:value-type="float" office:value="0.017692864">
            <text:p>0.017692864</text:p>
          </table:table-cell>
          <table:table-cell office:value-type="float" office:value="0.026621094">
            <text:p>0.026621094</text:p>
          </table:table-cell>
          <table:table-cell/>
          <table:table-cell table:formula="of:=([.D261]-[.E261])-([.D260]-[.E260])" office:value-type="float" office:value="-0.0198908965">
            <text:p>-0.0198908965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03707952">
            <text:p>0.03707952</text:p>
          </table:table-cell>
          <table:table-cell office:value-type="float" office:value="0.038434204">
            <text:p>0.038434204</text:p>
          </table:table-cell>
          <table:table-cell office:value-type="float" office:value="0.017163105">
            <text:p>0.017163105</text:p>
          </table:table-cell>
          <table:table-cell office:value-type="float" office:value="0.013310547">
            <text:p>0.013310547</text:p>
          </table:table-cell>
          <table:table-cell/>
          <table:table-cell table:formula="of:=([.D262]-[.E262])-([.D261]-[.E261])" office:value-type="float" office:value="0.012780788">
            <text:p>0.012780788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036503036">
            <text:p>0.036503036</text:p>
          </table:table-cell>
          <table:table-cell office:value-type="float" office:value="0.0375191">
            <text:p>0.0375191</text:p>
          </table:table-cell>
          <table:table-cell office:value-type="float" office:value="0.0170317">
            <text:p>0.0170317</text:p>
          </table:table-cell>
          <table:table-cell office:value-type="float" office:value="0.033276364">
            <text:p>0.033276364</text:p>
          </table:table-cell>
          <table:table-cell/>
          <table:table-cell table:formula="of:=([.D263]-[.E263])-([.D262]-[.E262])" office:value-type="float" office:value="-0.020097222">
            <text:p>-0.020097222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035940267">
            <text:p>0.035940267</text:p>
          </table:table-cell>
          <table:table-cell office:value-type="float" office:value="0.036604002">
            <text:p>0.036604002</text:p>
          </table:table-cell>
          <table:table-cell office:value-type="float" office:value="0.016292285">
            <text:p>0.016292285</text:p>
          </table:table-cell>
          <table:table-cell office:value-type="float" office:value="0.03993164">
            <text:p>0.03993164</text:p>
          </table:table-cell>
          <table:table-cell/>
          <table:table-cell table:formula="of:=([.D264]-[.E264])-([.D263]-[.E263])" office:value-type="float" office:value="-0.00739469099999999">
            <text:p>-0.007394691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035391226">
            <text:p>0.035391226</text:p>
          </table:table-cell>
          <table:table-cell office:value-type="float" office:value="0.036604002">
            <text:p>0.036604002</text:p>
          </table:table-cell>
          <table:table-cell office:value-type="float" office:value="0.015337799">
            <text:p>0.015337799</text:p>
          </table:table-cell>
          <table:table-cell office:value-type="float" office:value="0.026621094">
            <text:p>0.026621094</text:p>
          </table:table-cell>
          <table:table-cell/>
          <table:table-cell table:formula="of:=([.D265]-[.E265])-([.D264]-[.E264])" office:value-type="float" office:value="0.01235606">
            <text:p>0.01235606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034842186">
            <text:p>0.034842186</text:p>
          </table:table-cell>
          <table:table-cell office:value-type="float" office:value="0.035688903">
            <text:p>0.035688903</text:p>
          </table:table-cell>
          <table:table-cell office:value-type="float" office:value="0.014774568">
            <text:p>0.014774568</text:p>
          </table:table-cell>
          <table:table-cell office:value-type="float" office:value="0.01996582">
            <text:p>0.01996582</text:p>
          </table:table-cell>
          <table:table-cell/>
          <table:table-cell table:formula="of:=([.D266]-[.E266])-([.D265]-[.E265])" office:value-type="float" office:value="0.006092043">
            <text:p>0.006092043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03430687">
            <text:p>0.03430687</text:p>
          </table:table-cell>
          <table:table-cell office:value-type="float" office:value="0.0347738">
            <text:p>0.0347738</text:p>
          </table:table-cell>
          <table:table-cell office:value-type="float" office:value="0.014401464">
            <text:p>0.014401464</text:p>
          </table:table-cell>
          <table:table-cell office:value-type="float" office:value="0.026621094">
            <text:p>0.026621094</text:p>
          </table:table-cell>
          <table:table-cell/>
          <table:table-cell table:formula="of:=([.D267]-[.E267])-([.D266]-[.E266])" office:value-type="float" office:value="-0.007028378">
            <text:p>-0.007028378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033785272">
            <text:p>0.033785272</text:p>
          </table:table-cell>
          <table:table-cell office:value-type="float" office:value="0.035688903">
            <text:p>0.035688903</text:p>
          </table:table-cell>
          <table:table-cell office:value-type="float" office:value="0.013819006">
            <text:p>0.013819006</text:p>
          </table:table-cell>
          <table:table-cell office:value-type="float" office:value="0.0066552735">
            <text:p>0.0066552735</text:p>
          </table:table-cell>
          <table:table-cell/>
          <table:table-cell table:formula="of:=([.D268]-[.E268])-([.D267]-[.E267])" office:value-type="float" office:value="0.0193833625">
            <text:p>0.0193833625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033249952">
            <text:p>0.033249952</text:p>
          </table:table-cell>
          <table:table-cell office:value-type="float" office:value="0.0338587">
            <text:p>0.0338587</text:p>
          </table:table-cell>
          <table:table-cell office:value-type="float" office:value="0.013840226">
            <text:p>0.013840226</text:p>
          </table:table-cell>
          <table:table-cell office:value-type="float" office:value="0.0066552735">
            <text:p>0.0066552735</text:p>
          </table:table-cell>
          <table:table-cell/>
          <table:table-cell table:formula="of:=([.D269]-[.E269])-([.D268]-[.E268])" office:value-type="float" office:value="0.0000212200000000006">
            <text:p>0.00002122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03274208">
            <text:p>0.03274208</text:p>
          </table:table-cell>
          <table:table-cell office:value-type="float" office:value="0.032943603">
            <text:p>0.032943603</text:p>
          </table:table-cell>
          <table:table-cell office:value-type="float" office:value="0.0138537">
            <text:p>0.0138537</text:p>
          </table:table-cell>
          <table:table-cell office:value-type="float" office:value="0.013310547">
            <text:p>0.013310547</text:p>
          </table:table-cell>
          <table:table-cell/>
          <table:table-cell table:formula="of:=([.D270]-[.E270])-([.D269]-[.E269])" office:value-type="float" office:value="-0.0066417995">
            <text:p>-0.0066417995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032247934">
            <text:p>0.032247934</text:p>
          </table:table-cell>
          <table:table-cell office:value-type="float" office:value="0.032943603">
            <text:p>0.032943603</text:p>
          </table:table-cell>
          <table:table-cell office:value-type="float" office:value="0.013663611">
            <text:p>0.013663611</text:p>
          </table:table-cell>
          <table:table-cell office:value-type="float" office:value="0.026621094">
            <text:p>0.026621094</text:p>
          </table:table-cell>
          <table:table-cell/>
          <table:table-cell table:formula="of:=([.D271]-[.E271])-([.D270]-[.E270])" office:value-type="float" office:value="-0.013500636">
            <text:p>-0.013500636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031753786">
            <text:p>0.031753786</text:p>
          </table:table-cell>
          <table:table-cell office:value-type="float" office:value="0.031113401">
            <text:p>0.031113401</text:p>
          </table:table-cell>
          <table:table-cell office:value-type="float" office:value="0.013071397">
            <text:p>0.013071397</text:p>
          </table:table-cell>
          <table:table-cell office:value-type="float" office:value="0.013310547">
            <text:p>0.013310547</text:p>
          </table:table-cell>
          <table:table-cell/>
          <table:table-cell table:formula="of:=([.D272]-[.E272])-([.D271]-[.E271])" office:value-type="float" office:value="0.012718333">
            <text:p>0.012718333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03128709">
            <text:p>0.03128709</text:p>
          </table:table-cell>
          <table:table-cell office:value-type="float" office:value="0.0320285">
            <text:p>0.0320285</text:p>
          </table:table-cell>
          <table:table-cell office:value-type="float" office:value="0.012864087">
            <text:p>0.012864087</text:p>
          </table:table-cell>
          <table:table-cell office:value-type="float" office:value="0.0066552735">
            <text:p>0.0066552735</text:p>
          </table:table-cell>
          <table:table-cell/>
          <table:table-cell table:formula="of:=([.D273]-[.E273])-([.D272]-[.E272])" office:value-type="float" office:value="0.0064479635">
            <text:p>0.0064479635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030806664">
            <text:p>0.030806664</text:p>
          </table:table-cell>
          <table:table-cell office:value-type="float" office:value="0.0320285">
            <text:p>0.0320285</text:p>
          </table:table-cell>
          <table:table-cell office:value-type="float" office:value="0.012863484">
            <text:p>0.012863484</text:p>
          </table:table-cell>
          <table:table-cell office:value-type="float" office:value="0.01996582">
            <text:p>0.01996582</text:p>
          </table:table-cell>
          <table:table-cell/>
          <table:table-cell table:formula="of:=([.D274]-[.E274])-([.D273]-[.E273])" office:value-type="float" office:value="-0.0133111495">
            <text:p>-0.0133111495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03032624">
            <text:p>0.03032624</text:p>
          </table:table-cell>
          <table:table-cell office:value-type="float" office:value="0.0301983">
            <text:p>0.0301983</text:p>
          </table:table-cell>
          <table:table-cell office:value-type="float" office:value="0.012463548">
            <text:p>0.012463548</text:p>
          </table:table-cell>
          <table:table-cell office:value-type="float" office:value="0.01996582">
            <text:p>0.01996582</text:p>
          </table:table-cell>
          <table:table-cell/>
          <table:table-cell table:formula="of:=([.D275]-[.E275])-([.D274]-[.E274])" office:value-type="float" office:value="-0.000399936">
            <text:p>-0.000399936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029873263">
            <text:p>0.029873263</text:p>
          </table:table-cell>
          <table:table-cell office:value-type="float" office:value="0.031113401">
            <text:p>0.031113401</text:p>
          </table:table-cell>
          <table:table-cell office:value-type="float" office:value="0.012049023">
            <text:p>0.012049023</text:p>
          </table:table-cell>
          <table:table-cell office:value-type="float" office:value="0.026621094">
            <text:p>0.026621094</text:p>
          </table:table-cell>
          <table:table-cell/>
          <table:table-cell table:formula="of:=([.D276]-[.E276])-([.D275]-[.E275])" office:value-type="float" office:value="-0.007069799">
            <text:p>-0.007069799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029406562">
            <text:p>0.029406562</text:p>
          </table:table-cell>
          <table:table-cell office:value-type="float" office:value="0.0301983">
            <text:p>0.0301983</text:p>
          </table:table-cell>
          <table:table-cell office:value-type="float" office:value="0.011435279">
            <text:p>0.011435279</text:p>
          </table:table-cell>
          <table:table-cell office:value-type="float" office:value="0.033276364">
            <text:p>0.033276364</text:p>
          </table:table-cell>
          <table:table-cell/>
          <table:table-cell table:formula="of:=([.D277]-[.E277])-([.D276]-[.E276])" office:value-type="float" office:value="-0.007269014">
            <text:p>-0.007269014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028953582">
            <text:p>0.028953582</text:p>
          </table:table-cell>
          <table:table-cell office:value-type="float" office:value="0.0283681">
            <text:p>0.0283681</text:p>
          </table:table-cell>
          <table:table-cell office:value-type="float" office:value="0.0106080845">
            <text:p>0.0106080845</text:p>
          </table:table-cell>
          <table:table-cell office:value-type="float" office:value="0.01996582">
            <text:p>0.01996582</text:p>
          </table:table-cell>
          <table:table-cell/>
          <table:table-cell table:formula="of:=([.D278]-[.E278])-([.D277]-[.E277])" office:value-type="float" office:value="0.0124833495">
            <text:p>0.0124833495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028528057">
            <text:p>0.028528057</text:p>
          </table:table-cell>
          <table:table-cell office:value-type="float" office:value="0.0283681">
            <text:p>0.0283681</text:p>
          </table:table-cell>
          <table:table-cell office:value-type="float" office:value="0.010162876">
            <text:p>0.010162876</text:p>
          </table:table-cell>
          <table:table-cell office:value-type="float" office:value="0.01996582">
            <text:p>0.01996582</text:p>
          </table:table-cell>
          <table:table-cell/>
          <table:table-cell table:formula="of:=([.D279]-[.E279])-([.D278]-[.E278])" office:value-type="float" office:value="-0.000445208499999999">
            <text:p>-0.0004452085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028102525">
            <text:p>0.028102525</text:p>
          </table:table-cell>
          <table:table-cell office:value-type="float" office:value="0.0283681">
            <text:p>0.0283681</text:p>
          </table:table-cell>
          <table:table-cell office:value-type="float" office:value="0.009713256">
            <text:p>0.009713256</text:p>
          </table:table-cell>
          <table:table-cell office:value-type="float" office:value="0.01996582">
            <text:p>0.01996582</text:p>
          </table:table-cell>
          <table:table-cell/>
          <table:table-cell table:formula="of:=([.D280]-[.E280])-([.D279]-[.E279])" office:value-type="float" office:value="-0.000449620000000001">
            <text:p>-0.00044962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027676992">
            <text:p>0.027676992</text:p>
          </table:table-cell>
          <table:table-cell office:value-type="float" office:value="0.027453002">
            <text:p>0.027453002</text:p>
          </table:table-cell>
          <table:table-cell office:value-type="float" office:value="0.009259017">
            <text:p>0.009259017</text:p>
          </table:table-cell>
          <table:table-cell office:value-type="float" office:value="0.026621094">
            <text:p>0.026621094</text:p>
          </table:table-cell>
          <table:table-cell/>
          <table:table-cell table:formula="of:=([.D281]-[.E281])-([.D280]-[.E280])" office:value-type="float" office:value="-0.007109513">
            <text:p>-0.007109513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027265185">
            <text:p>0.027265185</text:p>
          </table:table-cell>
          <table:table-cell office:value-type="float" office:value="0.0283681">
            <text:p>0.0283681</text:p>
          </table:table-cell>
          <table:table-cell office:value-type="float" office:value="0.008594201">
            <text:p>0.008594201</text:p>
          </table:table-cell>
          <table:table-cell office:value-type="float" office:value="0.0066552735">
            <text:p>0.0066552735</text:p>
          </table:table-cell>
          <table:table-cell/>
          <table:table-cell table:formula="of:=([.D282]-[.E282])-([.D281]-[.E281])" office:value-type="float" office:value="0.0193010045">
            <text:p>0.0193010045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026839655">
            <text:p>0.026839655</text:p>
          </table:table-cell>
          <table:table-cell office:value-type="float" office:value="0.0265379">
            <text:p>0.0265379</text:p>
          </table:table-cell>
          <table:table-cell office:value-type="float" office:value="0.008529221">
            <text:p>0.008529221</text:p>
          </table:table-cell>
          <table:table-cell office:value-type="float" office:value="0.0066552735">
            <text:p>0.0066552735</text:p>
          </table:table-cell>
          <table:table-cell/>
          <table:table-cell table:formula="of:=([.D283]-[.E283])-([.D282]-[.E282])" office:value-type="float" office:value="-0.0000649800000000009">
            <text:p>-0.00006498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02644157">
            <text:p>0.02644157</text:p>
          </table:table-cell>
          <table:table-cell office:value-type="float" office:value="0.0265379">
            <text:p>0.0265379</text:p>
          </table:table-cell>
          <table:table-cell office:value-type="float" office:value="0.008456472">
            <text:p>0.008456472</text:p>
          </table:table-cell>
          <table:table-cell office:value-type="float" office:value="0.0066552735">
            <text:p>0.0066552735</text:p>
          </table:table-cell>
          <table:table-cell/>
          <table:table-cell table:formula="of:=([.D284]-[.E284])-([.D283]-[.E283])" office:value-type="float" office:value="-0.0000727489999999987">
            <text:p>-0.000072749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02604349">
            <text:p>0.02604349</text:p>
          </table:table-cell>
          <table:table-cell office:value-type="float" office:value="0.0256228">
            <text:p>0.0256228</text:p>
          </table:table-cell>
          <table:table-cell office:value-type="float" office:value="0.008384552">
            <text:p>0.008384552</text:p>
          </table:table-cell>
          <table:table-cell office:value-type="float" office:value="0.013310547">
            <text:p>0.013310547</text:p>
          </table:table-cell>
          <table:table-cell/>
          <table:table-cell table:formula="of:=([.D285]-[.E285])-([.D284]-[.E284])" office:value-type="float" office:value="-0.0067271935">
            <text:p>-0.0067271935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025659129">
            <text:p>0.025659129</text:p>
          </table:table-cell>
          <table:table-cell office:value-type="float" office:value="0.0265379">
            <text:p>0.0265379</text:p>
          </table:table-cell>
          <table:table-cell office:value-type="float" office:value="0.008107846">
            <text:p>0.008107846</text:p>
          </table:table-cell>
          <table:table-cell office:value-type="float" office:value="0.01996582">
            <text:p>0.01996582</text:p>
          </table:table-cell>
          <table:table-cell/>
          <table:table-cell table:formula="of:=([.D286]-[.E286])-([.D285]-[.E285])" office:value-type="float" office:value="-0.006931979">
            <text:p>-0.006931979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025261045">
            <text:p>0.025261045</text:p>
          </table:table-cell>
          <table:table-cell office:value-type="float" office:value="0.024707701">
            <text:p>0.024707701</text:p>
          </table:table-cell>
          <table:table-cell office:value-type="float" office:value="0.007631925">
            <text:p>0.007631925</text:p>
          </table:table-cell>
          <table:table-cell office:value-type="float" office:value="0.01996582">
            <text:p>0.01996582</text:p>
          </table:table-cell>
          <table:table-cell/>
          <table:table-cell table:formula="of:=([.D287]-[.E287])-([.D286]-[.E286])" office:value-type="float" office:value="-0.000475920999999999">
            <text:p>-0.000475921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024890408">
            <text:p>0.024890408</text:p>
          </table:table-cell>
          <table:table-cell office:value-type="float" office:value="0.0256228">
            <text:p>0.0256228</text:p>
          </table:table-cell>
          <table:table-cell office:value-type="float" office:value="0.007142143">
            <text:p>0.007142143</text:p>
          </table:table-cell>
          <table:table-cell office:value-type="float" office:value="0">
            <text:p>0</text:p>
          </table:table-cell>
          <table:table-cell/>
          <table:table-cell table:formula="of:=([.D288]-[.E288])-([.D287]-[.E287])" office:value-type="float" office:value="0.019476038">
            <text:p>0.01947603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024506047">
            <text:p>0.024506047</text:p>
          </table:table-cell>
          <table:table-cell office:value-type="float" office:value="0.0256228">
            <text:p>0.0256228</text:p>
          </table:table-cell>
          <table:table-cell office:value-type="float" office:value="0.0072541684">
            <text:p>0.0072541684</text:p>
          </table:table-cell>
          <table:table-cell office:value-type="float" office:value="0.013310547">
            <text:p>0.013310547</text:p>
          </table:table-cell>
          <table:table-cell/>
          <table:table-cell table:formula="of:=([.D289]-[.E289])-([.D288]-[.E288])" office:value-type="float" office:value="-0.0131985216">
            <text:p>-0.0131985216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024121687">
            <text:p>0.024121687</text:p>
          </table:table-cell>
          <table:table-cell office:value-type="float" office:value="0.0256228">
            <text:p>0.0256228</text:p>
          </table:table-cell>
          <table:table-cell office:value-type="float" office:value="0.0069672656">
            <text:p>0.0069672656</text:p>
          </table:table-cell>
          <table:table-cell office:value-type="float" office:value="0.013310547">
            <text:p>0.013310547</text:p>
          </table:table-cell>
          <table:table-cell/>
          <table:table-cell table:formula="of:=([.D290]-[.E290])-([.D289]-[.E289])" office:value-type="float" office:value="-0.0002869028">
            <text:p>-0.0002869028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023737326">
            <text:p>0.023737326</text:p>
          </table:table-cell>
          <table:table-cell office:value-type="float" office:value="0.024707701">
            <text:p>0.024707701</text:p>
          </table:table-cell>
          <table:table-cell office:value-type="float" office:value="0.0066775377">
            <text:p>0.0066775377</text:p>
          </table:table-cell>
          <table:table-cell office:value-type="float" office:value="0.0066552735">
            <text:p>0.0066552735</text:p>
          </table:table-cell>
          <table:table-cell/>
          <table:table-cell table:formula="of:=([.D291]-[.E291])-([.D290]-[.E290])" office:value-type="float" office:value="0.0063655456">
            <text:p>0.0063655456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02336669">
            <text:p>0.02336669</text:p>
          </table:table-cell>
          <table:table-cell office:value-type="float" office:value="0.0237926">
            <text:p>0.0237926</text:p>
          </table:table-cell>
          <table:table-cell office:value-type="float" office:value="0.0065822206">
            <text:p>0.0065822206</text:p>
          </table:table-cell>
          <table:table-cell office:value-type="float" office:value="0.013310547">
            <text:p>0.013310547</text:p>
          </table:table-cell>
          <table:table-cell/>
          <table:table-cell table:formula="of:=([.D292]-[.E292])-([.D291]-[.E291])" office:value-type="float" office:value="-0.0067505906">
            <text:p>-0.0067505906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02300982">
            <text:p>0.02300982</text:p>
          </table:table-cell>
          <table:table-cell office:value-type="float" office:value="0.0228775">
            <text:p>0.0228775</text:p>
          </table:table-cell>
          <table:table-cell office:value-type="float" office:value="0.0062818886">
            <text:p>0.0062818886</text:p>
          </table:table-cell>
          <table:table-cell office:value-type="float" office:value="0.0066552735">
            <text:p>0.0066552735</text:p>
          </table:table-cell>
          <table:table-cell/>
          <table:table-cell table:formula="of:=([.D293]-[.E293])-([.D292]-[.E292])" office:value-type="float" office:value="0.0063549415">
            <text:p>0.0063549415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022666676">
            <text:p>0.022666676</text:p>
          </table:table-cell>
          <table:table-cell office:value-type="float" office:value="0.0219624">
            <text:p>0.0219624</text:p>
          </table:table-cell>
          <table:table-cell office:value-type="float" office:value="0.0061758114">
            <text:p>0.0061758114</text:p>
          </table:table-cell>
          <table:table-cell office:value-type="float" office:value="0.013310541">
            <text:p>0.013310541</text:p>
          </table:table-cell>
          <table:table-cell/>
          <table:table-cell table:formula="of:=([.D294]-[.E294])-([.D293]-[.E293])" office:value-type="float" office:value="-0.0067613447">
            <text:p>-0.0067613447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022337254">
            <text:p>0.022337254</text:p>
          </table:table-cell>
          <table:table-cell office:value-type="float" office:value="0.0219624">
            <text:p>0.0219624</text:p>
          </table:table-cell>
          <table:table-cell office:value-type="float" office:value="0.0058646253">
            <text:p>0.0058646253</text:p>
          </table:table-cell>
          <table:table-cell office:value-type="float" office:value="0.013310541">
            <text:p>0.013310541</text:p>
          </table:table-cell>
          <table:table-cell/>
          <table:table-cell table:formula="of:=([.D295]-[.E295])-([.D294]-[.E294])" office:value-type="float" office:value="-0.000311186099999999">
            <text:p>-0.0003111861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022007834">
            <text:p>0.022007834</text:p>
          </table:table-cell>
          <table:table-cell office:value-type="float" office:value="0.0210473">
            <text:p>0.0210473</text:p>
          </table:table-cell>
          <table:table-cell office:value-type="float" office:value="0.0055500977">
            <text:p>0.0055500977</text:p>
          </table:table-cell>
          <table:table-cell office:value-type="float" office:value="0.019965814">
            <text:p>0.019965814</text:p>
          </table:table-cell>
          <table:table-cell/>
          <table:table-cell table:formula="of:=([.D296]-[.E296])-([.D295]-[.E295])" office:value-type="float" office:value="-0.0069698006">
            <text:p>-0.0069698006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021692138">
            <text:p>0.021692138</text:p>
          </table:table-cell>
          <table:table-cell office:value-type="float" office:value="0.0210473">
            <text:p>0.0210473</text:p>
          </table:table-cell>
          <table:table-cell office:value-type="float" office:value="0.005027535">
            <text:p>0.005027535</text:p>
          </table:table-cell>
          <table:table-cell office:value-type="float" office:value="0.0066552684">
            <text:p>0.0066552684</text:p>
          </table:table-cell>
          <table:table-cell/>
          <table:table-cell table:formula="of:=([.D297]-[.E297])-([.D296]-[.E296])" office:value-type="float" office:value="0.0127879829">
            <text:p>0.0127879829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02137644">
            <text:p>0.02137644</text:p>
          </table:table-cell>
          <table:table-cell office:value-type="float" office:value="0.020132199">
            <text:p>0.020132199</text:p>
          </table:table-cell>
          <table:table-cell office:value-type="float" office:value="0.004900645">
            <text:p>0.004900645</text:p>
          </table:table-cell>
          <table:table-cell office:value-type="float" office:value="0.013310541">
            <text:p>0.013310541</text:p>
          </table:table-cell>
          <table:table-cell/>
          <table:table-cell table:formula="of:=([.D298]-[.E298])-([.D297]-[.E297])" office:value-type="float" office:value="-0.0067821626">
            <text:p>-0.0067821626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021074466">
            <text:p>0.021074466</text:p>
          </table:table-cell>
          <table:table-cell office:value-type="float" office:value="0.020132199">
            <text:p>0.020132199</text:p>
          </table:table-cell>
          <table:table-cell office:value-type="float" office:value="0.0045686834">
            <text:p>0.0045686834</text:p>
          </table:table-cell>
          <table:table-cell office:value-type="float" office:value="0.013310541">
            <text:p>0.013310541</text:p>
          </table:table-cell>
          <table:table-cell/>
          <table:table-cell table:formula="of:=([.D299]-[.E299])-([.D298]-[.E298])" office:value-type="float" office:value="-0.0003319616">
            <text:p>-0.0003319616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020772494">
            <text:p>0.020772494</text:p>
          </table:table-cell>
          <table:table-cell office:value-type="float" office:value="0.0201322">
            <text:p>0.0201322</text:p>
          </table:table-cell>
          <table:table-cell office:value-type="float" office:value="0.004232876">
            <text:p>0.004232876</text:p>
          </table:table-cell>
          <table:table-cell office:value-type="float" office:value="0">
            <text:p>0</text:p>
          </table:table-cell>
          <table:table-cell/>
          <table:table-cell table:formula="of:=([.D300]-[.E300])-([.D299]-[.E299])" office:value-type="float" office:value="0.0129747336">
            <text:p>0.0129747336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2047052">
            <text:p>0.02047052</text:p>
          </table:table-cell>
          <table:table-cell office:value-type="float" office:value="0.0210473">
            <text:p>0.0210473</text:p>
          </table:table-cell>
          <table:table-cell office:value-type="float" office:value="0.0042953123">
            <text:p>0.0042953123</text:p>
          </table:table-cell>
          <table:table-cell office:value-type="float" office:value="0.019965814">
            <text:p>0.019965814</text:p>
          </table:table-cell>
          <table:table-cell/>
          <table:table-cell table:formula="of:=([.D301]-[.E301])-([.D300]-[.E300])" office:value-type="float" office:value="-0.0199033777">
            <text:p>-0.0199033777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020154823">
            <text:p>0.020154823</text:p>
          </table:table-cell>
          <table:table-cell office:value-type="float" office:value="0.019217102">
            <text:p>0.019217102</text:p>
          </table:table-cell>
          <table:table-cell office:value-type="float" office:value="0.0037589204">
            <text:p>0.0037589204</text:p>
          </table:table-cell>
          <table:table-cell office:value-type="float" office:value="0.0066552735">
            <text:p>0.0066552735</text:p>
          </table:table-cell>
          <table:table-cell/>
          <table:table-cell table:formula="of:=([.D302]-[.E302])-([.D301]-[.E301])" office:value-type="float" office:value="0.0127741486">
            <text:p>0.0127741486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019866573">
            <text:p>0.019866573</text:p>
          </table:table-cell>
          <table:table-cell office:value-type="float" office:value="0.020132199">
            <text:p>0.020132199</text:p>
          </table:table-cell>
          <table:table-cell office:value-type="float" office:value="0.0036123502">
            <text:p>0.0036123502</text:p>
          </table:table-cell>
          <table:table-cell office:value-type="float" office:value="0.013310541">
            <text:p>0.013310541</text:p>
          </table:table-cell>
          <table:table-cell/>
          <table:table-cell table:formula="of:=([.D303]-[.E303])-([.D302]-[.E302])" office:value-type="float" office:value="-0.0068018377">
            <text:p>-0.0068018377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019564599">
            <text:p>0.019564599</text:p>
          </table:table-cell>
          <table:table-cell office:value-type="float" office:value="0.020132199">
            <text:p>0.020132199</text:p>
          </table:table-cell>
          <table:table-cell office:value-type="float" office:value="0.0032657029">
            <text:p>0.0032657029</text:p>
          </table:table-cell>
          <table:table-cell office:value-type="float" office:value="0.013310541">
            <text:p>0.013310541</text:p>
          </table:table-cell>
          <table:table-cell/>
          <table:table-cell table:formula="of:=([.D304]-[.E304])-([.D303]-[.E303])" office:value-type="float" office:value="-0.000346647299999999">
            <text:p>-0.0003466473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019262623">
            <text:p>0.019262623</text:p>
          </table:table-cell>
          <table:table-cell office:value-type="float" office:value="0.019217102">
            <text:p>0.019217102</text:p>
          </table:table-cell>
          <table:table-cell office:value-type="float" office:value="0.0029144464">
            <text:p>0.0029144464</text:p>
          </table:table-cell>
          <table:table-cell office:value-type="float" office:value="0.0066552735">
            <text:p>0.0066552735</text:p>
          </table:table-cell>
          <table:table-cell/>
          <table:table-cell table:formula="of:=([.D305]-[.E305])-([.D304]-[.E304])" office:value-type="float" office:value="0.006304011">
            <text:p>0.006304011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018974373">
            <text:p>0.018974373</text:p>
          </table:table-cell>
          <table:table-cell office:value-type="float" office:value="0.020132199">
            <text:p>0.020132199</text:p>
          </table:table-cell>
          <table:table-cell office:value-type="float" office:value="0.0027575428">
            <text:p>0.0027575428</text:p>
          </table:table-cell>
          <table:table-cell office:value-type="float" office:value="0.013310541">
            <text:p>0.013310541</text:p>
          </table:table-cell>
          <table:table-cell/>
          <table:table-cell table:formula="of:=([.D306]-[.E306])-([.D305]-[.E305])" office:value-type="float" office:value="-0.0068121711">
            <text:p>-0.0068121711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0186724">
            <text:p>0.0186724</text:p>
          </table:table-cell>
          <table:table-cell office:value-type="float" office:value="0.018302001">
            <text:p>0.018302001</text:p>
          </table:table-cell>
          <table:table-cell office:value-type="float" office:value="0.0023995866">
            <text:p>0.0023995866</text:p>
          </table:table-cell>
          <table:table-cell office:value-type="float" office:value="0">
            <text:p>0</text:p>
          </table:table-cell>
          <table:table-cell/>
          <table:table-cell table:formula="of:=([.D307]-[.E307])-([.D306]-[.E306])" office:value-type="float" office:value="0.0129525848">
            <text:p>0.0129525848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018397871">
            <text:p>0.018397871</text:p>
          </table:table-cell>
          <table:table-cell office:value-type="float" office:value="0.019217102">
            <text:p>0.019217102</text:p>
          </table:table-cell>
          <table:table-cell office:value-type="float" office:value="0.0024353897">
            <text:p>0.0024353897</text:p>
          </table:table-cell>
          <table:table-cell office:value-type="float" office:value="0.0066552735">
            <text:p>0.0066552735</text:p>
          </table:table-cell>
          <table:table-cell/>
          <table:table-cell table:formula="of:=([.D308]-[.E308])-([.D307]-[.E307])" office:value-type="float" office:value="-0.0066194704">
            <text:p>-0.0066194704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018109621">
            <text:p>0.018109621</text:p>
          </table:table-cell>
          <table:table-cell office:value-type="float" office:value="0.0173869">
            <text:p>0.0173869</text:p>
          </table:table-cell>
          <table:table-cell office:value-type="float" office:value="0.0022729025">
            <text:p>0.0022729025</text:p>
          </table:table-cell>
          <table:table-cell office:value-type="float" office:value="0.0066552735">
            <text:p>0.0066552735</text:p>
          </table:table-cell>
          <table:table-cell/>
          <table:table-cell table:formula="of:=([.D309]-[.E309])-([.D308]-[.E308])" office:value-type="float" office:value="-0.0001624872">
            <text:p>-0.0001624872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01784882">
            <text:p>0.01784882</text:p>
          </table:table-cell>
          <table:table-cell office:value-type="float" office:value="0.018302001">
            <text:p>0.018302001</text:p>
          </table:table-cell>
          <table:table-cell office:value-type="float" office:value="0.0021049979">
            <text:p>0.0021049979</text:p>
          </table:table-cell>
          <table:table-cell office:value-type="float" office:value="0">
            <text:p>0</text:p>
          </table:table-cell>
          <table:table-cell/>
          <table:table-cell table:formula="of:=([.D310]-[.E310])-([.D309]-[.E309])" office:value-type="float" office:value="0.0064873689">
            <text:p>0.0064873689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017574292">
            <text:p>0.017574292</text:p>
          </table:table-cell>
          <table:table-cell office:value-type="float" office:value="0.0173869">
            <text:p>0.0173869</text:p>
          </table:table-cell>
          <table:table-cell office:value-type="float" office:value="0.0021378757">
            <text:p>0.0021378757</text:p>
          </table:table-cell>
          <table:table-cell office:value-type="float" office:value="0.0066552735">
            <text:p>0.0066552735</text:p>
          </table:table-cell>
          <table:table-cell/>
          <table:table-cell table:formula="of:=([.D311]-[.E311])-([.D310]-[.E310])" office:value-type="float" office:value="-0.0066223957">
            <text:p>-0.0066223957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01731349">
            <text:p>0.01731349</text:p>
          </table:table-cell>
          <table:table-cell office:value-type="float" office:value="0.0173869">
            <text:p>0.0173869</text:p>
          </table:table-cell>
          <table:table-cell office:value-type="float" office:value="0.001968916">
            <text:p>0.001968916</text:p>
          </table:table-cell>
          <table:table-cell office:value-type="float" office:value="0.0066552735">
            <text:p>0.0066552735</text:p>
          </table:table-cell>
          <table:table-cell/>
          <table:table-cell table:formula="of:=([.D312]-[.E312])-([.D311]-[.E311])" office:value-type="float" office:value="-0.0001689597">
            <text:p>-0.0001689597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017052688">
            <text:p>0.017052688</text:p>
          </table:table-cell>
          <table:table-cell office:value-type="float" office:value="0.016471801">
            <text:p>0.016471801</text:p>
          </table:table-cell>
          <table:table-cell office:value-type="float" office:value="0.0017978443">
            <text:p>0.0017978443</text:p>
          </table:table-cell>
          <table:table-cell office:value-type="float" office:value="0">
            <text:p>0</text:p>
          </table:table-cell>
          <table:table-cell/>
          <table:table-cell table:formula="of:=([.D313]-[.E313])-([.D312]-[.E312])" office:value-type="float" office:value="0.0064842018">
            <text:p>0.0064842018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016805608">
            <text:p>0.016805608</text:p>
          </table:table-cell>
          <table:table-cell office:value-type="float" office:value="0.016471801">
            <text:p>0.016471801</text:p>
          </table:table-cell>
          <table:table-cell office:value-type="float" office:value="0.0018242765">
            <text:p>0.0018242765</text:p>
          </table:table-cell>
          <table:table-cell office:value-type="float" office:value="0">
            <text:p>0</text:p>
          </table:table-cell>
          <table:table-cell/>
          <table:table-cell table:formula="of:=([.D314]-[.E314])-([.D313]-[.E313])" office:value-type="float" office:value="0.0000264321999999999">
            <text:p>2.64321999999999E-005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01655853">
            <text:p>0.01655853</text:p>
          </table:table-cell>
          <table:table-cell office:value-type="float" office:value="0.0155567005">
            <text:p>0.0155567005</text:p>
          </table:table-cell>
          <table:table-cell office:value-type="float" office:value="0.0018514997">
            <text:p>0.0018514997</text:p>
          </table:table-cell>
          <table:table-cell office:value-type="float" office:value="0.0066552735">
            <text:p>0.0066552735</text:p>
          </table:table-cell>
          <table:table-cell/>
          <table:table-cell table:formula="of:=([.D315]-[.E315])-([.D314]-[.E314])" office:value-type="float" office:value="-0.0066280503">
            <text:p>-0.0066280503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016325174">
            <text:p>0.016325174</text:p>
          </table:table-cell>
          <table:table-cell office:value-type="float" office:value="0.0173869">
            <text:p>0.0173869</text:p>
          </table:table-cell>
          <table:table-cell office:value-type="float" office:value="0.0016768835">
            <text:p>0.0016768835</text:p>
          </table:table-cell>
          <table:table-cell office:value-type="float" office:value="0.0066552735">
            <text:p>0.0066552735</text:p>
          </table:table-cell>
          <table:table-cell/>
          <table:table-cell table:formula="of:=([.D316]-[.E316])-([.D315]-[.E315])" office:value-type="float" office:value="-0.0001746162">
            <text:p>-0.0001746162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016064372">
            <text:p>0.016064372</text:p>
          </table:table-cell>
          <table:table-cell office:value-type="float" office:value="0.016471801">
            <text:p>0.016471801</text:p>
          </table:table-cell>
          <table:table-cell office:value-type="float" office:value="0.0015028279">
            <text:p>0.0015028279</text:p>
          </table:table-cell>
          <table:table-cell office:value-type="float" office:value="0">
            <text:p>0</text:p>
          </table:table-cell>
          <table:table-cell/>
          <table:table-cell table:formula="of:=([.D317]-[.E317])-([.D316]-[.E316])" office:value-type="float" office:value="0.0064812179">
            <text:p>0.0064812179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015817292">
            <text:p>0.015817292</text:p>
          </table:table-cell>
          <table:table-cell office:value-type="float" office:value="0.014641601">
            <text:p>0.014641601</text:p>
          </table:table-cell>
          <table:table-cell office:value-type="float" office:value="0.001526304">
            <text:p>0.001526304</text:p>
          </table:table-cell>
          <table:table-cell office:value-type="float" office:value="0">
            <text:p>0</text:p>
          </table:table-cell>
          <table:table-cell/>
          <table:table-cell table:formula="of:=([.D318]-[.E318])-([.D317]-[.E317])" office:value-type="float" office:value="0.0000234761">
            <text:p>2.34761E-005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015597662">
            <text:p>0.015597662</text:p>
          </table:table-cell>
          <table:table-cell office:value-type="float" office:value="0.014641601">
            <text:p>0.014641601</text:p>
          </table:table-cell>
          <table:table-cell office:value-type="float" office:value="0.0015478036">
            <text:p>0.0015478036</text:p>
          </table:table-cell>
          <table:table-cell office:value-type="float" office:value="0">
            <text:p>0</text:p>
          </table:table-cell>
          <table:table-cell/>
          <table:table-cell table:formula="of:=([.D319]-[.E319])-([.D318]-[.E318])" office:value-type="float" office:value="0.0000214996000000001">
            <text:p>2.14996000000001E-005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015378032">
            <text:p>0.015378032</text:p>
          </table:table-cell>
          <table:table-cell office:value-type="float" office:value="0.013726501">
            <text:p>0.013726501</text:p>
          </table:table-cell>
          <table:table-cell office:value-type="float" office:value="0.0015699165">
            <text:p>0.0015699165</text:p>
          </table:table-cell>
          <table:table-cell office:value-type="float" office:value="0.0066552735">
            <text:p>0.0066552735</text:p>
          </table:table-cell>
          <table:table-cell/>
          <table:table-cell table:formula="of:=([.D320]-[.E320])-([.D319]-[.E319])" office:value-type="float" office:value="-0.0066331606">
            <text:p>-0.0066331606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015172125">
            <text:p>0.015172125</text:p>
          </table:table-cell>
          <table:table-cell office:value-type="float" office:value="0.014641601">
            <text:p>0.014641601</text:p>
          </table:table-cell>
          <table:table-cell office:value-type="float" office:value="0.0013902169">
            <text:p>0.0013902169</text:p>
          </table:table-cell>
          <table:table-cell office:value-type="float" office:value="0.013310547">
            <text:p>0.013310547</text:p>
          </table:table-cell>
          <table:table-cell/>
          <table:table-cell table:formula="of:=([.D321]-[.E321])-([.D320]-[.E320])" office:value-type="float" office:value="-0.0068349731">
            <text:p>-0.0068349731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015172125">
            <text:p>0.015172125</text:p>
          </table:table-cell>
          <table:table-cell office:value-type="float" office:value="0.0128114">
            <text:p>0.0128114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22]-[.E322])-([.D321]-[.E321])" office:value-type="float" office:value="0.013310547">
            <text:p>0.013310547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015172125">
            <text:p>0.015172125</text:p>
          </table:table-cell>
          <table:table-cell office:value-type="float" office:value="0.008235901">
            <text:p>0.008235901</text:p>
          </table:table-cell>
          <table:table-cell office:value-type="float" office:value="0.0013902169">
            <text:p>0.0013902169</text:p>
          </table:table-cell>
          <table:table-cell office:value-type="float" office:value="0.0066552735">
            <text:p>0.0066552735</text:p>
          </table:table-cell>
          <table:table-cell/>
          <table:table-cell table:formula="of:=([.D323]-[.E323])-([.D322]-[.E322])" office:value-type="float" office:value="-0.0066552735">
            <text:p>-0.0066552735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015172125">
            <text:p>0.015172125</text:p>
          </table:table-cell>
          <table:table-cell office:value-type="float" office:value="0.0036604002">
            <text:p>0.0036604002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24]-[.E324])-([.D323]-[.E323])" office:value-type="float" office:value="0.0066552735">
            <text:p>0.0066552735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25]-[.E325])-([.D324]-[.E324])" office:value-type="float" office:value="0">
            <text:p>0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26]-[.E326])-([.D325]-[.E325])" office:value-type="float" office:value="0">
            <text:p>0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27]-[.E327])-([.D326]-[.E326])" office:value-type="float" office:value="0">
            <text:p>0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28]-[.E328])-([.D327]-[.E327])" office:value-type="float" office:value="0">
            <text:p>0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29]-[.E329])-([.D328]-[.E328])" office:value-type="float" office:value="0">
            <text:p>0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0]-[.E330])-([.D329]-[.E329])" office:value-type="float" office:value="0">
            <text:p>0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1]-[.E331])-([.D330]-[.E330])" office:value-type="float" office:value="0">
            <text:p>0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2]-[.E332])-([.D331]-[.E331])" office:value-type="float" office:value="0">
            <text:p>0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3]-[.E333])-([.D332]-[.E332])" office:value-type="float" office:value="0">
            <text:p>0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4]-[.E334])-([.D333]-[.E333])" office:value-type="float" office:value="0">
            <text:p>0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5]-[.E335])-([.D334]-[.E334])" office:value-type="float" office:value="0">
            <text:p>0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6]-[.E336])-([.D335]-[.E335])" office:value-type="float" office:value="0">
            <text:p>0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7]-[.E337])-([.D336]-[.E336])" office:value-type="float" office:value="0">
            <text:p>0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8]-[.E338])-([.D337]-[.E337])" office:value-type="float" office:value="0">
            <text:p>0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39]-[.E339])-([.D338]-[.E338])" office:value-type="float" office:value="0">
            <text:p>0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0]-[.E340])-([.D339]-[.E339])" office:value-type="float" office:value="0">
            <text:p>0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1]-[.E341])-([.D340]-[.E340])" office:value-type="float" office:value="0">
            <text:p>0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2]-[.E342])-([.D341]-[.E341])" office:value-type="float" office:value="0">
            <text:p>0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3]-[.E343])-([.D342]-[.E342])" office:value-type="float" office:value="0">
            <text:p>0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4]-[.E344])-([.D343]-[.E343])" office:value-type="float" office:value="0">
            <text:p>0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5]-[.E345])-([.D344]-[.E344])" office:value-type="float" office:value="0">
            <text:p>0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6]-[.E346])-([.D345]-[.E345])" office:value-type="float" office:value="0">
            <text:p>0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7]-[.E347])-([.D346]-[.E346])" office:value-type="float" office:value="0">
            <text:p>0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8]-[.E348])-([.D347]-[.E347])" office:value-type="float" office:value="0">
            <text:p>0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49]-[.E349])-([.D348]-[.E348])" office:value-type="float" office:value="0">
            <text:p>0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0]-[.E350])-([.D349]-[.E349])" office:value-type="float" office:value="0">
            <text:p>0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1]-[.E351])-([.D350]-[.E350])" office:value-type="float" office:value="0">
            <text:p>0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2]-[.E352])-([.D351]-[.E351])" office:value-type="float" office:value="0">
            <text:p>0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3]-[.E353])-([.D352]-[.E352])" office:value-type="float" office:value="0">
            <text:p>0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4]-[.E354])-([.D353]-[.E353])" office:value-type="float" office:value="0">
            <text:p>0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5]-[.E355])-([.D354]-[.E354])" office:value-type="float" office:value="0">
            <text:p>0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6]-[.E356])-([.D355]-[.E355])" office:value-type="float" office:value="0">
            <text:p>0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7]-[.E357])-([.D356]-[.E356])" office:value-type="float" office:value="0">
            <text:p>0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8]-[.E358])-([.D357]-[.E357])" office:value-type="float" office:value="0">
            <text:p>0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59]-[.E359])-([.D358]-[.E358])" office:value-type="float" office:value="0">
            <text:p>0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0]-[.E360])-([.D359]-[.E359])" office:value-type="float" office:value="0">
            <text:p>0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1]-[.E361])-([.D360]-[.E360])" office:value-type="float" office:value="0">
            <text:p>0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2]-[.E362])-([.D361]-[.E361])" office:value-type="float" office:value="0">
            <text:p>0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3]-[.E363])-([.D362]-[.E362])" office:value-type="float" office:value="0">
            <text:p>0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4]-[.E364])-([.D363]-[.E363])" office:value-type="float" office:value="0">
            <text:p>0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5]-[.E365])-([.D364]-[.E364])" office:value-type="float" office:value="0">
            <text:p>0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6]-[.E366])-([.D365]-[.E365])" office:value-type="float" office:value="0">
            <text:p>0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7]-[.E367])-([.D366]-[.E366])" office:value-type="float" office:value="0">
            <text:p>0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8]-[.E368])-([.D367]-[.E367])" office:value-type="float" office:value="0">
            <text:p>0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69]-[.E369])-([.D368]-[.E368])" office:value-type="float" office:value="0">
            <text:p>0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0]-[.E370])-([.D369]-[.E369])" office:value-type="float" office:value="0">
            <text:p>0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1]-[.E371])-([.D370]-[.E370])" office:value-type="float" office:value="0">
            <text:p>0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2]-[.E372])-([.D371]-[.E371])" office:value-type="float" office:value="0">
            <text:p>0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3]-[.E373])-([.D372]-[.E372])" office:value-type="float" office:value="0">
            <text:p>0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4]-[.E374])-([.D373]-[.E373])" office:value-type="float" office:value="0">
            <text:p>0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5]-[.E375])-([.D374]-[.E374])" office:value-type="float" office:value="0">
            <text:p>0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6]-[.E376])-([.D375]-[.E375])" office:value-type="float" office:value="0">
            <text:p>0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7]-[.E377])-([.D376]-[.E376])" office:value-type="float" office:value="0">
            <text:p>0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8]-[.E378])-([.D377]-[.E377])" office:value-type="float" office:value="0">
            <text:p>0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79]-[.E379])-([.D378]-[.E378])" office:value-type="float" office:value="0">
            <text:p>0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0]-[.E380])-([.D379]-[.E379])" office:value-type="float" office:value="0">
            <text:p>0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1]-[.E381])-([.D380]-[.E380])" office:value-type="float" office:value="0">
            <text:p>0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2]-[.E382])-([.D381]-[.E381])" office:value-type="float" office:value="0">
            <text:p>0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3]-[.E383])-([.D382]-[.E382])" office:value-type="float" office:value="0">
            <text:p>0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4]-[.E384])-([.D383]-[.E383])" office:value-type="float" office:value="0">
            <text:p>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5]-[.E385])-([.D384]-[.E384])" office:value-type="float" office:value="0">
            <text:p>0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6]-[.E386])-([.D385]-[.E385])" office:value-type="float" office:value="0">
            <text:p>0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7]-[.E387])-([.D386]-[.E386])" office:value-type="float" office:value="0">
            <text:p>0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8]-[.E388])-([.D387]-[.E387])" office:value-type="float" office:value="0">
            <text:p>0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89]-[.E389])-([.D388]-[.E388])" office:value-type="float" office:value="0">
            <text:p>0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0]-[.E390])-([.D389]-[.E389])" office:value-type="float" office:value="0">
            <text:p>0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1]-[.E391])-([.D390]-[.E390])" office:value-type="float" office:value="0">
            <text:p>0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2]-[.E392])-([.D391]-[.E391])" office:value-type="float" office:value="0">
            <text:p>0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3]-[.E393])-([.D392]-[.E392])" office:value-type="float" office:value="0">
            <text:p>0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4]-[.E394])-([.D393]-[.E393])" office:value-type="float" office:value="0">
            <text:p>0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5]-[.E395])-([.D394]-[.E394])" office:value-type="float" office:value="0">
            <text:p>0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6]-[.E396])-([.D395]-[.E395])" office:value-type="float" office:value="0">
            <text:p>0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7]-[.E397])-([.D396]-[.E396])" office:value-type="float" office:value="0">
            <text:p>0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8]-[.E398])-([.D397]-[.E397])" office:value-type="float" office:value="0">
            <text:p>0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399]-[.E399])-([.D398]-[.E398])" office:value-type="float" office:value="0">
            <text:p>0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400]-[.E400])-([.D399]-[.E399])" office:value-type="float" office:value="0">
            <text:p>0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015172125">
            <text:p>0.015172125</text:p>
          </table:table-cell>
          <table:table-cell office:value-type="float" office:value="0">
            <text:p>0</text:p>
          </table:table-cell>
          <table:table-cell office:value-type="float" office:value="0.0013902169">
            <text:p>0.0013902169</text:p>
          </table:table-cell>
          <table:table-cell office:value-type="float" office:value="0">
            <text:p>0</text:p>
          </table:table-cell>
          <table:table-cell/>
          <table:table-cell table:formula="of:=([.D401]-[.E401])-([.D400]-[.E400])" office:value-type="float" office:value="0">
            <text:p>0</text:p>
          </table:table-cell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 style:data-style-name="N2" text:time-value="0000-00-00T22:26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2T18:33:37</dc:date>
    <dc:creator>Matthieu Pizenberg</dc:creator>
    <meta:editing-duration>P1DT1H45M9S</meta:editing-duration>
    <meta:editing-cycles>20</meta:editing-cycles>
    <meta:generator>LibreOffice/4.0.2.2$Linux_X86_64 LibreOffice_project/400m0$Build-2</meta:generator>
    <meta:document-statistic meta:table-count="1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column-mapping="3 4 1 2" chart:style-name="ch1">
        <chart:legend chart:legend-position="end" svg:x="41.577cm" svg:y="8.437cm" style:legend-expansion="high" chart:style-name="ch2"/>
        <chart:plot-area chart:style-name="ch3" table:cell-range-address="Sheet1.A2:Sheet1.C401 Sheet1.D1:Sheet1.E401 Sheet1.B1:Sheet1.C1" chart:data-source-has-labels="row" svg:x="1.332cm" svg:y="1.651cm" svg:width="38.481cm" svg:height="16.516cm">
          <chartooo:coordinate-region svg:x="2.244cm" svg:y="1.85cm" svg:width="36.55cm" svg:height="15.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attached-axis="secondary-y" chart:style-name="ch8" chart:values-cell-range-address="Sheet1.E2:Sheet1.E401" chart:label-cell-address="Sheet1.E1:Sheet1.E1" chart:class="chart:scatter">
            <chart:data-point chart:repeated="400"/>
          </chart:series>
          <chart:series chart:attached-axis="primary-y" chart:style-name="ch9" chart:values-cell-range-address="Sheet1.B2:Sheet1.B401" chart:label-cell-address="Sheet1.B1:Sheet1.B1" chart:class="chart:scatter">
            <chart:data-point chart:repeated="400"/>
          </chart:series>
          <chart:series chart:attached-axis="primary-y" chart:style-name="ch10" chart:values-cell-range-address="Sheet1.C2:Sheet1.C401" chart:label-cell-address="Sheet1.C1:Sheet1.C1" chart:class="chart:scatter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">
                <text:p>0</text:p>
                <draw:g>
                  <svg:desc>Sheet1.D2:Sheet1.D401</svg:desc>
                </draw:g>
              </table:table-cell>
              <table:table-cell office:value-type="float" office:value="-0.013310545">
                <text:p>-0.013310545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B2:Sheet1.B401</svg:desc>
                </draw:g>
              </table:table-cell>
              <table:table-cell office:value-type="float" office:value="0.0018302001">
                <text:p>0.0018302001</text:p>
                <draw:g>
                  <svg:desc>Sheet1.C2:Sheet1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39932368">
                <text:p>0.0003993236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39932368">
                <text:p>0.0003993236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39932368">
                <text:p>0.00039932368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39932368">
                <text:p>0.0003993236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39932368">
                <text:p>0.00039932368</text:p>
              </table:table-cell>
              <table:table-cell office:value-type="float" office:value="0.019965818">
                <text:p>0.019965818</text:p>
              </table:table-cell>
              <table:table-cell office:value-type="float" office:value="0.024999999">
                <text:p>0.024999999</text:p>
              </table:table-cell>
              <table:table-cell office:value-type="float" office:value="0.0064057">
                <text:p>0.0064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-0.00019963809">
                <text:p>-0.00019963809</text:p>
              </table:table-cell>
              <table:table-cell office:value-type="float" office:value="0.019965818">
                <text:p>0.019965818</text:p>
              </table:table-cell>
              <table:table-cell office:value-type="float" office:value="0.029999997">
                <text:p>0.029999997</text:p>
              </table:table-cell>
              <table:table-cell office:value-type="float" office:value="0.0118963">
                <text:p>0.0118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-0.0007987314">
                <text:p>-0.0007987314</text:p>
              </table:table-cell>
              <table:table-cell office:value-type="float" office:value="-0.039931636">
                <text:p>-0.039931636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039911515">
                <text:p>0.00039911515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39999995">
                <text:p>0.039999995</text:p>
              </table:table-cell>
              <table:table-cell office:value-type="float" office:value="0.029283201">
                <text:p>0.029283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11982163">
                <text:p>0.0011982163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044999994">
                <text:p>0.044999994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2397352">
                <text:p>0.002397352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49999993">
                <text:p>0.049999993</text:p>
              </table:table-cell>
              <table:table-cell office:value-type="float" office:value="0.036604002">
                <text:p>0.036604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27985752">
                <text:p>0.0027985752</text:p>
              </table:table-cell>
              <table:table-cell office:value-type="float" office:value="-0.01996581">
                <text:p>-0.01996581</text:p>
              </table:table-cell>
              <table:table-cell office:value-type="float" office:value="0.054999992">
                <text:p>0.054999992</text:p>
              </table:table-cell>
              <table:table-cell office:value-type="float" office:value="0.0411795">
                <text:p>0.0411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34001102">
                <text:p>0.003400110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999999">
                <text:p>0.05999999</text:p>
              </table:table-cell>
              <table:table-cell office:value-type="float" office:value="0.0448399">
                <text:p>0.0448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32034253">
                <text:p>0.003203425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499999">
                <text:p>0.06499999</text:p>
              </table:table-cell>
              <table:table-cell office:value-type="float" office:value="0.0485003">
                <text:p>0.0485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30067947">
                <text:p>0.0030067947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.0539909">
                <text:p>0.0539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2410763">
                <text:p>0.002410763</text:p>
              </table:table-cell>
              <table:table-cell office:value-type="float" office:value="0">
                <text:p>0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567362">
                <text:p>0.0567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24135201">
                <text:p>0.0024135201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8">
                <text:p>0.08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22169817">
                <text:p>0.0022169817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85">
                <text:p>0.085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30193892">
                <text:p>0.0030193892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9">
                <text:p>0.09</text:p>
              </table:table-cell>
              <table:table-cell office:value-type="float" office:value="0.0805288">
                <text:p>0.0805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38235954">
                <text:p>0.0038235954</text:p>
              </table:table-cell>
              <table:table-cell office:value-type="float" office:value="-0.019965798">
                <text:p>-0.019965798</text:p>
              </table:table-cell>
              <table:table-cell office:value-type="float" office:value="0.095000006">
                <text:p>0.095000006</text:p>
              </table:table-cell>
              <table:table-cell office:value-type="float" office:value="0.08510431">
                <text:p>0.08510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4429686">
                <text:p>0.004429686</text:p>
              </table:table-cell>
              <table:table-cell office:value-type="float" office:value="0.013310526">
                <text:p>0.013310526</text:p>
              </table:table-cell>
              <table:table-cell office:value-type="float" office:value="0.10000001">
                <text:p>0.10000001</text:p>
              </table:table-cell>
              <table:table-cell office:value-type="float" office:value="0.0860194">
                <text:p>0.0860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40377635">
                <text:p>0.0040377635</text:p>
              </table:table-cell>
              <table:table-cell office:value-type="float" office:value="0.046586893">
                <text:p>0.046586893</text:p>
              </table:table-cell>
              <table:table-cell office:value-type="float" office:value="0.10500001">
                <text:p>0.10500001</text:p>
              </table:table-cell>
              <table:table-cell office:value-type="float" office:value="0.0905949">
                <text:p>0.0905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26463133">
                <text:p>0.002646313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10000014">
                <text:p>0.110000014</text:p>
              </table:table-cell>
              <table:table-cell office:value-type="float" office:value="0.0924251">
                <text:p>0.0924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2451455">
                <text:p>0.00245145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1500002">
                <text:p>0.11500002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28562243">
                <text:p>0.0028562243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2000002">
                <text:p>0.12000002</text:p>
              </table:table-cell>
              <table:table-cell office:value-type="float" office:value="0.1061516">
                <text:p>0.1061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36619338">
                <text:p>0.003661933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2500001">
                <text:p>0.12500001</text:p>
              </table:table-cell>
              <table:table-cell office:value-type="float" office:value="0.11438751">
                <text:p>0.11438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38704253">
                <text:p>0.003870425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3000001">
                <text:p>0.13000001</text:p>
              </table:table-cell>
              <table:table-cell office:value-type="float" office:value="0.11438751">
                <text:p>0.114387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3679641">
                <text:p>0.003679641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135">
                <text:p>0.135</text:p>
              </table:table-cell>
              <table:table-cell office:value-type="float" office:value="0.12262341">
                <text:p>0.12262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4888413">
                <text:p>0.004888413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4">
                <text:p>0.14</text:p>
              </table:table-cell>
              <table:table-cell office:value-type="float" office:value="0.13177441">
                <text:p>0.13177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5701457">
                <text:p>0.00570145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45">
                <text:p>0.145</text:p>
              </table:table-cell>
              <table:table-cell office:value-type="float" office:value="0.1308593">
                <text:p>0.1308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5517002">
                <text:p>0.005517002</text:p>
              </table:table-cell>
              <table:table-cell office:value-type="float" office:value="0">
                <text:p>0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1336046">
                <text:p>0.1336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5532332">
                <text:p>0.005532332</text:p>
              </table:table-cell>
              <table:table-cell office:value-type="float" office:value="0">
                <text:p>0</text:p>
              </table:table-cell>
              <table:table-cell office:value-type="float" office:value="0.15499999">
                <text:p>0.15499999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5548382">
                <text:p>0.00554838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455009">
                <text:p>0.1455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53653093">
                <text:p>0.005365309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6499998">
                <text:p>0.16499998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51821345">
                <text:p>0.005182134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6999997">
                <text:p>0.16999997</text:p>
              </table:table-cell>
              <table:table-cell office:value-type="float" office:value="0.15831232">
                <text:p>0.15831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5399401">
                <text:p>0.005399401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7499997">
                <text:p>0.17499997</text:p>
              </table:table-cell>
              <table:table-cell office:value-type="float" office:value="0.1601425">
                <text:p>0.1601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48176814">
                <text:p>0.004817681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7999996">
                <text:p>0.17999996</text:p>
              </table:table-cell>
              <table:table-cell office:value-type="float" office:value="0.16837841">
                <text:p>0.16837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4034823">
                <text:p>0.004034823</text:p>
              </table:table-cell>
              <table:table-cell office:value-type="float" office:value="-0.013310505">
                <text:p>-0.013310505</text:p>
              </table:table-cell>
              <table:table-cell office:value-type="float" office:value="0.18499996">
                <text:p>0.18499996</text:p>
              </table:table-cell>
              <table:table-cell office:value-type="float" office:value="0.1756992">
                <text:p>0.1756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4449972">
                <text:p>0.004449972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8999995">
                <text:p>0.18999995</text:p>
              </table:table-cell>
              <table:table-cell office:value-type="float" office:value="0.1793596">
                <text:p>0.1793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40669423">
                <text:p>0.0040669423</text:p>
              </table:table-cell>
              <table:table-cell office:value-type="float" office:value="0">
                <text:p>0</text:p>
              </table:table-cell>
              <table:table-cell office:value-type="float" office:value="0.19499995">
                <text:p>0.19499995</text:p>
              </table:table-cell>
              <table:table-cell office:value-type="float" office:value="0.18302">
                <text:p>0.183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004082907">
                <text:p>0.004082907</text:p>
              </table:table-cell>
              <table:table-cell office:value-type="float" office:value="-0.05324223">
                <text:p>-0.05324223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18851061">
                <text:p>0.18851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0056999912">
                <text:p>0.0056999912</text:p>
              </table:table-cell>
              <table:table-cell office:value-type="float" office:value="0.026621137">
                <text:p>0.026621137</text:p>
              </table:table-cell>
              <table:table-cell office:value-type="float" office:value="0.20499994">
                <text:p>0.20499994</text:p>
              </table:table-cell>
              <table:table-cell office:value-type="float" office:value="0.192171">
                <text:p>0.192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049233846">
                <text:p>0.0049233846</text:p>
              </table:table-cell>
              <table:table-cell office:value-type="float" office:value="-0.026621137">
                <text:p>-0.026621137</text:p>
              </table:table-cell>
              <table:table-cell office:value-type="float" office:value="0.20999993">
                <text:p>0.20999993</text:p>
              </table:table-cell>
              <table:table-cell office:value-type="float" office:value="0.19583142">
                <text:p>0.19583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005744655">
                <text:p>0.00574465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21499993">
                <text:p>0.21499993</text:p>
              </table:table-cell>
              <table:table-cell office:value-type="float" office:value="0.19766162">
                <text:p>0.197661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0053692437">
                <text:p>0.0053692437</text:p>
              </table:table-cell>
              <table:table-cell office:value-type="float" office:value="-0.006655231">
                <text:p>-0.006655231</text:p>
              </table:table-cell>
              <table:table-cell office:value-type="float" office:value="0.21999992">
                <text:p>0.21999992</text:p>
              </table:table-cell>
              <table:table-cell office:value-type="float" office:value="0.2040673">
                <text:p>0.20406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0055933506">
                <text:p>0.005593350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22499992">
                <text:p>0.22499992</text:p>
              </table:table-cell>
              <table:table-cell office:value-type="float" office:value="0.21230322">
                <text:p>0.21230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006019737">
                <text:p>0.006019737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22999991">
                <text:p>0.22999991</text:p>
              </table:table-cell>
              <table:table-cell office:value-type="float" office:value="0.21413341">
                <text:p>0.214133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0052477196">
                <text:p>0.0052477196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23499991">
                <text:p>0.23499991</text:p>
              </table:table-cell>
              <table:table-cell office:value-type="float" office:value="0.22145422">
                <text:p>0.221454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0048732464">
                <text:p>0.0048732464</text:p>
              </table:table-cell>
              <table:table-cell office:value-type="float" office:value="-0.006655231">
                <text:p>-0.006655231</text:p>
              </table:table-cell>
              <table:table-cell office:value-type="float" office:value="0.2399999">
                <text:p>0.2399999</text:p>
              </table:table-cell>
              <table:table-cell office:value-type="float" office:value="0.22969012">
                <text:p>0.22969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050984183">
                <text:p>0.0050984183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2449999">
                <text:p>0.2449999</text:p>
              </table:table-cell>
              <table:table-cell office:value-type="float" office:value="0.2397562">
                <text:p>0.23975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005526261">
                <text:p>0.005526261</text:p>
              </table:table-cell>
              <table:table-cell office:value-type="float" office:value="-0.006655231">
                <text:p>-0.006655231</text:p>
              </table:table-cell>
              <table:table-cell office:value-type="float" office:value="0.2499999">
                <text:p>0.2499999</text:p>
              </table:table-cell>
              <table:table-cell office:value-type="float" office:value="0.2425015">
                <text:p>0.2425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0057567256">
                <text:p>0.0057567256</text:p>
              </table:table-cell>
              <table:table-cell office:value-type="float" office:value="0.033276327">
                <text:p>0.033276327</text:p>
              </table:table-cell>
              <table:table-cell office:value-type="float" office:value="0.2549999">
                <text:p>0.2549999</text:p>
              </table:table-cell>
              <table:table-cell office:value-type="float" office:value="0.2425015">
                <text:p>0.2425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0047873836">
                <text:p>0.0047873836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2599999">
                <text:p>0.2599999</text:p>
              </table:table-cell>
              <table:table-cell office:value-type="float" office:value="0.24341659">
                <text:p>0.24341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040131374">
                <text:p>0.0040131374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2649999">
                <text:p>0.2649999</text:p>
              </table:table-cell>
              <table:table-cell office:value-type="float" office:value="0.24341659">
                <text:p>0.24341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005637294">
                <text:p>0.00563729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2699999">
                <text:p>0.2699999</text:p>
              </table:table-cell>
              <table:table-cell office:value-type="float" office:value="0.2617186">
                <text:p>0.2617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003268231">
                <text:p>0.003268231</text:p>
              </table:table-cell>
              <table:table-cell office:value-type="float" office:value="0.059897505">
                <text:p>0.059897505</text:p>
              </table:table-cell>
              <table:table-cell office:value-type="float" office:value="0.2749999">
                <text:p>0.2749999</text:p>
              </table:table-cell>
              <table:table-cell office:value-type="float" office:value="0.2626337">
                <text:p>0.2626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0014857689">
                <text:p>0.0014857689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27999988">
                <text:p>0.27999988</text:p>
              </table:table-cell>
              <table:table-cell office:value-type="float" office:value="0.2726998">
                <text:p>0.2726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0030976033">
                <text:p>0.0030976033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8499988">
                <text:p>0.28499988</text:p>
              </table:table-cell>
              <table:table-cell office:value-type="float" office:value="0.2800206">
                <text:p>0.28002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0015154923">
                <text:p>0.0015154923</text:p>
              </table:table-cell>
              <table:table-cell office:value-type="float" office:value="0.04658687">
                <text:p>0.04658687</text:p>
              </table:table-cell>
              <table:table-cell office:value-type="float" office:value="0.28999987">
                <text:p>0.28999987</text:p>
              </table:table-cell>
              <table:table-cell office:value-type="float" office:value="0.2809357">
                <text:p>0.28093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0012332312">
                <text:p>0.00012332312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29499987">
                <text:p>0.29499987</text:p>
              </table:table-cell>
              <table:table-cell office:value-type="float" office:value="0.2818508">
                <text:p>0.2818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-0.0010778244">
                <text:p>-0.0010778244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9999986">
                <text:p>0.29999986</text:p>
              </table:table-cell>
              <table:table-cell office:value-type="float" office:value="0.28551123">
                <text:p>0.28551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-0.002687959">
                <text:p>-0.002687959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30499986">
                <text:p>0.30499986</text:p>
              </table:table-cell>
              <table:table-cell office:value-type="float" office:value="0.28551123">
                <text:p>0.28551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-0.0051106913">
                <text:p>-0.0051106913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30999985">
                <text:p>0.30999985</text:p>
              </table:table-cell>
              <table:table-cell office:value-type="float" office:value="0.30015278">
                <text:p>0.300152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-0.007151946">
                <text:p>-0.007151946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31499985">
                <text:p>0.31499985</text:p>
              </table:table-cell>
              <table:table-cell office:value-type="float" office:value="0.3166246">
                <text:p>0.31662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-0.008009281">
                <text:p>-0.008009281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31999984">
                <text:p>0.31999984</text:p>
              </table:table-cell>
              <table:table-cell office:value-type="float" office:value="0.30930382">
                <text:p>0.30930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-0.008872259">
                <text:p>-0.008872259</text:p>
              </table:table-cell>
              <table:table-cell office:value-type="float" office:value="-0.019965779">
                <text:p>-0.019965779</text:p>
              </table:table-cell>
              <table:table-cell office:value-type="float" office:value="0.32499984">
                <text:p>0.32499984</text:p>
              </table:table-cell>
              <table:table-cell office:value-type="float" office:value="0.3102189">
                <text:p>0.3102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-0.008339589">
                <text:p>-0.008339589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32999983">
                <text:p>0.32999983</text:p>
              </table:table-cell>
              <table:table-cell office:value-type="float" office:value="0.320285">
                <text:p>0.320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-0.008807643">
                <text:p>-0.008807643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33499983">
                <text:p>0.33499983</text:p>
              </table:table-cell>
              <table:table-cell office:value-type="float" office:value="0.3239454">
                <text:p>0.32394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-0.00968185">
                <text:p>-0.00968185</text:p>
              </table:table-cell>
              <table:table-cell office:value-type="float" office:value="0.03327641">
                <text:p>0.03327641</text:p>
              </table:table-cell>
              <table:table-cell office:value-type="float" office:value="0.33999982">
                <text:p>0.33999982</text:p>
              </table:table-cell>
              <table:table-cell office:value-type="float" office:value="0.3321813">
                <text:p>0.33218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-0.010766563">
                <text:p>-0.010766563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34499982">
                <text:p>0.34499982</text:p>
              </table:table-cell>
              <table:table-cell office:value-type="float" office:value="0.33675683">
                <text:p>0.33675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-0.011662116">
                <text:p>-0.011662116</text:p>
              </table:table-cell>
              <table:table-cell office:value-type="float" office:value="0.006655316">
                <text:p>0.006655316</text:p>
              </table:table-cell>
              <table:table-cell office:value-type="float" office:value="0.34999982">
                <text:p>0.34999982</text:p>
              </table:table-cell>
              <table:table-cell office:value-type="float" office:value="0.33584172">
                <text:p>0.33584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-0.011964482">
                <text:p>-0.01196448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3549998">
                <text:p>0.3549998</text:p>
              </table:table-cell>
              <table:table-cell office:value-type="float" office:value="0.33675683">
                <text:p>0.336756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-0.0136744855">
                <text:p>-0.0136744855</text:p>
              </table:table-cell>
              <table:table-cell office:value-type="float" office:value="0.033276327">
                <text:p>0.033276327</text:p>
              </table:table-cell>
              <table:table-cell office:value-type="float" office:value="0.3599998">
                <text:p>0.3599998</text:p>
              </table:table-cell>
              <table:table-cell office:value-type="float" office:value="0.34499273">
                <text:p>0.344992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-0.014802206">
                <text:p>-0.014802206</text:p>
              </table:table-cell>
              <table:table-cell office:value-type="float" office:value="0.006655316">
                <text:p>0.006655316</text:p>
              </table:table-cell>
              <table:table-cell office:value-type="float" office:value="0.3649998">
                <text:p>0.3649998</text:p>
              </table:table-cell>
              <table:table-cell office:value-type="float" office:value="0.35231352">
                <text:p>0.35231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-0.015142146">
                <text:p>-0.015142146</text:p>
              </table:table-cell>
              <table:table-cell office:value-type="float" office:value="-0.019965779">
                <text:p>-0.019965779</text:p>
              </table:table-cell>
              <table:table-cell office:value-type="float" office:value="0.3699998">
                <text:p>0.3699998</text:p>
              </table:table-cell>
              <table:table-cell office:value-type="float" office:value="0.34682292">
                <text:p>0.346822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-0.014682003">
                <text:p>-0.014682003</text:p>
              </table:table-cell>
              <table:table-cell office:value-type="float" office:value="-0.033276327">
                <text:p>-0.033276327</text:p>
              </table:table-cell>
              <table:table-cell office:value-type="float" office:value="0.3749998">
                <text:p>0.3749998</text:p>
              </table:table-cell>
              <table:table-cell office:value-type="float" office:value="0.34682292">
                <text:p>0.34682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-0.013817623">
                <text:p>-0.01381762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3799998">
                <text:p>0.3799998</text:p>
              </table:table-cell>
              <table:table-cell office:value-type="float" office:value="0.3587192">
                <text:p>0.35871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-0.014355175">
                <text:p>-0.014355175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38499978">
                <text:p>0.38499978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-0.01570898">
                <text:p>-0.01570898</text:p>
              </table:table-cell>
              <table:table-cell office:value-type="float" office:value="0.07986337">
                <text:p>0.07986337</text:p>
              </table:table-cell>
              <table:table-cell office:value-type="float" office:value="0.38999978">
                <text:p>0.38999978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-0.018285578">
                <text:p>-0.018285578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39499977">
                <text:p>0.39499977</text:p>
              </table:table-cell>
              <table:table-cell office:value-type="float" office:value="0.3925779">
                <text:p>0.39257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-0.01989476">
                <text:p>-0.01989476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39999977">
                <text:p>0.39999977</text:p>
              </table:table-cell>
              <table:table-cell office:value-type="float" office:value="0.39532322">
                <text:p>0.39532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-0.018514233">
                <text:p>-0.018514233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40499976">
                <text:p>0.40499976</text:p>
              </table:table-cell>
              <table:table-cell office:value-type="float" office:value="0.39532325">
                <text:p>0.395323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-0.01792356">
                <text:p>-0.01792356</text:p>
              </table:table-cell>
              <table:table-cell office:value-type="float" office:value="-0.006655231">
                <text:p>-0.006655231</text:p>
              </table:table-cell>
              <table:table-cell office:value-type="float" office:value="0.40999976">
                <text:p>0.40999976</text:p>
              </table:table-cell>
              <table:table-cell office:value-type="float" office:value="0.3925779">
                <text:p>0.39257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-0.017929446">
                <text:p>-0.017929446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41499975">
                <text:p>0.41499975</text:p>
              </table:table-cell>
              <table:table-cell office:value-type="float" office:value="0.4017289">
                <text:p>0.40172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-0.019549506">
                <text:p>-0.019549506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41999975">
                <text:p>0.41999975</text:p>
              </table:table-cell>
              <table:table-cell office:value-type="float" office:value="0.41545537">
                <text:p>0.415455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-0.02059758">
                <text:p>-0.02059758</text:p>
              </table:table-cell>
              <table:table-cell office:value-type="float" office:value="0.019965863">
                <text:p>0.019965863</text:p>
              </table:table-cell>
              <table:table-cell office:value-type="float" office:value="0.42499974">
                <text:p>0.42499974</text:p>
              </table:table-cell>
              <table:table-cell office:value-type="float" office:value="0.4053893">
                <text:p>0.4053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-0.021454671">
                <text:p>-0.021454671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42999974">
                <text:p>0.42999974</text:p>
              </table:table-cell>
              <table:table-cell office:value-type="float" office:value="0.4081346">
                <text:p>0.40813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-0.020921167">
                <text:p>-0.020921167</text:p>
              </table:table-cell>
              <table:table-cell office:value-type="float" office:value="-0.033276327">
                <text:p>-0.033276327</text:p>
              </table:table-cell>
              <table:table-cell office:value-type="float" office:value="0.43499973">
                <text:p>0.43499973</text:p>
              </table:table-cell>
              <table:table-cell office:value-type="float" office:value="0.41820073">
                <text:p>0.418200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-0.020189818">
                <text:p>-0.020189818</text:p>
              </table:table-cell>
              <table:table-cell office:value-type="float" office:value="-0.066552654">
                <text:p>-0.066552654</text:p>
              </table:table-cell>
              <table:table-cell office:value-type="float" office:value="0.43999973">
                <text:p>0.43999973</text:p>
              </table:table-cell>
              <table:table-cell office:value-type="float" office:value="0.4319272">
                <text:p>0.4319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-0.018455876">
                <text:p>-0.018455876</text:p>
              </table:table-cell>
              <table:table-cell office:value-type="float" office:value="-0.08651868">
                <text:p>-0.08651868</text:p>
              </table:table-cell>
              <table:table-cell office:value-type="float" office:value="0.44499972">
                <text:p>0.44499972</text:p>
              </table:table-cell>
              <table:table-cell office:value-type="float" office:value="0.43833295">
                <text:p>0.43833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-0.016101964">
                <text:p>-0.016101964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44999972">
                <text:p>0.44999972</text:p>
              </table:table-cell>
              <table:table-cell office:value-type="float" office:value="0.43741783">
                <text:p>0.437417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-0.014722842">
                <text:p>-0.014722842</text:p>
              </table:table-cell>
              <table:table-cell office:value-type="float" office:value="-0.05989742">
                <text:p>-0.05989742</text:p>
              </table:table-cell>
              <table:table-cell office:value-type="float" office:value="0.45499972">
                <text:p>0.45499972</text:p>
              </table:table-cell>
              <table:table-cell office:value-type="float" office:value="0.44382355">
                <text:p>0.44382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-0.0131288">
                <text:p>-0.0131288</text:p>
              </table:table-cell>
              <table:table-cell office:value-type="float" office:value="-0.07320805">
                <text:p>-0.07320805</text:p>
              </table:table-cell>
              <table:table-cell office:value-type="float" office:value="0.4536336">
                <text:p>0.4536336</text:p>
              </table:table-cell>
              <table:table-cell office:value-type="float" office:value="0.4511443">
                <text:p>0.45114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-0.0111147445">
                <text:p>-0.0111147445</text:p>
              </table:table-cell>
              <table:table-cell office:value-type="float" office:value="-0.11313961">
                <text:p>-0.11313961</text:p>
              </table:table-cell>
              <table:table-cell office:value-type="float" office:value="0.4486336">
                <text:p>0.4486336</text:p>
              </table:table-cell>
              <table:table-cell office:value-type="float" office:value="0.46395567">
                <text:p>0.46395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-0.007869544">
                <text:p>-0.007869544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44363362">
                <text:p>0.44363362</text:p>
              </table:table-cell>
              <table:table-cell office:value-type="float" office:value="0.45205942">
                <text:p>0.452059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-0.007187862">
                <text:p>-0.007187862</text:p>
              </table:table-cell>
              <table:table-cell office:value-type="float" office:value="-0.033276327">
                <text:p>-0.033276327</text:p>
              </table:table-cell>
              <table:table-cell office:value-type="float" office:value="0.43863362">
                <text:p>0.43863362</text:p>
              </table:table-cell>
              <table:table-cell office:value-type="float" office:value="0.44382352">
                <text:p>0.44382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-0.0062939865">
                <text:p>-0.0062939865</text:p>
              </table:table-cell>
              <table:table-cell office:value-type="float" office:value="-0.013310632">
                <text:p>-0.013310632</text:p>
              </table:table-cell>
              <table:table-cell office:value-type="float" office:value="0.43363363">
                <text:p>0.43363363</text:p>
              </table:table-cell>
              <table:table-cell office:value-type="float" office:value="0.4410782">
                <text:p>0.44107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-0.005990704">
                <text:p>-0.005990704</text:p>
              </table:table-cell>
              <table:table-cell office:value-type="float" office:value="-0.04658679">
                <text:p>-0.04658679</text:p>
              </table:table-cell>
              <table:table-cell office:value-type="float" office:value="0.42863363">
                <text:p>0.42863363</text:p>
              </table:table-cell>
              <table:table-cell office:value-type="float" office:value="0.44199333">
                <text:p>0.44199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-0.004678006">
                <text:p>-0.004678006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42363364">
                <text:p>0.42363364</text:p>
              </table:table-cell>
              <table:table-cell office:value-type="float" office:value="0.43558764">
                <text:p>0.4355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-0.0031430656">
                <text:p>-0.0031430656</text:p>
              </table:table-cell>
              <table:table-cell office:value-type="float" office:value="-0.05989742">
                <text:p>-0.05989742</text:p>
              </table:table-cell>
              <table:table-cell office:value-type="float" office:value="0.41863364">
                <text:p>0.41863364</text:p>
              </table:table-cell>
              <table:table-cell office:value-type="float" office:value="0.42918196">
                <text:p>0.42918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-0.0013822457">
                <text:p>-0.0013822457</text:p>
              </table:table-cell>
              <table:table-cell office:value-type="float" office:value="-0.006655231">
                <text:p>-0.006655231</text:p>
              </table:table-cell>
              <table:table-cell office:value-type="float" office:value="0.41363364">
                <text:p>0.41363364</text:p>
              </table:table-cell>
              <table:table-cell office:value-type="float" office:value="0.41454035">
                <text:p>0.414540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-0.0012028269">
                <text:p>-0.0012028269</text:p>
              </table:table-cell>
              <table:table-cell office:value-type="float" office:value="-0.08651851">
                <text:p>-0.08651851</text:p>
              </table:table-cell>
              <table:table-cell office:value-type="float" office:value="0.40863365">
                <text:p>0.40863365</text:p>
              </table:table-cell>
              <table:table-cell office:value-type="float" office:value="0.42552152">
                <text:p>0.42552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0013942929">
                <text:p>0.0013942929</text:p>
              </table:table-cell>
              <table:table-cell office:value-type="float" office:value="-0.033276327">
                <text:p>-0.033276327</text:p>
              </table:table-cell>
              <table:table-cell office:value-type="float" office:value="0.40363365">
                <text:p>0.40363365</text:p>
              </table:table-cell>
              <table:table-cell office:value-type="float" office:value="0.41820073">
                <text:p>0.418200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0024237263">
                <text:p>0.0024237263</text:p>
              </table:table-cell>
              <table:table-cell office:value-type="float" office:value="-0.07320805">
                <text:p>-0.07320805</text:p>
              </table:table-cell>
              <table:table-cell office:value-type="float" office:value="0.39863366">
                <text:p>0.39863366</text:p>
              </table:table-cell>
              <table:table-cell office:value-type="float" office:value="0.4145403">
                <text:p>0.41454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004678341">
                <text:p>0.004678341</text:p>
              </table:table-cell>
              <table:table-cell office:value-type="float" office:value="-0.07986328">
                <text:p>-0.07986328</text:p>
              </table:table-cell>
              <table:table-cell office:value-type="float" office:value="0.39363366">
                <text:p>0.39363366</text:p>
              </table:table-cell>
              <table:table-cell office:value-type="float" office:value="0.40996486">
                <text:p>0.409964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0071721664">
                <text:p>0.0071721664</text:p>
              </table:table-cell>
              <table:table-cell office:value-type="float" office:value="-0.099829145">
                <text:p>-0.099829145</text:p>
              </table:table-cell>
              <table:table-cell office:value-type="float" office:value="0.38863367">
                <text:p>0.38863367</text:p>
              </table:table-cell>
              <table:table-cell office:value-type="float" office:value="0.40904975">
                <text:p>0.409049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010313633">
                <text:p>0.010313633</text:p>
              </table:table-cell>
              <table:table-cell office:value-type="float" office:value="-0.07986319">
                <text:p>-0.07986319</text:p>
              </table:table-cell>
              <table:table-cell office:value-type="float" office:value="0.38363367">
                <text:p>0.38363367</text:p>
              </table:table-cell>
              <table:table-cell office:value-type="float" office:value="0.40081382">
                <text:p>0.400813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012903469">
                <text:p>0.012903469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37863368">
                <text:p>0.37863368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013517942">
                <text:p>0.013517942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37363368">
                <text:p>0.37363368</text:p>
              </table:table-cell>
              <table:table-cell office:value-type="float" office:value="0.3761061">
                <text:p>0.37610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011927108">
                <text:p>0.011927108</text:p>
              </table:table-cell>
              <table:table-cell office:value-type="float" office:value="0.08651859">
                <text:p>0.08651859</text:p>
              </table:table-cell>
              <table:table-cell office:value-type="float" office:value="0.3686337">
                <text:p>0.3686337</text:p>
              </table:table-cell>
              <table:table-cell office:value-type="float" office:value="0.37061548">
                <text:p>0.37061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009505399">
                <text:p>0.009505399</text:p>
              </table:table-cell>
              <table:table-cell office:value-type="float" office:value="0.033276327">
                <text:p>0.033276327</text:p>
              </table:table-cell>
              <table:table-cell office:value-type="float" office:value="0.3636337">
                <text:p>0.3636337</text:p>
              </table:table-cell>
              <table:table-cell office:value-type="float" office:value="0.36878532">
                <text:p>0.368785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00865611">
                <text:p>0.00865611</text:p>
              </table:table-cell>
              <table:table-cell office:value-type="float" office:value="-0.06655273">
                <text:p>-0.06655273</text:p>
              </table:table-cell>
              <table:table-cell office:value-type="float" office:value="0.3586337">
                <text:p>0.3586337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0108114155">
                <text:p>0.0108114155</text:p>
              </table:table-cell>
              <table:table-cell office:value-type="float" office:value="-0.053242102">
                <text:p>-0.053242102</text:p>
              </table:table-cell>
              <table:table-cell office:value-type="float" office:value="0.3536337">
                <text:p>0.3536337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012597739">
                <text:p>0.012597739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3486337">
                <text:p>0.3486337</text:p>
              </table:table-cell>
              <table:table-cell office:value-type="float" office:value="0.35505882">
                <text:p>0.355058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014016455">
                <text:p>0.014016455</text:p>
              </table:table-cell>
              <table:table-cell office:value-type="float" office:value="0.019965779">
                <text:p>0.019965779</text:p>
              </table:table-cell>
              <table:table-cell office:value-type="float" office:value="0.3436337">
                <text:p>0.3436337</text:p>
              </table:table-cell>
              <table:table-cell office:value-type="float" office:value="0.35048333">
                <text:p>0.35048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013647801">
                <text:p>0.013647801</text:p>
              </table:table-cell>
              <table:table-cell office:value-type="float" office:value="0.039931558">
                <text:p>0.039931558</text:p>
              </table:table-cell>
              <table:table-cell office:value-type="float" office:value="0.33863372">
                <text:p>0.33863372</text:p>
              </table:table-cell>
              <table:table-cell office:value-type="float" office:value="0.34956822">
                <text:p>0.349568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012672102">
                <text:p>0.012672102</text:p>
              </table:table-cell>
              <table:table-cell office:value-type="float" office:value="-0.04658687">
                <text:p>-0.04658687</text:p>
              </table:table-cell>
              <table:table-cell office:value-type="float" office:value="0.33363372">
                <text:p>0.33363372</text:p>
              </table:table-cell>
              <table:table-cell office:value-type="float" office:value="0.3596343">
                <text:p>0.3596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014308179">
                <text:p>0.014308179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32863373">
                <text:p>0.32863373</text:p>
              </table:table-cell>
              <table:table-cell office:value-type="float" office:value="0.34956822">
                <text:p>0.349568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015366281">
                <text:p>0.015366281</text:p>
              </table:table-cell>
              <table:table-cell office:value-type="float" office:value="0.08651859">
                <text:p>0.08651859</text:p>
              </table:table-cell>
              <table:table-cell office:value-type="float" office:value="0.32363373">
                <text:p>0.32363373</text:p>
              </table:table-cell>
              <table:table-cell office:value-type="float" office:value="0.3248605">
                <text:p>0.3248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013005217">
                <text:p>0.013005217</text:p>
              </table:table-cell>
              <table:table-cell office:value-type="float" office:value="0.08651851">
                <text:p>0.08651851</text:p>
              </table:table-cell>
              <table:table-cell office:value-type="float" office:value="0.31863374">
                <text:p>0.31863374</text:p>
              </table:table-cell>
              <table:table-cell office:value-type="float" office:value="0.32303032">
                <text:p>0.32303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0106069725">
                <text:p>0.0106069725</text:p>
              </table:table-cell>
              <table:table-cell office:value-type="float" office:value="0.07320796">
                <text:p>0.07320796</text:p>
              </table:table-cell>
              <table:table-cell office:value-type="float" office:value="0.31363374">
                <text:p>0.31363374</text:p>
              </table:table-cell>
              <table:table-cell office:value-type="float" office:value="0.3175397">
                <text:p>0.3175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0085709235">
                <text:p>0.0085709235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30863374">
                <text:p>0.30863374</text:p>
              </table:table-cell>
              <table:table-cell office:value-type="float" office:value="0.31204912">
                <text:p>0.312049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007305831">
                <text:p>0.007305831</text:p>
              </table:table-cell>
              <table:table-cell office:value-type="float" office:value="-0.093173824">
                <text:p>-0.093173824</text:p>
              </table:table-cell>
              <table:table-cell office:value-type="float" office:value="0.30363375">
                <text:p>0.30363375</text:p>
              </table:table-cell>
              <table:table-cell office:value-type="float" office:value="0.3074736">
                <text:p>0.30747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0102478415">
                <text:p>0.0102478415</text:p>
              </table:table-cell>
              <table:table-cell office:value-type="float" office:value="-0.019965863">
                <text:p>-0.019965863</text:p>
              </table:table-cell>
              <table:table-cell office:value-type="float" office:value="0.29863375">
                <text:p>0.29863375</text:p>
              </table:table-cell>
              <table:table-cell office:value-type="float" office:value="0.30106792">
                <text:p>0.301067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011023934">
                <text:p>0.011023934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29363376">
                <text:p>0.29363376</text:p>
              </table:table-cell>
              <table:table-cell office:value-type="float" office:value="0.2946622">
                <text:p>0.29466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00798692">
                <text:p>0.00798692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28863376">
                <text:p>0.28863376</text:p>
              </table:table-cell>
              <table:table-cell office:value-type="float" office:value="0.2937471">
                <text:p>0.29374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006310077">
                <text:p>0.006310077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28363377">
                <text:p>0.28363377</text:p>
              </table:table-cell>
              <table:table-cell office:value-type="float" office:value="0.2919169">
                <text:p>0.29191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0033976114">
                <text:p>0.0033976114</text:p>
              </table:table-cell>
              <table:table-cell office:value-type="float" office:value="0.11979492">
                <text:p>0.11979492</text:p>
              </table:table-cell>
              <table:table-cell office:value-type="float" office:value="0.27863377">
                <text:p>0.27863377</text:p>
              </table:table-cell>
              <table:table-cell office:value-type="float" office:value="0.28734142">
                <text:p>0.287341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-0.0001687953">
                <text:p>-0.0001687953</text:p>
              </table:table-cell>
              <table:table-cell office:value-type="float" office:value="0.019965779">
                <text:p>0.019965779</text:p>
              </table:table-cell>
              <table:table-cell office:value-type="float" office:value="0.27363378">
                <text:p>0.27363378</text:p>
              </table:table-cell>
              <table:table-cell office:value-type="float" office:value="0.2882565">
                <text:p>0.28825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-0.00077596307">
                <text:p>-0.00077596307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26863378">
                <text:p>0.26863378</text:p>
              </table:table-cell>
              <table:table-cell office:value-type="float" office:value="0.2763602">
                <text:p>0.27636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-0.0032055427">
                <text:p>-0.0032055427</text:p>
              </table:table-cell>
              <table:table-cell office:value-type="float" office:value="0.03327641">
                <text:p>0.03327641</text:p>
              </table:table-cell>
              <table:table-cell office:value-type="float" office:value="0.2636338">
                <text:p>0.2636338</text:p>
              </table:table-cell>
              <table:table-cell office:value-type="float" office:value="0.26995453">
                <text:p>0.26995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-0.00426663">
                <text:p>-0.00426663</text:p>
              </table:table-cell>
              <table:table-cell office:value-type="float" office:value="0.04658687">
                <text:p>0.04658687</text:p>
              </table:table-cell>
              <table:table-cell office:value-type="float" office:value="0.2586338">
                <text:p>0.2586338</text:p>
              </table:table-cell>
              <table:table-cell office:value-type="float" office:value="0.25165248">
                <text:p>0.251652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-0.0057439534">
                <text:p>-0.0057439534</text:p>
              </table:table-cell>
              <table:table-cell office:value-type="float" office:value="0.03327641">
                <text:p>0.03327641</text:p>
              </table:table-cell>
              <table:table-cell office:value-type="float" office:value="0.2536338">
                <text:p>0.2536338</text:p>
              </table:table-cell>
              <table:table-cell office:value-type="float" office:value="0.25531292">
                <text:p>0.255312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-0.006845618">
                <text:p>-0.006845618</text:p>
              </table:table-cell>
              <table:table-cell office:value-type="float" office:value="0.019965863">
                <text:p>0.019965863</text:p>
              </table:table-cell>
              <table:table-cell office:value-type="float" office:value="0.2486338">
                <text:p>0.2486338</text:p>
              </table:table-cell>
              <table:table-cell office:value-type="float" office:value="0.24616191">
                <text:p>0.246161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-0.0075605116">
                <text:p>-0.0075605116</text:p>
              </table:table-cell>
              <table:table-cell office:value-type="float" office:value="0.006655316">
                <text:p>0.006655316</text:p>
              </table:table-cell>
              <table:table-cell office:value-type="float" office:value="0.2436338">
                <text:p>0.2436338</text:p>
              </table:table-cell>
              <table:table-cell office:value-type="float" office:value="0.24433169">
                <text:p>0.244331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-0.007885542">
                <text:p>-0.007885542</text:p>
              </table:table-cell>
              <table:table-cell office:value-type="float" office:value="0.006655316">
                <text:p>0.006655316</text:p>
              </table:table-cell>
              <table:table-cell office:value-type="float" office:value="0.23863381">
                <text:p>0.23863381</text:p>
              </table:table-cell>
              <table:table-cell office:value-type="float" office:value="0.24433169">
                <text:p>0.244331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-0.008218066">
                <text:p>-0.008218066</text:p>
              </table:table-cell>
              <table:table-cell office:value-type="float" office:value="0.03327641">
                <text:p>0.03327641</text:p>
              </table:table-cell>
              <table:table-cell office:value-type="float" office:value="0.23363382">
                <text:p>0.23363382</text:p>
              </table:table-cell>
              <table:table-cell office:value-type="float" office:value="0.2406713">
                <text:p>0.24067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-0.009361607">
                <text:p>-0.009361607</text:p>
              </table:table-cell>
              <table:table-cell office:value-type="float" office:value="0.02662101">
                <text:p>0.02662101</text:p>
              </table:table-cell>
              <table:table-cell office:value-type="float" office:value="0.22863382">
                <text:p>0.22863382</text:p>
              </table:table-cell>
              <table:table-cell office:value-type="float" office:value="0.23609582">
                <text:p>0.236095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-0.010322437">
                <text:p>-0.010322437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22363383">
                <text:p>0.22363383</text:p>
              </table:table-cell>
              <table:table-cell office:value-type="float" office:value="0.2278599">
                <text:p>0.22785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-0.012302248">
                <text:p>-0.012302248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21863383">
                <text:p>0.21863383</text:p>
              </table:table-cell>
              <table:table-cell office:value-type="float" office:value="0.21962401">
                <text:p>0.219624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-0.014913615">
                <text:p>-0.01491361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21363384">
                <text:p>0.21363384</text:p>
              </table:table-cell>
              <table:table-cell office:value-type="float" office:value="0.2159636">
                <text:p>0.21596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-0.01595641">
                <text:p>-0.01595641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0863384">
                <text:p>0.20863384</text:p>
              </table:table-cell>
              <table:table-cell office:value-type="float" office:value="0.20315221">
                <text:p>0.20315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-0.017808808">
                <text:p>-0.017808808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20363384">
                <text:p>0.20363384</text:p>
              </table:table-cell>
              <table:table-cell office:value-type="float" office:value="0.20315221">
                <text:p>0.20315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-0.018888986">
                <text:p>-0.018888986</text:p>
              </table:table-cell>
              <table:table-cell office:value-type="float" office:value="0.026621137">
                <text:p>0.026621137</text:p>
              </table:table-cell>
              <table:table-cell office:value-type="float" office:value="0.19863385">
                <text:p>0.19863385</text:p>
              </table:table-cell>
              <table:table-cell office:value-type="float" office:value="0.19583142">
                <text:p>0.19583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-0.019979471">
                <text:p>-0.019979471</text:p>
              </table:table-cell>
              <table:table-cell office:value-type="float" office:value="-0.006655316">
                <text:p>-0.006655316</text:p>
              </table:table-cell>
              <table:table-cell office:value-type="float" office:value="0.19413528">
                <text:p>0.19413528</text:p>
              </table:table-cell>
              <table:table-cell office:value-type="float" office:value="0.1985767">
                <text:p>0.1985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-0.020089578">
                <text:p>-0.020089578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911567">
                <text:p>0.1911567</text:p>
              </table:table-cell>
              <table:table-cell office:value-type="float" office:value="0.1930861">
                <text:p>0.19308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-0.019392673">
                <text:p>-0.019392673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8826047">
                <text:p>0.18826047</text:p>
              </table:table-cell>
              <table:table-cell office:value-type="float" office:value="0.1866804">
                <text:p>0.1866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-0.019283144">
                <text:p>-0.01928314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8546031">
                <text:p>0.18546031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-0.019167647">
                <text:p>-0.01916764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8274254">
                <text:p>0.18274254</text:p>
              </table:table-cell>
              <table:table-cell office:value-type="float" office:value="0.17203881">
                <text:p>0.172038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-0.01984437">
                <text:p>-0.0198443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8016201">
                <text:p>0.18016201</text:p>
              </table:table-cell>
              <table:table-cell office:value-type="float" office:value="0.1802747">
                <text:p>0.18027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-0.020347938">
                <text:p>-0.020347938</text:p>
              </table:table-cell>
              <table:table-cell office:value-type="float" office:value="0.013310505">
                <text:p>0.013310505</text:p>
              </table:table-cell>
              <table:table-cell office:value-type="float" office:value="0.17745796">
                <text:p>0.17745796</text:p>
              </table:table-cell>
              <table:table-cell office:value-type="float" office:value="0.17386901">
                <text:p>0.173869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-0.021053735">
                <text:p>-0.02105373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7484999">
                <text:p>0.17484999</text:p>
              </table:table-cell>
              <table:table-cell office:value-type="float" office:value="0.17020862">
                <text:p>0.17020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-0.02217026">
                <text:p>-0.0221702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7229691">
                <text:p>0.17229691</text:p>
              </table:table-cell>
              <table:table-cell office:value-type="float" office:value="0.16929352">
                <text:p>0.169293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-0.02310536">
                <text:p>-0.0231053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6975757">
                <text:p>0.16975757</text:p>
              </table:table-cell>
              <table:table-cell office:value-type="float" office:value="0.16929352">
                <text:p>0.169293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-0.024059761">
                <text:p>-0.024059761</text:p>
              </table:table-cell>
              <table:table-cell office:value-type="float" office:value="-0.033276327">
                <text:p>-0.033276327</text:p>
              </table:table-cell>
              <table:table-cell office:value-type="float" office:value="0.16721822">
                <text:p>0.16721822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-0.023428768">
                <text:p>-0.023428768</text:p>
              </table:table-cell>
              <table:table-cell office:value-type="float" office:value="-0.039931595">
                <text:p>-0.039931595</text:p>
              </table:table-cell>
              <table:table-cell office:value-type="float" office:value="0.16465142">
                <text:p>0.16465142</text:p>
              </table:table-cell>
              <table:table-cell office:value-type="float" office:value="0.17386901">
                <text:p>0.17386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-0.022598255">
                <text:p>-0.022598255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6204347">
                <text:p>0.16204347</text:p>
              </table:table-cell>
              <table:table-cell office:value-type="float" office:value="0.16197272">
                <text:p>0.16197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-0.022338701">
                <text:p>-0.022338701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5961395">
                <text:p>0.15961395</text:p>
              </table:table-cell>
              <table:table-cell office:value-type="float" office:value="0.1564821">
                <text:p>0.15648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-0.02166637">
                <text:p>-0.02166637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572668">
                <text:p>0.1572668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-0.02138728">
                <text:p>-0.02138728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5494707">
                <text:p>0.15494707</text:p>
              </table:table-cell>
              <table:table-cell office:value-type="float" office:value="0.1528217">
                <text:p>0.15282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-0.021909596">
                <text:p>-0.021909596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5265481">
                <text:p>0.15265481</text:p>
              </table:table-cell>
              <table:table-cell office:value-type="float" office:value="0.155567">
                <text:p>0.1555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-0.021444874">
                <text:p>-0.021444874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15032136">
                <text:p>0.15032136</text:p>
              </table:table-cell>
              <table:table-cell office:value-type="float" office:value="0.1500764">
                <text:p>0.15007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-0.020563845">
                <text:p>-0.020563845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4807026">
                <text:p>0.14807026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-0.020072656">
                <text:p>-0.020072656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458466">
                <text:p>0.1458466</text:p>
              </table:table-cell>
              <table:table-cell office:value-type="float" office:value="0.1500764">
                <text:p>0.15007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-0.019582437">
                <text:p>-0.019582437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0.14359552">
                <text:p>0.14359552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-0.018483723">
                <text:p>-0.018483723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14135815">
                <text:p>0.14135815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-0.017568026">
                <text:p>-0.017568026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13916194">
                <text:p>0.13916194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-0.016642172">
                <text:p>-0.016642172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3696574">
                <text:p>0.13696574</text:p>
              </table:table-cell>
              <table:table-cell office:value-type="float" office:value="0.14275561">
                <text:p>0.142755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-0.015296541">
                <text:p>-0.015296541</text:p>
              </table:table-cell>
              <table:table-cell office:value-type="float" office:value="-0.05989746">
                <text:p>-0.05989746</text:p>
              </table:table-cell>
              <table:table-cell office:value-type="float" office:value="0.13482442">
                <text:p>0.13482442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-0.013727443">
                <text:p>-0.013727443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3272427">
                <text:p>0.13272427</text:p>
              </table:table-cell>
              <table:table-cell office:value-type="float" office:value="0.13726501">
                <text:p>0.137265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-0.0123339025">
                <text:p>-0.0123339025</text:p>
              </table:table-cell>
              <table:table-cell office:value-type="float" office:value="-0.06655273">
                <text:p>-0.06655273</text:p>
              </table:table-cell>
              <table:table-cell office:value-type="float" office:value="0.13066535">
                <text:p>0.13066535</text:p>
              </table:table-cell>
              <table:table-cell office:value-type="float" office:value="0.13177441">
                <text:p>0.131774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-0.010511432">
                <text:p>-0.010511432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2868875">
                <text:p>0.12868875</text:p>
              </table:table-cell>
              <table:table-cell office:value-type="float" office:value="0.1326895">
                <text:p>0.13268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-0.009670425">
                <text:p>-0.009670425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2669842">
                <text:p>0.12669842</text:p>
              </table:table-cell>
              <table:table-cell office:value-type="float" office:value="0.1336046">
                <text:p>0.13360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-0.009020794">
                <text:p>-0.009020794</text:p>
              </table:table-cell>
              <table:table-cell office:value-type="float" office:value="-0.07986328">
                <text:p>-0.07986328</text:p>
              </table:table-cell>
              <table:table-cell office:value-type="float" office:value="0.12469438">
                <text:p>0.12469438</text:p>
              </table:table-cell>
              <table:table-cell office:value-type="float" office:value="0.13177441">
                <text:p>0.131774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-0.0067508984">
                <text:p>-0.0067508984</text:p>
              </table:table-cell>
              <table:table-cell office:value-type="float" office:value="-0.05989746">
                <text:p>-0.05989746</text:p>
              </table:table-cell>
              <table:table-cell office:value-type="float" office:value="0.12271777">
                <text:p>0.12271777</text:p>
              </table:table-cell>
              <table:table-cell office:value-type="float" office:value="0.12902911">
                <text:p>0.129029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-0.005047755">
                <text:p>-0.00504775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2078233">
                <text:p>0.12078233</text:p>
              </table:table-cell>
              <table:table-cell office:value-type="float" office:value="0.124453604">
                <text:p>0.1244536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-0.0055294503">
                <text:p>-0.0055294503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1891551">
                <text:p>0.11891551</text:p>
              </table:table-cell>
              <table:table-cell office:value-type="float" office:value="0.124453604">
                <text:p>0.124453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-0.00481264">
                <text:p>-0.00481264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117048696">
                <text:p>0.117048696</text:p>
              </table:table-cell>
              <table:table-cell office:value-type="float" office:value="0.1207932">
                <text:p>0.12079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-0.0036809414">
                <text:p>-0.0036809414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15236804">
                <text:p>0.115236804</text:p>
              </table:table-cell>
              <table:table-cell office:value-type="float" office:value="0.1207932">
                <text:p>0.12079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-0.0029347306">
                <text:p>-0.0029347306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1342493">
                <text:p>0.11342493</text:p>
              </table:table-cell>
              <table:table-cell office:value-type="float" office:value="0.118963">
                <text:p>0.118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-0.0013716063">
                <text:p>-0.0013716063</text:p>
              </table:table-cell>
              <table:table-cell office:value-type="float" office:value="-0.05989746">
                <text:p>-0.05989746</text:p>
              </table:table-cell>
              <table:table-cell office:value-type="float" office:value="0.11164049">
                <text:p>0.11164049</text:p>
              </table:table-cell>
              <table:table-cell office:value-type="float" office:value="0.116217695">
                <text:p>0.1162176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00041781136">
                <text:p>0.00041781136</text:p>
              </table:table-cell>
              <table:table-cell office:value-type="float" office:value="-0.06655273">
                <text:p>-0.06655273</text:p>
              </table:table-cell>
              <table:table-cell office:value-type="float" office:value="0.109897226">
                <text:p>0.109897226</text:p>
              </table:table-cell>
              <table:table-cell office:value-type="float" office:value="0.117132805">
                <text:p>0.1171328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0024373985">
                <text:p>0.0024373985</text:p>
              </table:table-cell>
              <table:table-cell office:value-type="float" office:value="-0.07986328">
                <text:p>-0.07986328</text:p>
              </table:table-cell>
              <table:table-cell office:value-type="float" office:value="0.108140215">
                <text:p>0.108140215</text:p>
              </table:table-cell>
              <table:table-cell office:value-type="float" office:value="0.1134724">
                <text:p>0.11347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0048914356">
                <text:p>0.0048914356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10643816">
                <text:p>0.10643816</text:p>
              </table:table-cell>
              <table:table-cell office:value-type="float" office:value="0.1079818">
                <text:p>0.10798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006174226">
                <text:p>0.006174226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0481843">
                <text:p>0.10481843</text:p>
              </table:table-cell>
              <table:table-cell office:value-type="float" office:value="0.10523649">
                <text:p>0.105236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0072745536">
                <text:p>0.0072745536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03239894">
                <text:p>0.103239894</text:p>
              </table:table-cell>
              <table:table-cell office:value-type="float" office:value="0.10981201">
                <text:p>0.10981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0090027135">
                <text:p>0.0090027135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0159271">
                <text:p>0.10159271</text:p>
              </table:table-cell>
              <table:table-cell office:value-type="float" office:value="0.1079818">
                <text:p>0.10798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009953673">
                <text:p>0.009953673</text:p>
              </table:table-cell>
              <table:table-cell office:value-type="float" office:value="0">
                <text:p>0</text:p>
              </table:table-cell>
              <table:table-cell office:value-type="float" office:value="0.09997298">
                <text:p>0.09997298</text:p>
              </table:table-cell>
              <table:table-cell office:value-type="float" office:value="0.104321405">
                <text:p>0.104321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010111948">
                <text:p>0.01011194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9840815">
                <text:p>0.09840815</text:p>
              </table:table-cell>
              <table:table-cell office:value-type="float" office:value="0.10340631">
                <text:p>0.103406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010475142">
                <text:p>0.010475142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0.096857086">
                <text:p>0.096857086</text:p>
              </table:table-cell>
              <table:table-cell office:value-type="float" office:value="0.108896896">
                <text:p>0.1088968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0120644225">
                <text:p>0.0120644225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09522363">
                <text:p>0.09522363</text:p>
              </table:table-cell>
              <table:table-cell office:value-type="float" office:value="0.10340631">
                <text:p>0.103406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013270751">
                <text:p>0.01327075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93672566">
                <text:p>0.093672566</text:p>
              </table:table-cell>
              <table:table-cell office:value-type="float" office:value="0.0942553">
                <text:p>0.09425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014077681">
                <text:p>0.014077681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9225874">
                <text:p>0.09225874</text:p>
              </table:table-cell>
              <table:table-cell office:value-type="float" office:value="0.0970006">
                <text:p>0.09700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015108288">
                <text:p>0.01510828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9080374">
                <text:p>0.09080374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01596539">
                <text:p>0.01596539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8930758">
                <text:p>0.08930758</text:p>
              </table:table-cell>
              <table:table-cell office:value-type="float" office:value="0.0970006">
                <text:p>0.09700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017035048">
                <text:p>0.017035048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8785257">
                <text:p>0.08785257</text:p>
              </table:table-cell>
              <table:table-cell office:value-type="float" office:value="0.09151">
                <text:p>0.091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01811041">
                <text:p>0.01811041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8647996">
                <text:p>0.08647996</text:p>
              </table:table-cell>
              <table:table-cell office:value-type="float" office:value="0.09151">
                <text:p>0.091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01880504">
                <text:p>0.0188050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8510736">
                <text:p>0.08510736</text:p>
              </table:table-cell>
              <table:table-cell office:value-type="float" office:value="0.0887647">
                <text:p>0.08876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019305155">
                <text:p>0.01930515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83775915">
                <text:p>0.083775915</text:p>
              </table:table-cell>
              <table:table-cell office:value-type="float" office:value="0.0896798">
                <text:p>0.08967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.02002277">
                <text:p>0.02002277</text:p>
              </table:table-cell>
              <table:table-cell office:value-type="float" office:value="-0.019965798">
                <text:p>-0.019965798</text:p>
              </table:table-cell>
              <table:table-cell office:value-type="float" office:value="0.08243075">
                <text:p>0.08243075</text:p>
              </table:table-cell>
              <table:table-cell office:value-type="float" office:value="0.088764705">
                <text:p>0.0887647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.020955391">
                <text:p>0.020955391</text:p>
              </table:table-cell>
              <table:table-cell office:value-type="float" office:value="-0.019965798">
                <text:p>-0.019965798</text:p>
              </table:table-cell>
              <table:table-cell office:value-type="float" office:value="0.081099324">
                <text:p>0.081099324</text:p>
              </table:table-cell>
              <table:table-cell office:value-type="float" office:value="0.08510431">
                <text:p>0.085104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.02189428">
                <text:p>0.02189428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79822786">
                <text:p>0.079822786</text:p>
              </table:table-cell>
              <table:table-cell office:value-type="float" office:value="0.081443906">
                <text:p>0.0814439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.021630937">
                <text:p>0.02163093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8601144">
                <text:p>0.078601144</text:p>
              </table:table-cell>
              <table:table-cell office:value-type="float" office:value="0.0805288">
                <text:p>0.08052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.021566112">
                <text:p>0.021566112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77393234">
                <text:p>0.077393234</text:p>
              </table:table-cell>
              <table:table-cell office:value-type="float" office:value="0.0805288">
                <text:p>0.08052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.021103077">
                <text:p>0.021103077</text:p>
              </table:table-cell>
              <table:table-cell office:value-type="float" office:value="-0.033276346">
                <text:p>-0.033276346</text:p>
              </table:table-cell>
              <table:table-cell office:value-type="float" office:value="0.076185316">
                <text:p>0.076185316</text:p>
              </table:table-cell>
              <table:table-cell office:value-type="float" office:value="0.0832741">
                <text:p>0.0832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0.022461453">
                <text:p>0.022461453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7493623">
                <text:p>0.07493623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0.02362597">
                <text:p>0.0236259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7375577">
                <text:p>0.07375577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0.02379542">
                <text:p>0.02379542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261653">
                <text:p>0.07261653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0.023749206">
                <text:p>0.023749206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15459">
                <text:p>0.0715459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023099532">
                <text:p>0.02309953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70489004">
                <text:p>0.070489004</text:p>
              </table:table-cell>
              <table:table-cell office:value-type="float" office:value="0.07412311">
                <text:p>0.074123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02326847">
                <text:p>0.0232684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6937721">
                <text:p>0.06937721</text:p>
              </table:table-cell>
              <table:table-cell office:value-type="float" office:value="0.0750382">
                <text:p>0.07503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024054805">
                <text:p>0.02405480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8251655">
                <text:p>0.068251655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024664503">
                <text:p>0.02466450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711237">
                <text:p>0.06711237</text:p>
              </table:table-cell>
              <table:table-cell office:value-type="float" office:value="0.0722929">
                <text:p>0.07229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02527087">
                <text:p>0.02527087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066028036">
                <text:p>0.066028036</text:p>
              </table:table-cell>
              <table:table-cell office:value-type="float" office:value="0.065887205">
                <text:p>0.0658872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024447814">
                <text:p>0.02444781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503976">
                <text:p>0.06503976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024618542">
                <text:p>0.024618542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6406522">
                <text:p>0.06406522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02418868">
                <text:p>0.02418868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631044">
                <text:p>0.0631044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023572622">
                <text:p>0.02357262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2102407">
                <text:p>0.062102407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02375791">
                <text:p>0.02375791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110042">
                <text:p>0.06110042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02435535">
                <text:p>0.0243553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0098432">
                <text:p>0.060098432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02494658">
                <text:p>0.02494658</text:p>
              </table:table-cell>
              <table:table-cell office:value-type="float" office:value="0">
                <text:p>0</text:p>
              </table:table-cell>
              <table:table-cell office:value-type="float" office:value="0.059151344">
                <text:p>0.059151344</text:p>
              </table:table-cell>
              <table:table-cell office:value-type="float" office:value="0.0603966">
                <text:p>0.06039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02533459">
                <text:p>0.02533459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824542">
                <text:p>0.05824542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025527498">
                <text:p>0.025527498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5735323">
                <text:p>0.05735323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025327183">
                <text:p>0.025327183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56461036">
                <text:p>0.056461036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024922535">
                <text:p>0.02492253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55582568">
                <text:p>0.055582568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024517719">
                <text:p>0.024517719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547041">
                <text:p>0.0547041</text:p>
              </table:table-cell>
              <table:table-cell office:value-type="float" office:value="0.0576513">
                <text:p>0.05765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024307735">
                <text:p>0.024307735</text:p>
              </table:table-cell>
              <table:table-cell office:value-type="float" office:value="0">
                <text:p>0</text:p>
              </table:table-cell>
              <table:table-cell office:value-type="float" office:value="0.053839363">
                <text:p>0.053839363</text:p>
              </table:table-cell>
              <table:table-cell office:value-type="float" office:value="0.0567362">
                <text:p>0.05673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024698133">
                <text:p>0.02469813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2988347">
                <text:p>0.052988347</text:p>
              </table:table-cell>
              <table:table-cell office:value-type="float" office:value="0.0539909">
                <text:p>0.0539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024880262">
                <text:p>0.024880262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521785">
                <text:p>0.0521785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024655478">
                <text:p>0.024655478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513961">
                <text:p>0.0513961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024225127">
                <text:p>0.024225127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50627433">
                <text:p>0.050627433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024001708">
                <text:p>0.024001708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04984504">
                <text:p>0.04984504</text:p>
              </table:table-cell>
              <table:table-cell office:value-type="float" office:value="0.0530758">
                <text:p>0.05307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023183618">
                <text:p>0.023183618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4904892">
                <text:p>0.04904892</text:p>
              </table:table-cell>
              <table:table-cell office:value-type="float" office:value="0.0485003">
                <text:p>0.04850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022526849">
                <text:p>0.022526849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48321426">
                <text:p>0.048321426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022085903">
                <text:p>0.02208590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47552757">
                <text:p>0.047552757</text:p>
              </table:table-cell>
              <table:table-cell office:value-type="float" office:value="0.0475852">
                <text:p>0.04758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022020109">
                <text:p>0.022020109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4683898">
                <text:p>0.04683898</text:p>
              </table:table-cell>
              <table:table-cell office:value-type="float" office:value="0.0485003">
                <text:p>0.04850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021763818">
                <text:p>0.021763818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46111483">
                <text:p>0.046111483</text:p>
              </table:table-cell>
              <table:table-cell office:value-type="float" office:value="0.0475852">
                <text:p>0.04758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021301094">
                <text:p>0.021301094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45397714">
                <text:p>0.045397714</text:p>
              </table:table-cell>
              <table:table-cell office:value-type="float" office:value="0.045755">
                <text:p>0.0457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021225685">
                <text:p>0.021225685</text:p>
              </table:table-cell>
              <table:table-cell office:value-type="float" office:value="0.026621083">
                <text:p>0.026621083</text:p>
              </table:table-cell>
              <table:table-cell office:value-type="float" office:value="0.044711385">
                <text:p>0.044711385</text:p>
              </table:table-cell>
              <table:table-cell office:value-type="float" office:value="0.045755">
                <text:p>0.0457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020751726">
                <text:p>0.020751726</text:p>
              </table:table-cell>
              <table:table-cell office:value-type="float" office:value="0.026621083">
                <text:p>0.026621083</text:p>
              </table:table-cell>
              <table:table-cell office:value-type="float" office:value="0.04402506">
                <text:p>0.04402506</text:p>
              </table:table-cell>
              <table:table-cell office:value-type="float" office:value="0.045755">
                <text:p>0.0457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0202754">
                <text:p>0.0202754</text:p>
              </table:table-cell>
              <table:table-cell office:value-type="float" office:value="0.026621083">
                <text:p>0.026621083</text:p>
              </table:table-cell>
              <table:table-cell office:value-type="float" office:value="0.04333874">
                <text:p>0.04333874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019783607">
                <text:p>0.019783607</text:p>
              </table:table-cell>
              <table:table-cell office:value-type="float" office:value="0.026621083">
                <text:p>0.026621083</text:p>
              </table:table-cell>
              <table:table-cell office:value-type="float" office:value="0.04267986">
                <text:p>0.0426798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019288914">
                <text:p>0.019288914</text:p>
              </table:table-cell>
              <table:table-cell office:value-type="float" office:value="0.01996581">
                <text:p>0.01996581</text:p>
              </table:table-cell>
              <table:table-cell office:value-type="float" office:value="0.042020984">
                <text:p>0.042020984</text:p>
              </table:table-cell>
              <table:table-cell office:value-type="float" office:value="0.0430097">
                <text:p>0.04300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018986028">
                <text:p>0.018986028</text:p>
              </table:table-cell>
              <table:table-cell office:value-type="float" office:value="0.01996581">
                <text:p>0.01996581</text:p>
              </table:table-cell>
              <table:table-cell office:value-type="float" office:value="0.04137583">
                <text:p>0.04137583</text:p>
              </table:table-cell>
              <table:table-cell office:value-type="float" office:value="0.0430097">
                <text:p>0.04300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018683039">
                <text:p>0.018683039</text:p>
              </table:table-cell>
              <table:table-cell office:value-type="float" office:value="0.026621083">
                <text:p>0.026621083</text:p>
              </table:table-cell>
              <table:table-cell office:value-type="float" office:value="0.040730678">
                <text:p>0.040730678</text:p>
              </table:table-cell>
              <table:table-cell office:value-type="float" office:value="0.0420946">
                <text:p>0.04209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01817231">
                <text:p>0.01817231</text:p>
              </table:table-cell>
              <table:table-cell office:value-type="float" office:value="0.01996581">
                <text:p>0.01996581</text:p>
              </table:table-cell>
              <table:table-cell office:value-type="float" office:value="0.040099252">
                <text:p>0.040099252</text:p>
              </table:table-cell>
              <table:table-cell office:value-type="float" office:value="0.0411795">
                <text:p>0.04117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01785295">
                <text:p>0.0178529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39481588">
                <text:p>0.039481588</text:p>
              </table:table-cell>
              <table:table-cell office:value-type="float" office:value="0.0402644">
                <text:p>0.04026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017727874">
                <text:p>0.017727874</text:p>
              </table:table-cell>
              <table:table-cell office:value-type="float" office:value="0.013310537">
                <text:p>0.013310537</text:p>
              </table:table-cell>
              <table:table-cell office:value-type="float" office:value="0.03887765">
                <text:p>0.03887765</text:p>
              </table:table-cell>
              <table:table-cell office:value-type="float" office:value="0.0420946">
                <text:p>0.04209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01761794">
                <text:p>0.0176179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38246226">
                <text:p>0.038246226</text:p>
              </table:table-cell>
              <table:table-cell office:value-type="float" office:value="0.039349303">
                <text:p>0.0393493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017692864">
                <text:p>0.01769286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3765601">
                <text:p>0.03765601</text:p>
              </table:table-cell>
              <table:table-cell office:value-type="float" office:value="0.038434204">
                <text:p>0.0384342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017163105">
                <text:p>0.01716310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3707952">
                <text:p>0.03707952</text:p>
              </table:table-cell>
              <table:table-cell office:value-type="float" office:value="0.038434204">
                <text:p>0.0384342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0170317">
                <text:p>0.0170317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36503036">
                <text:p>0.036503036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016292285">
                <text:p>0.016292285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035940267">
                <text:p>0.035940267</text:p>
              </table:table-cell>
              <table:table-cell office:value-type="float" office:value="0.036604002">
                <text:p>0.0366040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015337799">
                <text:p>0.015337799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35391226">
                <text:p>0.035391226</text:p>
              </table:table-cell>
              <table:table-cell office:value-type="float" office:value="0.036604002">
                <text:p>0.036604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014774568">
                <text:p>0.014774568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34842186">
                <text:p>0.034842186</text:p>
              </table:table-cell>
              <table:table-cell office:value-type="float" office:value="0.035688903">
                <text:p>0.0356889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014401464">
                <text:p>0.01440146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3430687">
                <text:p>0.03430687</text:p>
              </table:table-cell>
              <table:table-cell office:value-type="float" office:value="0.0347738">
                <text:p>0.03477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013819006">
                <text:p>0.013819006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33785272">
                <text:p>0.033785272</text:p>
              </table:table-cell>
              <table:table-cell office:value-type="float" office:value="0.035688903">
                <text:p>0.0356889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0.013840226">
                <text:p>0.013840226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33249952">
                <text:p>0.033249952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0.0138537">
                <text:p>0.013853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3274208">
                <text:p>0.03274208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0.013663611">
                <text:p>0.013663611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32247934">
                <text:p>0.032247934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0.013071397">
                <text:p>0.01307139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31753786">
                <text:p>0.031753786</text:p>
              </table:table-cell>
              <table:table-cell office:value-type="float" office:value="0.031113401">
                <text:p>0.0311134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0.012864087">
                <text:p>0.01286408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3128709">
                <text:p>0.03128709</text:p>
              </table:table-cell>
              <table:table-cell office:value-type="float" office:value="0.0320285">
                <text:p>0.03202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0.012863484">
                <text:p>0.01286348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30806664">
                <text:p>0.030806664</text:p>
              </table:table-cell>
              <table:table-cell office:value-type="float" office:value="0.0320285">
                <text:p>0.03202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0.012463548">
                <text:p>0.012463548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3032624">
                <text:p>0.03032624</text:p>
              </table:table-cell>
              <table:table-cell office:value-type="float" office:value="0.0301983">
                <text:p>0.03019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0.012049023">
                <text:p>0.012049023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29873263">
                <text:p>0.029873263</text:p>
              </table:table-cell>
              <table:table-cell office:value-type="float" office:value="0.031113401">
                <text:p>0.0311134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0.011435279">
                <text:p>0.011435279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29406562">
                <text:p>0.029406562</text:p>
              </table:table-cell>
              <table:table-cell office:value-type="float" office:value="0.0301983">
                <text:p>0.03019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0.0106080845">
                <text:p>0.0106080845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28953582">
                <text:p>0.028953582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0.010162876">
                <text:p>0.01016287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28528057">
                <text:p>0.028528057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0.009713256">
                <text:p>0.00971325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28102525">
                <text:p>0.028102525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0.009259017">
                <text:p>0.009259017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27676992">
                <text:p>0.027676992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0.008594201">
                <text:p>0.008594201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27265185">
                <text:p>0.027265185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0.008529221">
                <text:p>0.008529221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26839655">
                <text:p>0.026839655</text:p>
              </table:table-cell>
              <table:table-cell office:value-type="float" office:value="0.0265379">
                <text:p>0.02653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0.008456472">
                <text:p>0.00845647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2644157">
                <text:p>0.02644157</text:p>
              </table:table-cell>
              <table:table-cell office:value-type="float" office:value="0.0265379">
                <text:p>0.02653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0.008384552">
                <text:p>0.008384552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2604349">
                <text:p>0.02604349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0.008107846">
                <text:p>0.00810784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25659129">
                <text:p>0.025659129</text:p>
              </table:table-cell>
              <table:table-cell office:value-type="float" office:value="0.0265379">
                <text:p>0.02653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0.007631925">
                <text:p>0.007631925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25261045">
                <text:p>0.025261045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0.007142143">
                <text:p>0.007142143</text:p>
              </table:table-cell>
              <table:table-cell office:value-type="float" office:value="0">
                <text:p>0</text:p>
              </table:table-cell>
              <table:table-cell office:value-type="float" office:value="0.024890408">
                <text:p>0.024890408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0.0072541684">
                <text:p>0.0072541684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24506047">
                <text:p>0.024506047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0.0069672656">
                <text:p>0.0069672656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24121687">
                <text:p>0.024121687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0.0066775377">
                <text:p>0.006677537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23737326">
                <text:p>0.023737326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0.0065822206">
                <text:p>0.0065822206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2336669">
                <text:p>0.02336669</text:p>
              </table:table-cell>
              <table:table-cell office:value-type="float" office:value="0.0237926">
                <text:p>0.02379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0.0062818886">
                <text:p>0.0062818886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2300982">
                <text:p>0.02300982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0.0061758114">
                <text:p>0.0061758114</text:p>
              </table:table-cell>
              <table:table-cell office:value-type="float" office:value="0.013310541">
                <text:p>0.013310541</text:p>
              </table:table-cell>
              <table:table-cell office:value-type="float" office:value="0.022666676">
                <text:p>0.022666676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0.0058646253">
                <text:p>0.0058646253</text:p>
              </table:table-cell>
              <table:table-cell office:value-type="float" office:value="0.013310541">
                <text:p>0.013310541</text:p>
              </table:table-cell>
              <table:table-cell office:value-type="float" office:value="0.022337254">
                <text:p>0.022337254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0.0055500977">
                <text:p>0.0055500977</text:p>
              </table:table-cell>
              <table:table-cell office:value-type="float" office:value="0.019965814">
                <text:p>0.019965814</text:p>
              </table:table-cell>
              <table:table-cell office:value-type="float" office:value="0.022007834">
                <text:p>0.022007834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0.005027535">
                <text:p>0.005027535</text:p>
              </table:table-cell>
              <table:table-cell office:value-type="float" office:value="0.0066552684">
                <text:p>0.0066552684</text:p>
              </table:table-cell>
              <table:table-cell office:value-type="float" office:value="0.021692138">
                <text:p>0.021692138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0.004900645">
                <text:p>0.004900645</text:p>
              </table:table-cell>
              <table:table-cell office:value-type="float" office:value="0.013310541">
                <text:p>0.013310541</text:p>
              </table:table-cell>
              <table:table-cell office:value-type="float" office:value="0.02137644">
                <text:p>0.02137644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0.0045686834">
                <text:p>0.0045686834</text:p>
              </table:table-cell>
              <table:table-cell office:value-type="float" office:value="0.013310541">
                <text:p>0.013310541</text:p>
              </table:table-cell>
              <table:table-cell office:value-type="float" office:value="0.021074466">
                <text:p>0.021074466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0.004232876">
                <text:p>0.004232876</text:p>
              </table:table-cell>
              <table:table-cell office:value-type="float" office:value="0">
                <text:p>0</text:p>
              </table:table-cell>
              <table:table-cell office:value-type="float" office:value="0.020772494">
                <text:p>0.020772494</text:p>
              </table:table-cell>
              <table:table-cell office:value-type="float" office:value="0.0201322">
                <text:p>0.02013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0.0042953123">
                <text:p>0.0042953123</text:p>
              </table:table-cell>
              <table:table-cell office:value-type="float" office:value="0.019965814">
                <text:p>0.019965814</text:p>
              </table:table-cell>
              <table:table-cell office:value-type="float" office:value="0.02047052">
                <text:p>0.02047052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0.0037589204">
                <text:p>0.003758920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20154823">
                <text:p>0.020154823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0.0036123502">
                <text:p>0.0036123502</text:p>
              </table:table-cell>
              <table:table-cell office:value-type="float" office:value="0.013310541">
                <text:p>0.013310541</text:p>
              </table:table-cell>
              <table:table-cell office:value-type="float" office:value="0.019866573">
                <text:p>0.019866573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0.0032657029">
                <text:p>0.0032657029</text:p>
              </table:table-cell>
              <table:table-cell office:value-type="float" office:value="0.013310541">
                <text:p>0.013310541</text:p>
              </table:table-cell>
              <table:table-cell office:value-type="float" office:value="0.019564599">
                <text:p>0.019564599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0.0029144464">
                <text:p>0.002914446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19262623">
                <text:p>0.019262623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0.0027575428">
                <text:p>0.0027575428</text:p>
              </table:table-cell>
              <table:table-cell office:value-type="float" office:value="0.013310541">
                <text:p>0.013310541</text:p>
              </table:table-cell>
              <table:table-cell office:value-type="float" office:value="0.018974373">
                <text:p>0.018974373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0.0023995866">
                <text:p>0.0023995866</text:p>
              </table:table-cell>
              <table:table-cell office:value-type="float" office:value="0">
                <text:p>0</text:p>
              </table:table-cell>
              <table:table-cell office:value-type="float" office:value="0.0186724">
                <text:p>0.0186724</text:p>
              </table:table-cell>
              <table:table-cell office:value-type="float" office:value="0.018302001">
                <text:p>0.018302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0.0024353897">
                <text:p>0.002435389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18397871">
                <text:p>0.018397871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0.0022729025">
                <text:p>0.002272902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18109621">
                <text:p>0.018109621</text:p>
              </table:table-cell>
              <table:table-cell office:value-type="float" office:value="0.0173869">
                <text:p>0.01738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0.0021049979">
                <text:p>0.0021049979</text:p>
              </table:table-cell>
              <table:table-cell office:value-type="float" office:value="0">
                <text:p>0</text:p>
              </table:table-cell>
              <table:table-cell office:value-type="float" office:value="0.01784882">
                <text:p>0.01784882</text:p>
              </table:table-cell>
              <table:table-cell office:value-type="float" office:value="0.018302001">
                <text:p>0.018302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0.0021378757">
                <text:p>0.002137875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17574292">
                <text:p>0.017574292</text:p>
              </table:table-cell>
              <table:table-cell office:value-type="float" office:value="0.0173869">
                <text:p>0.01738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0.001968916">
                <text:p>0.001968916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1731349">
                <text:p>0.01731349</text:p>
              </table:table-cell>
              <table:table-cell office:value-type="float" office:value="0.0173869">
                <text:p>0.01738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0.0017978443">
                <text:p>0.0017978443</text:p>
              </table:table-cell>
              <table:table-cell office:value-type="float" office:value="0">
                <text:p>0</text:p>
              </table:table-cell>
              <table:table-cell office:value-type="float" office:value="0.017052688">
                <text:p>0.017052688</text:p>
              </table:table-cell>
              <table:table-cell office:value-type="float" office:value="0.016471801">
                <text:p>0.0164718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0.0018242765">
                <text:p>0.0018242765</text:p>
              </table:table-cell>
              <table:table-cell office:value-type="float" office:value="0">
                <text:p>0</text:p>
              </table:table-cell>
              <table:table-cell office:value-type="float" office:value="0.016805608">
                <text:p>0.016805608</text:p>
              </table:table-cell>
              <table:table-cell office:value-type="float" office:value="0.016471801">
                <text:p>0.0164718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0.0018514997">
                <text:p>0.001851499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1655853">
                <text:p>0.01655853</text:p>
              </table:table-cell>
              <table:table-cell office:value-type="float" office:value="0.0155567005">
                <text:p>0.01555670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0.0016768835">
                <text:p>0.001676883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16325174">
                <text:p>0.016325174</text:p>
              </table:table-cell>
              <table:table-cell office:value-type="float" office:value="0.0173869">
                <text:p>0.01738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0.0015028279">
                <text:p>0.0015028279</text:p>
              </table:table-cell>
              <table:table-cell office:value-type="float" office:value="0">
                <text:p>0</text:p>
              </table:table-cell>
              <table:table-cell office:value-type="float" office:value="0.016064372">
                <text:p>0.016064372</text:p>
              </table:table-cell>
              <table:table-cell office:value-type="float" office:value="0.016471801">
                <text:p>0.0164718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0.001526304">
                <text:p>0.001526304</text:p>
              </table:table-cell>
              <table:table-cell office:value-type="float" office:value="0">
                <text:p>0</text:p>
              </table:table-cell>
              <table:table-cell office:value-type="float" office:value="0.015817292">
                <text:p>0.015817292</text:p>
              </table:table-cell>
              <table:table-cell office:value-type="float" office:value="0.014641601">
                <text:p>0.0146416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0.0015478036">
                <text:p>0.0015478036</text:p>
              </table:table-cell>
              <table:table-cell office:value-type="float" office:value="0">
                <text:p>0</text:p>
              </table:table-cell>
              <table:table-cell office:value-type="float" office:value="0.015597662">
                <text:p>0.015597662</text:p>
              </table:table-cell>
              <table:table-cell office:value-type="float" office:value="0.014641601">
                <text:p>0.0146416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0.0015699165">
                <text:p>0.001569916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15378032">
                <text:p>0.015378032</text:p>
              </table:table-cell>
              <table:table-cell office:value-type="float" office:value="0.013726501">
                <text:p>0.0137265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.014641601">
                <text:p>0.0146416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.0128114">
                <text:p>0.01281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.008235901">
                <text:p>0.0082359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.0036604002">
                <text:p>0.00366040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0.0013902169">
                <text:p>0.0013902169</text:p>
              </table:table-cell>
              <table:table-cell office:value-type="float" office:value="0">
                <text:p>0</text:p>
              </table:table-cell>
              <table:table-cell office:value-type="float" office:value="0.015172125">
                <text:p>0.0151721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